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642d6"/>
    </style:style>
    <style:style style:name="T2" style:family="text">
      <style:text-properties officeooo:rsid="000788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ee <text:span text:style-name="T1">1</text:span></text:h>
      <text:p text:style-name="Preformatted_20_Text">ANIO_DE_FABRICACION &gt; 1908</text:p>
      <text:p text:style-name="Preformatted_20_Text">| <text:s text:c="2"/>ANIO_DE_FABRICACION &gt; 2012.500</text:p>
      <text:p text:style-name="Preformatted_20_Text">| <text:s text:c="2"/>| <text:s text:c="2"/>ANIO_INGRESO &gt; 2012.500</text:p>
      <text:p text:style-name="Preformatted_20_Text">| <text:s text:c="2"/>| <text:s text:c="2"/>| <text:s text:c="2"/>ANIO_DE_FABRICACION &gt; 2015.500: MOTOCICLETA {PARTICULAR=39250, ALQUILER=20, MOTOCICLETA=139152, AUTOBUS=443, REMOLQUE=85, CAMION=1637, NACIONAL=1981, MISION INTERNACIONAL=169, DISCAPACITADOS=6, CUERPO DIPLOMATICO=152, MICROBUS(TRANSPORTE)=492, PROVISIONAL=0, CUERPO CONSULAR=7, VENDEDOR=5, OFICIAL=0, CRUZ ROJA=11, REPARADOR=0}</text:p>
      <text:p text:style-name="Preformatted_20_Text">| <text:s text:c="2"/>| <text:s text:c="2"/>| <text:s text:c="2"/>ANIO_DE_FABRICACION ≤ 2015.500</text:p>
      <text:p text:style-name="Preformatted_20_Text">| <text:s text:c="2"/>| <text:s text:c="2"/>| <text:s text:c="2"/>| <text:s text:c="2"/>ANIO_INGRESO &gt; 2016.500: PARTICULAR {PARTICULAR=25934, ALQUILER=82, MOTOCICLETA=1313, AUTOBUS=11, REMOLQUE=8, CAMION=65, NACIONAL=5, MISION INTERNACIONAL=11, DISCAPACITADOS=1, CUERPO DIPLOMATICO=23, MICROBUS(TRANSPORTE)=15, PROVISIONAL=0, CUERPO CONSULAR=0, VENDEDOR=0, OFICIAL=0, CRUZ ROJA=0, REPARADOR=0}</text:p>
      <text:p text:style-name="Preformatted_20_Text">| <text:s text:c="2"/>| <text:s text:c="2"/>| <text:s text:c="2"/>| <text:s text:c="2"/>ANIO_INGRESO ≤ 2016.500</text:p>
      <text:p text:style-name="Preformatted_20_Text">| <text:s text:c="2"/>| <text:s text:c="2"/>| <text:s text:c="2"/>| <text:s text:c="2"/>| <text:s text:c="2"/>ANIO_INGRESO &gt; 2015.500</text:p>
      <text:p text:style-name="Preformatted_20_Text">| <text:s text:c="2"/>| <text:s text:c="2"/>| <text:s text:c="2"/>| <text:s text:c="2"/>| <text:s text:c="2"/>| <text:s text:c="2"/>ANIO_DE_FABRICACION &gt; 2014.500: MOTOCICLETA {PARTICULAR=2118, ALQUILER=7, MOTOCICLETA=3677, AUTOBUS=2, REMOLQUE=9, CAMION=33, NACIONAL=11, MISION INTERNACIONAL=5, DISCAPACITADOS=1, CUERPO DIPLOMATICO=10, MICROBUS(TRANSPORTE)=22, PROVISIONAL=0, CUERPO CONSULAR=0, VENDEDOR=0, OFICIAL=0, CRUZ ROJA=0, REPARADOR=0}</text:p>
      <text:p text:style-name="Preformatted_20_Text">| <text:s text:c="2"/>| <text:s text:c="2"/>| <text:s text:c="2"/>| <text:s text:c="2"/>| <text:s text:c="2"/>| <text:s text:c="2"/>ANIO_DE_FABRICACION ≤ 2014.500: PARTICULAR {PARTICULAR=6375, ALQUILER=26, MOTOCICLETA=1095, AUTOBUS=3, REMOLQUE=1, CAMION=6, NACIONAL=2, MISION INTERNACIONAL=9, DISCAPACITADOS=2, CUERPO DIPLOMATICO=12, MICROBUS(TRANSPORTE)=28, PROVISIONAL=0, CUERPO CONSULAR=0, VENDEDOR=0, OFICIAL=0, CRUZ ROJA=1, REPARADOR=0}</text:p>
      <text:p text:style-name="Preformatted_20_Text">| <text:s text:c="2"/>| <text:s text:c="2"/>| <text:s text:c="2"/>| <text:s text:c="2"/>| <text:s text:c="2"/>ANIO_INGRESO ≤ 2015.500: MOTOCICLETA {PARTICULAR=31336, ALQUILER=36, MOTOCICLETA=76309, AUTOBUS=215, REMOLQUE=101, CAMION=899, NACIONAL=1074, MISION INTERNACIONAL=93, DISCAPACITADOS=17, CUERPO DIPLOMATICO=110, MICROBUS(TRANSPORTE)=437, PROVISIONAL=0, CUERPO CONSULAR=5, VENDEDOR=2, OFICIAL=0, CRUZ ROJA=7, REPARADOR=0}</text:p>
      <text:p text:style-name="Preformatted_20_Text">| <text:s text:c="2"/>| <text:s text:c="2"/>ANIO_INGRESO ≤ 2012.500: PARTICULAR {PARTICULAR=3518, ALQUILER=13, MOTOCICLETA=1610, AUTOBUS=0, REMOLQUE=0, CAMION=84, NACIONAL=149, MISION INTERNACIONAL=17, DISCAPACITADOS=0, CUERPO DIPLOMATICO=7, MICROBUS(TRANSPORTE)=2, PROVISIONAL=0, CUERPO CONSULAR=3, VENDEDOR=0, OFICIAL=0, CRUZ ROJA=0, REPARADOR=0}</text:p>
      <text:p text:style-name="Preformatted_20_Text">| <text:s text:c="2"/>ANIO_DE_FABRICACION ≤ 2012.500</text:p>
      <text:p text:style-name="Preformatted_20_Text">| <text:s text:c="2"/>| <text:s text:c="2"/>ANIO_DE_FABRICACION &gt; 2010.500</text:p>
      <text:p text:style-name="Preformatted_20_Text">| <text:s text:c="2"/>| <text:s text:c="2"/>| <text:s text:c="2"/>ANIO_INGRESO &gt; 2014.500: PARTICULAR {PARTICULAR=32194, ALQUILER=128, MOTOCICLETA=680, AUTOBUS=55, REMOLQUE=14, CAMION=156, NACIONAL=6, MISION INTERNACIONAL=10, DISCAPACITADOS=0, CUERPO DIPLOMATICO=31, MICROBUS(TRANSPORTE)=12, PROVISIONAL=0, CUERPO CONSULAR=0, VENDEDOR=0, OFICIAL=0, CRUZ ROJA=0, REPARADOR=0}</text:p>
      <text:p text:style-name="Preformatted_20_Text">| <text:s text:c="2"/>| <text:s text:c="2"/>| <text:s text:c="2"/>ANIO_INGRESO ≤ 2014.500</text:p>
      <text:p text:style-name="Preformatted_20_Text">| <text:s text:c="2"/>| <text:s text:c="2"/>| <text:s text:c="2"/>| <text:s text:c="2"/>ANIO_INGRESO &gt; 2013.500: PARTICULAR {PARTICULAR=2533, ALQUILER=7, MOTOCICLETA=755, AUTOBUS=3, REMOLQUE=5, CAMION=6, NACIONAL=2, MISION INTERNACIONAL=6, DISCAPACITADOS=1, CUERPO DIPLOMATICO=15, MICROBUS(TRANSPORTE)=7, PROVISIONAL=0, CUERPO CONSULAR=0, VENDEDOR=0, OFICIAL=0, CRUZ ROJA=0, REPARADOR=0}</text:p>
      <text:p text:style-name="Preformatted_20_Text">| <text:s text:c="2"/>| <text:s text:c="2"/>| <text:s text:c="2"/>| <text:s text:c="2"/>ANIO_INGRESO ≤ 2013.500</text:p>
      <text:p text:style-name="Preformatted_20_Text">| <text:s text:c="2"/>| <text:s text:c="2"/>| <text:s text:c="2"/>| <text:s text:c="2"/>| <text:s text:c="2"/>ANIO_INGRESO &gt; 2010.500</text:p>
      <text:p text:style-name="Preformatted_20_Text">| <text:s text:c="2"/>| <text:s text:c="2"/>| <text:s text:c="2"/>| <text:s text:c="2"/>| <text:s text:c="2"/>| <text:s text:c="2"/>ANIO_INGRESO &gt; 2011.500: MOTOCICLETA {PARTICULAR=9156, ALQUILER=9, MOTOCICLETA=21358, AUTOBUS=55, REMOLQUE=40, CAMION=222, NACIONAL=539, MISION INTERNACIONAL=39, DISCAPACITADOS=9, CUERPO DIPLOMATICO=48, MICROBUS(TRANSPORTE)=185, PROVISIONAL=0, CUERPO CONSULAR=5, VENDEDOR=9, OFICIAL=0, CRUZ ROJA=2, REPARADOR=0}</text:p>
      <text:p text:style-name="Preformatted_20_Text">| <text:s text:c="2"/>| <text:s text:c="2"/>| <text:s text:c="2"/>| <text:s text:c="2"/>| <text:s text:c="2"/>| <text:s text:c="2"/>ANIO_INGRESO ≤ 2011.500</text:p>
      <text:p text:style-name="Preformatted_20_Text">| <text:s text:c="2"/>| <text:s text:c="2"/>| <text:s text:c="2"/>| <text:s text:c="2"/>| <text:s text:c="2"/>| <text:s text:c="2"/>| <text:s text:c="2"/>ANIO_DE_FABRICACION &gt; 2011.500: PARTICULAR {PARTICULAR=2903, ALQUILER=5, MOTOCICLETA=1953, AUTOBUS=3, REMOLQUE=6, CAMION=41, <text:soft-page-break/>NACIONAL=136, MISION INTERNACIONAL=8, DISCAPACITADOS=2, CUERPO DIPLOMATICO=8, MICROBUS(TRANSPORTE)=10, PROVISIONAL=0, CUERPO CONSULAR=1, VENDEDOR=0, OFICIAL=0, CRUZ ROJA=1, REPARADOR=0}</text:p>
      <text:p text:style-name="Preformatted_20_Text">| <text:s text:c="2"/>| <text:s text:c="2"/>| <text:s text:c="2"/>| <text:s text:c="2"/>| <text:s text:c="2"/>| <text:s text:c="2"/>| <text:s text:c="2"/>ANIO_DE_FABRICACION ≤ 2011.500: MOTOCICLETA {PARTICULAR=4857, ALQUILER=2, MOTOCICLETA=8539, AUTOBUS=24, REMOLQUE=17, CAMION=92, NACIONAL=434, MISION INTERNACIONAL=23, DISCAPACITADOS=5, CUERPO DIPLOMATICO=15, MICROBUS(TRANSPORTE)=128, PROVISIONAL=0, CUERPO CONSULAR=6, VENDEDOR=0, OFICIAL=0, CRUZ ROJA=1, REPARADOR=0}</text:p>
      <text:p text:style-name="Preformatted_20_Text">| <text:s text:c="2"/>| <text:s text:c="2"/>| <text:s text:c="2"/>| <text:s text:c="2"/>| <text:s text:c="2"/>ANIO_INGRESO ≤ 2010.500: PARTICULAR {PARTICULAR=1908, ALQUILER=0, MOTOCICLETA=969, AUTOBUS=0, REMOLQUE=2, CAMION=42, NACIONAL=367, MISION INTERNACIONAL=8, DISCAPACITADOS=0, CUERPO DIPLOMATICO=4, MICROBUS(TRANSPORTE)=10, PROVISIONAL=0, CUERPO CONSULAR=5, VENDEDOR=0, OFICIAL=0, CRUZ ROJA=0, REPARADOR=0}</text:p>
      <text:p text:style-name="Preformatted_20_Text">| <text:s text:c="2"/>| <text:s text:c="2"/>ANIO_DE_FABRICACION ≤ 2010.500</text:p>
      <text:p text:style-name="Preformatted_20_Text">| <text:s text:c="2"/>| <text:s text:c="2"/>| <text:s text:c="2"/>ANIO_INGRESO &gt; 1991.500</text:p>
      <text:p text:style-name="Preformatted_20_Text">| <text:s text:c="2"/>| <text:s text:c="2"/>| <text:s text:c="2"/>| <text:s text:c="2"/>ANIO_DE_FABRICACION &gt; 1970.500</text:p>
      <text:p text:style-name="Preformatted_20_Text">| <text:s text:c="2"/>| <text:s text:c="2"/>| <text:s text:c="2"/>| <text:s text:c="2"/>| <text:s text:c="2"/>ANIO_DE_FABRICACION &gt; 1974.500</text:p>
      <text:p text:style-name="Preformatted_20_Text">| <text:s text:c="2"/>| <text:s text:c="2"/>| <text:s text:c="2"/>| <text:s text:c="2"/>| <text:s text:c="2"/>| <text:s text:c="2"/>ANIO_DE_FABRICACION &gt; 1978.500</text:p>
      <text:p text:style-name="Preformatted_20_Text">| <text:s text:c="2"/>| <text:s text:c="2"/>| <text:s text:c="2"/>| <text:s text:c="2"/>| <text:s text:c="2"/>| <text:s text:c="2"/>| <text:s text:c="2"/>ANIO_DE_FABRICACION &gt; 2005.500: PARTICULAR {PARTICULAR=184745, ALQUILER=1798, MOTOCICLETA=46113, AUTOBUS=2441, REMOLQUE=633, CAMION=4649, NACIONAL=3124, MISION INTERNACIONAL=185, DISCAPACITADOS=46, CUERPO DIPLOMATICO=247, MICROBUS(TRANSPORTE)=963, PROVISIONAL=2, CUERPO CONSULAR=15, VENDEDOR=71, OFICIAL=0, CRUZ ROJA=15, REPARADOR=0}</text:p>
      <text:p text:style-name="Preformatted_20_Text">| <text:s text:c="2"/>| <text:s text:c="2"/>| <text:s text:c="2"/>| <text:s text:c="2"/>| <text:s text:c="2"/>| <text:s text:c="2"/>| <text:s text:c="2"/>ANIO_DE_FABRICACION ≤ 2005.500</text:p>
      <text:p text:style-name="Preformatted_20_Text">| <text:s text:c="2"/>| <text:s text:c="2"/>| <text:s text:c="2"/>| <text:s text:c="2"/>| <text:s text:c="2"/>| <text:s text:c="2"/>| <text:s text:c="2"/>| <text:s text:c="2"/>ANIO_INGRESO &gt; 2015.500: CAMION {PARTICULAR=209, ALQUILER=0, MOTOCICLETA=18, AUTOBUS=322, REMOLQUE=2075, CAMION=2685, NACIONAL=40, MISION INTERNACIONAL=3, DISCAPACITADOS=0, CUERPO DIPLOMATICO=6, MICROBUS(TRANSPORTE)=7, PROVISIONAL=0, CUERPO CONSULAR=0, VENDEDOR=0, OFICIAL=0, CRUZ ROJA=4, REPARADOR=0}</text:p>
      <text:p text:style-name="Preformatted_20_Text">| <text:s text:c="2"/>| <text:s text:c="2"/>| <text:s text:c="2"/>| <text:s text:c="2"/>| <text:s text:c="2"/>| <text:s text:c="2"/>| <text:s text:c="2"/>| <text:s text:c="2"/>ANIO_INGRESO ≤ 2015.500: PARTICULAR {PARTICULAR=465217, ALQUILER=4957, MOTOCICLETA=43288, AUTOBUS=12482, REMOLQUE=9563, CAMION=51540, NACIONAL=8293, MISION INTERNACIONAL=334, DISCAPACITADOS=70, CUERPO DIPLOMATICO=353, MICROBUS(TRANSPORTE)=4494, PROVISIONAL=35, CUERPO CONSULAR=20, VENDEDOR=78, OFICIAL=2, CRUZ ROJA=109, REPARADOR=1}</text:p>
      <text:p text:style-name="Preformatted_20_Text">| <text:s text:c="2"/>| <text:s text:c="2"/>| <text:s text:c="2"/>| <text:s text:c="2"/>| <text:s text:c="2"/>| <text:s text:c="2"/>ANIO_DE_FABRICACION ≤ 1978.500</text:p>
      <text:p text:style-name="Preformatted_20_Text">| <text:s text:c="2"/>| <text:s text:c="2"/>| <text:s text:c="2"/>| <text:s text:c="2"/>| <text:s text:c="2"/>| <text:s text:c="2"/>| <text:s text:c="2"/>ANIO_INGRESO &gt; 2006.500: REMOLQUE {PARTICULAR=16, ALQUILER=0, MOTOCICLETA=2, AUTOBUS=0, REMOLQUE=180, CAMION=7, NACIONAL=2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| <text:s text:c="2"/>| <text:s text:c="2"/>| <text:s text:c="2"/>| <text:s text:c="2"/>ANIO_INGRESO ≤ 2006.500</text:p>
      <text:p text:style-name="Preformatted_20_Text">| <text:s text:c="2"/>| <text:s text:c="2"/>| <text:s text:c="2"/>| <text:s text:c="2"/>| <text:s text:c="2"/>| <text:s text:c="2"/>| <text:s text:c="2"/>| <text:s text:c="2"/>ANIO_INGRESO &gt; 2004.500: CAMION {PARTICULAR=2, ALQUILER=0, MOTOCICLETA=0, AUTOBUS=0, REMOLQUE=4, CAMION=10, NACIONAL=0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| <text:s text:c="2"/>| <text:s text:c="2"/>| <text:s text:c="2"/>| <text:s text:c="2"/>| <text:s text:c="2"/>ANIO_INGRESO ≤ 2004.500: PARTICULAR {PARTICULAR=4215, ALQUILER=63, MOTOCICLETA=2519, AUTOBUS=385, REMOLQUE=935, CAMION=992, NACIONAL=25, MISION INTERNACIONAL=1, DISCAPACITADOS=2, CUERPO DIPLOMATICO=0, MICROBUS(TRANSPORTE)=66, PROVISIONAL=0, CUERPO CONSULAR=0, VENDEDOR=0, OFICIAL=0, CRUZ ROJA=2, REPARADOR=1}</text:p>
      <text:p text:style-name="Preformatted_20_Text">| <text:s text:c="2"/>| <text:s text:c="2"/>| <text:s text:c="2"/>| <text:s text:c="2"/>| <text:s text:c="2"/>ANIO_DE_FABRICACION ≤ 1974.500</text:p>
      <text:p text:style-name="Preformatted_20_Text">| <text:s text:c="2"/>| <text:s text:c="2"/>| <text:s text:c="2"/>| <text:s text:c="2"/>| <text:s text:c="2"/>| <text:s text:c="2"/>ANIO_INGRESO &gt; 2009.500: REMOLQUE {PARTICULAR=10, ALQUILER=0, MOTOCICLETA=1, AUTOBUS=0, REMOLQUE=88, CAMION=0, NACIONAL=0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| <text:s text:c="2"/>| <text:s text:c="2"/>| <text:s text:c="2"/>ANIO_INGRESO ≤ 2009.500</text:p>
      <text:p text:style-name="Preformatted_20_Text">| <text:s text:c="2"/>| <text:s text:c="2"/>| <text:s text:c="2"/>| <text:s text:c="2"/>| <text:s text:c="2"/>| <text:s text:c="2"/>| <text:s text:c="2"/>ANIO_INGRESO &gt; 1993.500</text:p>
      <text:p text:style-name="Preformatted_20_Text">| <text:s text:c="2"/>| <text:s text:c="2"/>| <text:s text:c="2"/>| <text:s text:c="2"/>| <text:s text:c="2"/>| <text:s text:c="2"/>| <text:s text:c="2"/>| <text:s text:c="2"/>ANIO_INGRESO &gt; 1994.500: REMOLQUE {PARTICULAR=440, ALQUILER=0, MOTOCICLETA=295, AUTOBUS=32, REMOLQUE=567, CAMION=223, NACIONAL=1, MISION INTERNACIONAL=0, DISCAPACITADOS=0, CUERPO DIPLOMATICO=0, <text:soft-page-break/>MICROBUS(TRANSPORTE)=2, PROVISIONAL=0, CUERPO CONSULAR=0, VENDEDOR=0, OFICIAL=0, CRUZ ROJA=1, REPARADOR=0}</text:p>
      <text:p text:style-name="Preformatted_20_Text">| <text:s text:c="2"/>| <text:s text:c="2"/>| <text:s text:c="2"/>| <text:s text:c="2"/>| <text:s text:c="2"/>| <text:s text:c="2"/>| <text:s text:c="2"/>| <text:s text:c="2"/>ANIO_INGRESO ≤ 1994.500: MOTOCICLETA {PARTICULAR=156, ALQUILER=2, MOTOCICLETA=580, AUTOBUS=44, REMOLQUE=341, CAMION=43, NACIONAL=14, MISION INTERNACIONAL=0, DISCAPACITADOS=0, CUERPO DIPLOMATICO=0, MICROBUS(TRANSPORTE)=7, PROVISIONAL=0, CUERPO CONSULAR=0, VENDEDOR=0, OFICIAL=0, CRUZ ROJA=0, REPARADOR=0}</text:p>
      <text:p text:style-name="Preformatted_20_Text">| <text:s text:c="2"/>| <text:s text:c="2"/>| <text:s text:c="2"/>| <text:s text:c="2"/>| <text:s text:c="2"/>| <text:s text:c="2"/>| <text:s text:c="2"/>ANIO_INGRESO ≤ 1993.500: PARTICULAR {PARTICULAR=496, ALQUILER=30, MOTOCICLETA=105, AUTOBUS=71, REMOLQUE=150, CAMION=149, NACIONAL=2, MISION INTERNACIONAL=0, DISCAPACITADOS=0, CUERPO DIPLOMATICO=0, MICROBUS(TRANSPORTE)=15, PROVISIONAL=0, CUERPO CONSULAR=0, VENDEDOR=0, OFICIAL=0, CRUZ ROJA=0, REPARADOR=0}</text:p>
      <text:p text:style-name="Preformatted_20_Text">| <text:s text:c="2"/>| <text:s text:c="2"/>| <text:s text:c="2"/>| <text:s text:c="2"/>ANIO_DE_FABRICACION ≤ 1970.500</text:p>
      <text:p text:style-name="Preformatted_20_Text">| <text:s text:c="2"/>| <text:s text:c="2"/>| <text:s text:c="2"/>| <text:s text:c="2"/>| <text:s text:c="2"/>ANIO_DE_FABRICACION &gt; 1938</text:p>
      <text:p text:style-name="Preformatted_20_Text">| <text:s text:c="2"/>| <text:s text:c="2"/>| <text:s text:c="2"/>| <text:s text:c="2"/>| <text:s text:c="2"/>| <text:s text:c="2"/>ANIO_INGRESO &gt; 1993.500</text:p>
      <text:p text:style-name="Preformatted_20_Text">| <text:s text:c="2"/>| <text:s text:c="2"/>| <text:s text:c="2"/>| <text:s text:c="2"/>| <text:s text:c="2"/>| <text:s text:c="2"/>| <text:s text:c="2"/>ANIO_INGRESO &gt; 2009.500</text:p>
      <text:p text:style-name="Preformatted_20_Text">| <text:s text:c="2"/>| <text:s text:c="2"/>| <text:s text:c="2"/>| <text:s text:c="2"/>| <text:s text:c="2"/>| <text:s text:c="2"/>| <text:s text:c="2"/>| <text:s text:c="2"/>ANIO_DE_FABRICACION &gt; 1956.500: REMOLQUE {PARTICULAR=19, ALQUILER=0, MOTOCICLETA=0, AUTOBUS=0, REMOLQUE=126, CAMION=0, NACIONAL=0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| <text:s text:c="2"/>| <text:s text:c="2"/>| <text:s text:c="2"/>| <text:s text:c="2"/>| <text:s text:c="2"/>ANIO_DE_FABRICACION ≤ 1956.500: PARTICULAR {PARTICULAR=3, ALQUILER=0, MOTOCICLETA=0, AUTOBUS=0, REMOLQUE=0, CAMION=0, NACIONAL=0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| <text:s text:c="2"/>| <text:s text:c="2"/>| <text:s text:c="2"/>| <text:s text:c="2"/>ANIO_INGRESO ≤ 2009.500: REMOLQUE {PARTICULAR=256, ALQUILER=1, MOTOCICLETA=308, AUTOBUS=75, REMOLQUE=1175, CAMION=181, NACIONAL=14, MISION INTERNACIONAL=0, DISCAPACITADOS=0, CUERPO DIPLOMATICO=0, MICROBUS(TRANSPORTE)=0, PROVISIONAL=0, CUERPO CONSULAR=0, VENDEDOR=0, OFICIAL=0, CRUZ ROJA=0, REPARADOR=1}</text:p>
      <text:p text:style-name="Preformatted_20_Text">| <text:s text:c="2"/>| <text:s text:c="2"/>| <text:s text:c="2"/>| <text:s text:c="2"/>| <text:s text:c="2"/>| <text:s text:c="2"/>ANIO_INGRESO ≤ 1993.500</text:p>
      <text:p text:style-name="Preformatted_20_Text">| <text:s text:c="2"/>| <text:s text:c="2"/>| <text:s text:c="2"/>| <text:s text:c="2"/>| <text:s text:c="2"/>| <text:s text:c="2"/>| <text:s text:c="2"/>ANIO_DE_FABRICACION &gt; 1948.500: PARTICULAR {PARTICULAR=191, ALQUILER=17, MOTOCICLETA=15, AUTOBUS=68, REMOLQUE=150, CAMION=59, NACIONAL=0, MISION INTERNACIONAL=0, DISCAPACITADOS=0, CUERPO DIPLOMATICO=0, MICROBUS(TRANSPORTE)=1, PROVISIONAL=0, CUERPO CONSULAR=0, VENDEDOR=0, OFICIAL=0, CRUZ ROJA=0, REPARADOR=0}</text:p>
      <text:p text:style-name="Preformatted_20_Text">| <text:s text:c="2"/>| <text:s text:c="2"/>| <text:s text:c="2"/>| <text:s text:c="2"/>| <text:s text:c="2"/>| <text:s text:c="2"/>| <text:s text:c="2"/>ANIO_DE_FABRICACION ≤ 1948.500: REMOLQUE {PARTICULAR=0, ALQUILER=0, MOTOCICLETA=0, AUTOBUS=0, REMOLQUE=2, CAMION=0, NACIONAL=0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| <text:s text:c="2"/>| <text:s text:c="2"/>ANIO_DE_FABRICACION ≤ 1938: PARTICULAR {PARTICULAR=11, ALQUILER=0, MOTOCICLETA=0, AUTOBUS=0, REMOLQUE=0, CAMION=1, NACIONAL=1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ANIO_INGRESO ≤ 1991.500: PARTICULAR {PARTICULAR=134947, ALQUILER=2750, MOTOCICLETA=0, AUTOBUS=3757, REMOLQUE=4, CAMION=8563, NACIONAL=1561, MISION INTERNACIONAL=0, DISCAPACITADOS=7, CUERPO DIPLOMATICO=4, MICROBUS(TRANSPORTE)=544, PROVISIONAL=1, CUERPO CONSULAR=1, VENDEDOR=0, OFICIAL=1, CRUZ ROJA=1, REPARADOR=5}</text:p>
      <text:p text:style-name="Preformatted_20_Text">ANIO_DE_FABRICACION ≤ 1908</text:p>
      <text:p text:style-name="Preformatted_20_Text">| <text:s text:c="2"/>ANIO_DE_FABRICACION &gt; 84.500</text:p>
      <text:p text:style-name="Preformatted_20_Text">| <text:s text:c="2"/>| <text:s text:c="2"/>ANIO_DE_FABRICACION &gt; 997</text:p>
      <text:p text:style-name="Preformatted_20_Text">| <text:s text:c="2"/>| <text:s text:c="2"/>| <text:s text:c="2"/>ANIO_INGRESO &gt; 1976.500</text:p>
      <text:p text:style-name="Preformatted_20_Text">| <text:s text:c="2"/>| <text:s text:c="2"/>| <text:s text:c="2"/>| <text:s text:c="2"/>ANIO_INGRESO &gt; 1989.500: VENDEDOR {PARTICULAR=0, ALQUILER=0, MOTOCICLETA=0, AUTOBUS=0, REMOLQUE=23, CAMION=0, NACIONAL=0, MISION INTERNACIONAL=0, DISCAPACITADOS=0, CUERPO DIPLOMATICO=0, MICROBUS(TRANSPORTE)=0, PROVISIONAL=0, CUERPO CONSULAR=0, VENDEDOR=92, OFICIAL=0, CRUZ ROJA=0, REPARADOR=0}</text:p>
      <text:p text:style-name="Preformatted_20_Text">| <text:s text:c="2"/>| <text:s text:c="2"/>| <text:s text:c="2"/>| <text:s text:c="2"/>ANIO_INGRESO ≤ 1989.500</text:p>
      <text:p text:style-name="Preformatted_20_Text">| <text:s text:c="2"/>| <text:s text:c="2"/>| <text:s text:c="2"/>| <text:s text:c="2"/>| <text:s text:c="2"/>ANIO_INGRESO &gt; 1978.500</text:p>
      <text:p text:style-name="Preformatted_20_Text"><text:soft-page-break/>| <text:s text:c="2"/>| <text:s text:c="2"/>| <text:s text:c="2"/>| <text:s text:c="2"/>| <text:s text:c="2"/>| <text:s text:c="2"/>ANIO_INGRESO &gt; 1983.500: VENDEDOR {PARTICULAR=18, ALQUILER=0, MOTOCICLETA=0, AUTOBUS=0, REMOLQUE=0, CAMION=3, NACIONAL=3, MISION INTERNACIONAL=0, DISCAPACITADOS=0, CUERPO DIPLOMATICO=0, MICROBUS(TRANSPORTE)=0, PROVISIONAL=0, CUERPO CONSULAR=0, VENDEDOR=58, OFICIAL=0, CRUZ ROJA=0, REPARADOR=1}</text:p>
      <text:p text:style-name="Preformatted_20_Text">| <text:s text:c="2"/>| <text:s text:c="2"/>| <text:s text:c="2"/>| <text:s text:c="2"/>| <text:s text:c="2"/>| <text:s text:c="2"/>ANIO_INGRESO ≤ 1983.500</text:p>
      <text:p text:style-name="Preformatted_20_Text">| <text:s text:c="2"/>| <text:s text:c="2"/>| <text:s text:c="2"/>| <text:s text:c="2"/>| <text:s text:c="2"/>| <text:s text:c="2"/>| <text:s text:c="2"/>ANIO_INGRESO &gt; 1979.500: PARTICULAR {PARTICULAR=13, ALQUILER=0, MOTOCICLETA=0, AUTOBUS=0, REMOLQUE=0, CAMION=0, NACIONAL=0, MISION INTERNACIONAL=0, DISCAPACITADOS=0, CUERPO DIPLOMATICO=0, MICROBUS(TRANSPORTE)=0, PROVISIONAL=0, CUERPO CONSULAR=0, VENDEDOR=1, OFICIAL=0, CRUZ ROJA=0, REPARADOR=1}</text:p>
      <text:p text:style-name="Preformatted_20_Text">| <text:s text:c="2"/>| <text:s text:c="2"/>| <text:s text:c="2"/>| <text:s text:c="2"/>| <text:s text:c="2"/>| <text:s text:c="2"/>| <text:s text:c="2"/>ANIO_INGRESO ≤ 1979.500: VENDEDOR {PARTICULAR=1, ALQUILER=0, MOTOCICLETA=0, AUTOBUS=0, REMOLQUE=0, CAMION=0, NACIONAL=0, MISION INTERNACIONAL=0, DISCAPACITADOS=0, CUERPO DIPLOMATICO=0, MICROBUS(TRANSPORTE)=0, PROVISIONAL=0, CUERPO CONSULAR=0, VENDEDOR=10, OFICIAL=0, CRUZ ROJA=0, REPARADOR=0}</text:p>
      <text:p text:style-name="Preformatted_20_Text">| <text:s text:c="2"/>| <text:s text:c="2"/>| <text:s text:c="2"/>| <text:s text:c="2"/>| <text:s text:c="2"/>ANIO_INGRESO ≤ 1978.500: VENDEDOR {PARTICULAR=0, ALQUILER=0, MOTOCICLETA=0, AUTOBUS=0, REMOLQUE=1, CAMION=1, NACIONAL=0, MISION INTERNACIONAL=0, DISCAPACITADOS=0, CUERPO DIPLOMATICO=0, MICROBUS(TRANSPORTE)=0, PROVISIONAL=0, CUERPO CONSULAR=0, VENDEDOR=10, OFICIAL=0, CRUZ ROJA=0, REPARADOR=0}</text:p>
      <text:p text:style-name="Preformatted_20_Text">| <text:s text:c="2"/>| <text:s text:c="2"/>| <text:s text:c="2"/>ANIO_INGRESO ≤ 1976.500: PARTICULAR {PARTICULAR=2, ALQUILER=0, MOTOCICLETA=0, AUTOBUS=0, REMOLQUE=0, CAMION=0, NACIONAL=0, MISION INTERNACIONAL=0, DISCAPACITADOS=0, CUERPO DIPLOMATICO=0, MICROBUS(TRANSPORTE)=0, PROVISIONAL=0, CUERPO CONSULAR=0, VENDEDOR=0, OFICIAL=0, CRUZ ROJA=0, REPARADOR=0}</text:p>
      <text:p text:style-name="Preformatted_20_Text">| <text:s text:c="2"/>| <text:s text:c="2"/>ANIO_DE_FABRICACION ≤ 997: PARTICULAR {PARTICULAR=2, ALQUILER=0, MOTOCICLETA=0, AUTOBUS=0, REMOLQUE=0, CAMION=0, NACIONAL=0, MISION INTERNACIONAL=0, DISCAPACITADOS=0, CUERPO DIPLOMATICO=0, MICROBUS(TRANSPORTE)=0, PROVISIONAL=0, CUERPO CONSULAR=0, VENDEDOR=0, OFICIAL=0, CRUZ ROJA=0, REPARADOR=0}</text:p>
      <text:p text:style-name="Preformatted_20_Text">| <text:s text:c="2"/>ANIO_DE_FABRICACION ≤ 84.500</text:p>
      <text:p text:style-name="Preformatted_20_Text">| <text:s text:c="2"/>| <text:s text:c="2"/>ANIO_DE_FABRICACION &gt; 51.500: MOTOCICLETA {PARTICULAR=0, ALQUILER=0, MOTOCICLETA=2, AUTOBUS=0, REMOLQUE=0, CAMION=0, NACIONAL=0, MISION INTERNACIONAL=0, DISCAPACITADOS=0, CUERPO DIPLOMATICO=0, MICROBUS(TRANSPORTE)=0, PROVISIONAL=0, CUERPO CONSULAR=0, VENDEDOR=0, OFICIAL=0, CRUZ ROJA=0, REPARADOR=0}</text:p>
      <text:p text:style-name="P2">| <text:s text:c="2"/>| <text:s text:c="2"/>ANIO_DE_FABRICACION ≤ 51.500: VENDEDOR {PARTICULAR=0, ALQUILER=0, MOTOCICLETA=1, AUTOBUS=0, REMOLQUE=2, CAMION=0, NACIONAL=0, MISION INTERNACIONAL=0, DISCAPACITADOS=0, CUERPO DIPLOMATICO=0, MICROBUS(TRANSPORTE)=0, PROVISIONAL=0, CUERPO CONSULAR=0, VENDEDOR=3, OFICIAL=0, CRUZ ROJA=0, REPARADOR=0}</text:p>
      <text:p text:style-name="Standard"/>
      <text:h text:style-name="P1" text:outline-level="1">Tree <text:span text:style-name="T1">2</text:span></text:h>
      <text:p text:style-name="Preformatted_20_Text">ANIO_DE_FABRICACION &gt; 1908</text:p>
      <text:p text:style-name="Preformatted_20_Text">| <text:s text:c="2"/>ANIO_DE_FABRICACION &gt; 2012.500</text:p>
      <text:p text:style-name="Preformatted_20_Text">| <text:s text:c="2"/>| <text:s text:c="2"/>ANIO_INGRESO &gt; 2012.500</text:p>
      <text:p text:style-name="Preformatted_20_Text">| <text:s text:c="2"/>| <text:s text:c="2"/>| <text:s text:c="2"/>ANIO_DE_FABRICACION &gt; 2015.500: MOTOCICLETA {PARTICULAR=39250, ALQUILER=20, MOTOCICLETA=139152, AUTOBUS=443, REMOLQUE=85, CAMION=1637, NACIONAL=1981, MISION INTERNACIONAL=169, DISCAPACITADOS=6, CUERPO DIPLOMATICO=152, MICROBUS(TRANSPORTE)=492, PROVISIONAL=0, CUERPO CONSULAR=7, VENDEDOR=5, OFICIAL=0, CRUZ ROJA=11, REPARADOR=0}</text:p>
      <text:p text:style-name="Preformatted_20_Text">| <text:s text:c="2"/>| <text:s text:c="2"/>| <text:s text:c="2"/>ANIO_DE_FABRICACION ≤ 2015.500</text:p>
      <text:p text:style-name="Preformatted_20_Text">| <text:s text:c="2"/>| <text:s text:c="2"/>| <text:s text:c="2"/>| <text:s text:c="2"/>ANIO_INGRESO &gt; 2016.500: PARTICULAR {PARTICULAR=25934, ALQUILER=82, MOTOCICLETA=1313, AUTOBUS=11, REMOLQUE=8, CAMION=65, NACIONAL=5, MISION INTERNACIONAL=11, DISCAPACITADOS=1, CUERPO DIPLOMATICO=23, MICROBUS(TRANSPORTE)=15, PROVISIONAL=0, CUERPO CONSULAR=0, VENDEDOR=0, OFICIAL=0, CRUZ ROJA=0, REPARADOR=0}</text:p>
      <text:p text:style-name="Preformatted_20_Text">| <text:s text:c="2"/>| <text:s text:c="2"/>| <text:s text:c="2"/>| <text:s text:c="2"/>ANIO_INGRESO ≤ 2016.500</text:p>
      <text:p text:style-name="Preformatted_20_Text">| <text:s text:c="2"/>| <text:s text:c="2"/>| <text:s text:c="2"/>| <text:s text:c="2"/>| <text:s text:c="2"/>ANIO_INGRESO &gt; 2015.500</text:p>
      <text:p text:style-name="Preformatted_20_Text">| <text:s text:c="2"/>| <text:s text:c="2"/>| <text:s text:c="2"/>| <text:s text:c="2"/>| <text:s text:c="2"/>| <text:s text:c="2"/>ANIO_DE_FABRICACION &gt; 2014.500: MOTOCICLETA {PARTICULAR=2118, ALQUILER=7, MOTOCICLETA=3677, AUTOBUS=2, REMOLQUE=9, CAMION=33, NACIONAL=11, MISION INTERNACIONAL=5, DISCAPACITADOS=1, CUERPO DIPLOMATICO=10, MICROBUS(TRANSPORTE)=22, PROVISIONAL=0, CUERPO CONSULAR=0, VENDEDOR=0, OFICIAL=0, CRUZ ROJA=0, REPARADOR=0}</text:p>
      <text:p text:style-name="Preformatted_20_Text">| <text:s text:c="2"/>| <text:s text:c="2"/>| <text:s text:c="2"/>| <text:s text:c="2"/>| <text:s text:c="2"/>| <text:s text:c="2"/>ANIO_DE_FABRICACION ≤ 2014.500: PARTICULAR {PARTICULAR=6375, ALQUILER=26, MOTOCICLETA=1095, AUTOBUS=3, REMOLQUE=1, CAMION=6, NACIONAL=2, MISION INTERNACIONAL=9, DISCAPACITADOS=2, CUERPO DIPLOMATICO=12, MICROBUS(TRANSPORTE)=28, PROVISIONAL=0, CUERPO CONSULAR=0, VENDEDOR=0, OFICIAL=0, CRUZ ROJA=1, REPARADOR=0}</text:p>
      <text:p text:style-name="Preformatted_20_Text">| <text:s text:c="2"/>| <text:s text:c="2"/>| <text:s text:c="2"/>| <text:s text:c="2"/>| <text:s text:c="2"/>ANIO_INGRESO ≤ 2015.500: MOTOCICLETA {PARTICULAR=31336, ALQUILER=36, MOTOCICLETA=76309, AUTOBUS=215, REMOLQUE=101, CAMION=899, NACIONAL=1074, MISION INTERNACIONAL=93, DISCAPACITADOS=17, CUERPO DIPLOMATICO=110, MICROBUS(TRANSPORTE)=437, PROVISIONAL=0, CUERPO CONSULAR=5, VENDEDOR=2, OFICIAL=0, CRUZ ROJA=7, REPARADOR=0}</text:p>
      <text:p text:style-name="Preformatted_20_Text">| <text:s text:c="2"/>| <text:s text:c="2"/>ANIO_INGRESO ≤ 2012.500: PARTICULAR {PARTICULAR=3518, ALQUILER=13, MOTOCICLETA=1610, AUTOBUS=0, REMOLQUE=0, CAMION=84, NACIONAL=149, MISION INTERNACIONAL=17, DISCAPACITADOS=0, CUERPO DIPLOMATICO=7, MICROBUS(TRANSPORTE)=2, PROVISIONAL=0, CUERPO CONSULAR=3, VENDEDOR=0, OFICIAL=0, CRUZ ROJA=0, REPARADOR=0}</text:p>
      <text:p text:style-name="Preformatted_20_Text">| <text:s text:c="2"/>ANIO_DE_FABRICACION ≤ 2012.500</text:p>
      <text:p text:style-name="Preformatted_20_Text">| <text:s text:c="2"/>| <text:s text:c="2"/>ANIO_DE_FABRICACION &gt; 2010.500</text:p>
      <text:p text:style-name="Preformatted_20_Text">| <text:s text:c="2"/>| <text:s text:c="2"/>| <text:s text:c="2"/>ANIO_INGRESO &gt; 2014.500: PARTICULAR {PARTICULAR=32194, ALQUILER=128, MOTOCICLETA=680, AUTOBUS=55, REMOLQUE=14, CAMION=156, NACIONAL=6, MISION INTERNACIONAL=10, DISCAPACITADOS=0, CUERPO DIPLOMATICO=31, MICROBUS(TRANSPORTE)=12, PROVISIONAL=0, CUERPO CONSULAR=0, VENDEDOR=0, OFICIAL=0, CRUZ ROJA=0, REPARADOR=0}</text:p>
      <text:p text:style-name="Preformatted_20_Text">| <text:s text:c="2"/>| <text:s text:c="2"/>| <text:s text:c="2"/>ANIO_INGRESO ≤ 2014.500</text:p>
      <text:p text:style-name="Preformatted_20_Text">| <text:s text:c="2"/>| <text:s text:c="2"/>| <text:s text:c="2"/>| <text:s text:c="2"/>ANIO_INGRESO &gt; 2013.500: PARTICULAR {PARTICULAR=2533, ALQUILER=7, MOTOCICLETA=755, AUTOBUS=3, REMOLQUE=5, CAMION=6, NACIONAL=2, MISION INTERNACIONAL=6, DISCAPACITADOS=1, CUERPO DIPLOMATICO=15, MICROBUS(TRANSPORTE)=7, PROVISIONAL=0, CUERPO CONSULAR=0, VENDEDOR=0, OFICIAL=0, CRUZ ROJA=0, REPARADOR=0}</text:p>
      <text:p text:style-name="Preformatted_20_Text">| <text:s text:c="2"/>| <text:s text:c="2"/>| <text:s text:c="2"/>| <text:s text:c="2"/>ANIO_INGRESO ≤ 2013.500</text:p>
      <text:p text:style-name="Preformatted_20_Text">| <text:s text:c="2"/>| <text:s text:c="2"/>| <text:s text:c="2"/>| <text:s text:c="2"/>| <text:s text:c="2"/>ANIO_INGRESO &gt; 2010.500</text:p>
      <text:p text:style-name="Preformatted_20_Text">| <text:s text:c="2"/>| <text:s text:c="2"/>| <text:s text:c="2"/>| <text:s text:c="2"/>| <text:s text:c="2"/>| <text:s text:c="2"/>ANIO_INGRESO &gt; 2011.500: MOTOCICLETA {PARTICULAR=9156, ALQUILER=9, MOTOCICLETA=21358, AUTOBUS=55, REMOLQUE=40, CAMION=222, NACIONAL=539, MISION INTERNACIONAL=39, DISCAPACITADOS=9, CUERPO DIPLOMATICO=48, MICROBUS(TRANSPORTE)=185, PROVISIONAL=0, CUERPO CONSULAR=5, VENDEDOR=9, OFICIAL=0, CRUZ ROJA=2, REPARADOR=0}</text:p>
      <text:p text:style-name="Preformatted_20_Text">| <text:s text:c="2"/>| <text:s text:c="2"/>| <text:s text:c="2"/>| <text:s text:c="2"/>| <text:s text:c="2"/>| <text:s text:c="2"/>ANIO_INGRESO ≤ 2011.500</text:p>
      <text:p text:style-name="Preformatted_20_Text">| <text:s text:c="2"/>| <text:s text:c="2"/>| <text:s text:c="2"/>| <text:s text:c="2"/>| <text:s text:c="2"/>| <text:s text:c="2"/>| <text:s text:c="2"/>ANIO_DE_FABRICACION &gt; 2011.500: PARTICULAR {PARTICULAR=2903, ALQUILER=5, MOTOCICLETA=1953, AUTOBUS=3, REMOLQUE=6, CAMION=41, <text:soft-page-break/>NACIONAL=136, MISION INTERNACIONAL=8, DISCAPACITADOS=2, CUERPO DIPLOMATICO=8, MICROBUS(TRANSPORTE)=10, PROVISIONAL=0, CUERPO CONSULAR=1, VENDEDOR=0, OFICIAL=0, CRUZ ROJA=1, REPARADOR=0}</text:p>
      <text:p text:style-name="Preformatted_20_Text">| <text:s text:c="2"/>| <text:s text:c="2"/>| <text:s text:c="2"/>| <text:s text:c="2"/>| <text:s text:c="2"/>| <text:s text:c="2"/>| <text:s text:c="2"/>ANIO_DE_FABRICACION ≤ 2011.500: MOTOCICLETA {PARTICULAR=4857, ALQUILER=2, MOTOCICLETA=8539, AUTOBUS=24, REMOLQUE=17, CAMION=92, NACIONAL=434, MISION INTERNACIONAL=23, DISCAPACITADOS=5, CUERPO DIPLOMATICO=15, MICROBUS(TRANSPORTE)=128, PROVISIONAL=0, CUERPO CONSULAR=6, VENDEDOR=0, OFICIAL=0, CRUZ ROJA=1, REPARADOR=0}</text:p>
      <text:p text:style-name="Preformatted_20_Text">| <text:s text:c="2"/>| <text:s text:c="2"/>| <text:s text:c="2"/>| <text:s text:c="2"/>| <text:s text:c="2"/>ANIO_INGRESO ≤ 2010.500: PARTICULAR {PARTICULAR=1908, ALQUILER=0, MOTOCICLETA=969, AUTOBUS=0, REMOLQUE=2, CAMION=42, NACIONAL=367, MISION INTERNACIONAL=8, DISCAPACITADOS=0, CUERPO DIPLOMATICO=4, MICROBUS(TRANSPORTE)=10, PROVISIONAL=0, CUERPO CONSULAR=5, VENDEDOR=0, OFICIAL=0, CRUZ ROJA=0, REPARADOR=0}</text:p>
      <text:p text:style-name="Preformatted_20_Text">| <text:s text:c="2"/>| <text:s text:c="2"/>ANIO_DE_FABRICACION ≤ 2010.500</text:p>
      <text:p text:style-name="Preformatted_20_Text">| <text:s text:c="2"/>| <text:s text:c="2"/>| <text:s text:c="2"/>ANIO_INGRESO &gt; 1991.500</text:p>
      <text:p text:style-name="Preformatted_20_Text">| <text:s text:c="2"/>| <text:s text:c="2"/>| <text:s text:c="2"/>| <text:s text:c="2"/>ANIO_DE_FABRICACION &gt; 1970.500</text:p>
      <text:p text:style-name="Preformatted_20_Text">| <text:s text:c="2"/>| <text:s text:c="2"/>| <text:s text:c="2"/>| <text:s text:c="2"/>| <text:s text:c="2"/>ANIO_DE_FABRICACION &gt; 1974.500</text:p>
      <text:p text:style-name="Preformatted_20_Text">| <text:s text:c="2"/>| <text:s text:c="2"/>| <text:s text:c="2"/>| <text:s text:c="2"/>| <text:s text:c="2"/>| <text:s text:c="2"/>ANIO_DE_FABRICACION &gt; 1978.500</text:p>
      <text:p text:style-name="Preformatted_20_Text">| <text:s text:c="2"/>| <text:s text:c="2"/>| <text:s text:c="2"/>| <text:s text:c="2"/>| <text:s text:c="2"/>| <text:s text:c="2"/>| <text:s text:c="2"/>ANIO_DE_FABRICACION &gt; 2005.500: PARTICULAR {PARTICULAR=184745, ALQUILER=1798, MOTOCICLETA=46113, AUTOBUS=2441, REMOLQUE=633, CAMION=4649, NACIONAL=3124, MISION INTERNACIONAL=185, DISCAPACITADOS=46, CUERPO DIPLOMATICO=247, MICROBUS(TRANSPORTE)=963, PROVISIONAL=2, CUERPO CONSULAR=15, VENDEDOR=71, OFICIAL=0, CRUZ ROJA=15, REPARADOR=0}</text:p>
      <text:p text:style-name="Preformatted_20_Text">| <text:s text:c="2"/>| <text:s text:c="2"/>| <text:s text:c="2"/>| <text:s text:c="2"/>| <text:s text:c="2"/>| <text:s text:c="2"/>| <text:s text:c="2"/>ANIO_DE_FABRICACION ≤ 2005.500</text:p>
      <text:p text:style-name="Preformatted_20_Text">| <text:s text:c="2"/>| <text:s text:c="2"/>| <text:s text:c="2"/>| <text:s text:c="2"/>| <text:s text:c="2"/>| <text:s text:c="2"/>| <text:s text:c="2"/>| <text:s text:c="2"/>ANIO_INGRESO &gt; 2015.500: CAMION {PARTICULAR=209, ALQUILER=0, MOTOCICLETA=18, AUTOBUS=322, REMOLQUE=2075, CAMION=2685, NACIONAL=40, MISION INTERNACIONAL=3, DISCAPACITADOS=0, CUERPO DIPLOMATICO=6, MICROBUS(TRANSPORTE)=7, PROVISIONAL=0, CUERPO CONSULAR=0, VENDEDOR=0, OFICIAL=0, CRUZ ROJA=4, REPARADOR=0}</text:p>
      <text:p text:style-name="Preformatted_20_Text">| <text:s text:c="2"/>| <text:s text:c="2"/>| <text:s text:c="2"/>| <text:s text:c="2"/>| <text:s text:c="2"/>| <text:s text:c="2"/>| <text:s text:c="2"/>| <text:s text:c="2"/>ANIO_INGRESO ≤ 2015.500: PARTICULAR {PARTICULAR=465217, ALQUILER=4957, MOTOCICLETA=43288, AUTOBUS=12482, REMOLQUE=9563, CAMION=51540, NACIONAL=8293, MISION INTERNACIONAL=334, DISCAPACITADOS=70, CUERPO DIPLOMATICO=353, MICROBUS(TRANSPORTE)=4494, PROVISIONAL=35, CUERPO CONSULAR=20, VENDEDOR=78, OFICIAL=2, CRUZ ROJA=109, REPARADOR=1}</text:p>
      <text:p text:style-name="Preformatted_20_Text">| <text:s text:c="2"/>| <text:s text:c="2"/>| <text:s text:c="2"/>| <text:s text:c="2"/>| <text:s text:c="2"/>| <text:s text:c="2"/>ANIO_DE_FABRICACION ≤ 1978.500</text:p>
      <text:p text:style-name="Preformatted_20_Text">| <text:s text:c="2"/>| <text:s text:c="2"/>| <text:s text:c="2"/>| <text:s text:c="2"/>| <text:s text:c="2"/>| <text:s text:c="2"/>| <text:s text:c="2"/>ANIO_INGRESO &gt; 2006.500: REMOLQUE {PARTICULAR=16, ALQUILER=0, MOTOCICLETA=2, AUTOBUS=0, REMOLQUE=180, CAMION=7, NACIONAL=2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| <text:s text:c="2"/>| <text:s text:c="2"/>| <text:s text:c="2"/>| <text:s text:c="2"/>ANIO_INGRESO ≤ 2006.500</text:p>
      <text:p text:style-name="Preformatted_20_Text">| <text:s text:c="2"/>| <text:s text:c="2"/>| <text:s text:c="2"/>| <text:s text:c="2"/>| <text:s text:c="2"/>| <text:s text:c="2"/>| <text:s text:c="2"/>| <text:s text:c="2"/>ANIO_INGRESO &gt; 2004.500: CAMION {PARTICULAR=2, ALQUILER=0, MOTOCICLETA=0, AUTOBUS=0, REMOLQUE=4, CAMION=10, NACIONAL=0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| <text:s text:c="2"/>| <text:s text:c="2"/>| <text:s text:c="2"/>| <text:s text:c="2"/>| <text:s text:c="2"/>ANIO_INGRESO ≤ 2004.500: PARTICULAR {PARTICULAR=4215, ALQUILER=63, MOTOCICLETA=2519, AUTOBUS=385, REMOLQUE=935, CAMION=992, NACIONAL=25, MISION INTERNACIONAL=1, DISCAPACITADOS=2, CUERPO DIPLOMATICO=0, MICROBUS(TRANSPORTE)=66, PROVISIONAL=0, CUERPO CONSULAR=0, VENDEDOR=0, OFICIAL=0, CRUZ ROJA=2, REPARADOR=1}</text:p>
      <text:p text:style-name="Preformatted_20_Text">| <text:s text:c="2"/>| <text:s text:c="2"/>| <text:s text:c="2"/>| <text:s text:c="2"/>| <text:s text:c="2"/>ANIO_DE_FABRICACION ≤ 1974.500</text:p>
      <text:p text:style-name="Preformatted_20_Text">| <text:s text:c="2"/>| <text:s text:c="2"/>| <text:s text:c="2"/>| <text:s text:c="2"/>| <text:s text:c="2"/>| <text:s text:c="2"/>ANIO_INGRESO &gt; 2009.500: REMOLQUE {PARTICULAR=10, ALQUILER=0, MOTOCICLETA=1, AUTOBUS=0, REMOLQUE=88, CAMION=0, NACIONAL=0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| <text:s text:c="2"/>| <text:s text:c="2"/>| <text:s text:c="2"/>ANIO_INGRESO ≤ 2009.500</text:p>
      <text:p text:style-name="Preformatted_20_Text">| <text:s text:c="2"/>| <text:s text:c="2"/>| <text:s text:c="2"/>| <text:s text:c="2"/>| <text:s text:c="2"/>| <text:s text:c="2"/>| <text:s text:c="2"/>ANIO_INGRESO &gt; 1993.500</text:p>
      <text:p text:style-name="Preformatted_20_Text">| <text:s text:c="2"/>| <text:s text:c="2"/>| <text:s text:c="2"/>| <text:s text:c="2"/>| <text:s text:c="2"/>| <text:s text:c="2"/>| <text:s text:c="2"/>| <text:s text:c="2"/>ANIO_INGRESO &gt; 1994.500: REMOLQUE {PARTICULAR=440, ALQUILER=0, MOTOCICLETA=295, AUTOBUS=32, REMOLQUE=567, CAMION=223, NACIONAL=1, MISION INTERNACIONAL=0, DISCAPACITADOS=0, CUERPO DIPLOMATICO=0, <text:soft-page-break/>MICROBUS(TRANSPORTE)=2, PROVISIONAL=0, CUERPO CONSULAR=0, VENDEDOR=0, OFICIAL=0, CRUZ ROJA=1, REPARADOR=0}</text:p>
      <text:p text:style-name="Preformatted_20_Text">| <text:s text:c="2"/>| <text:s text:c="2"/>| <text:s text:c="2"/>| <text:s text:c="2"/>| <text:s text:c="2"/>| <text:s text:c="2"/>| <text:s text:c="2"/>| <text:s text:c="2"/>ANIO_INGRESO ≤ 1994.500: MOTOCICLETA {PARTICULAR=156, ALQUILER=2, MOTOCICLETA=580, AUTOBUS=44, REMOLQUE=341, CAMION=43, NACIONAL=14, MISION INTERNACIONAL=0, DISCAPACITADOS=0, CUERPO DIPLOMATICO=0, MICROBUS(TRANSPORTE)=7, PROVISIONAL=0, CUERPO CONSULAR=0, VENDEDOR=0, OFICIAL=0, CRUZ ROJA=0, REPARADOR=0}</text:p>
      <text:p text:style-name="Preformatted_20_Text">| <text:s text:c="2"/>| <text:s text:c="2"/>| <text:s text:c="2"/>| <text:s text:c="2"/>| <text:s text:c="2"/>| <text:s text:c="2"/>| <text:s text:c="2"/>ANIO_INGRESO ≤ 1993.500: PARTICULAR {PARTICULAR=496, ALQUILER=30, MOTOCICLETA=105, AUTOBUS=71, REMOLQUE=150, CAMION=149, NACIONAL=2, MISION INTERNACIONAL=0, DISCAPACITADOS=0, CUERPO DIPLOMATICO=0, MICROBUS(TRANSPORTE)=15, PROVISIONAL=0, CUERPO CONSULAR=0, VENDEDOR=0, OFICIAL=0, CRUZ ROJA=0, REPARADOR=0}</text:p>
      <text:p text:style-name="Preformatted_20_Text">| <text:s text:c="2"/>| <text:s text:c="2"/>| <text:s text:c="2"/>| <text:s text:c="2"/>ANIO_DE_FABRICACION ≤ 1970.500</text:p>
      <text:p text:style-name="Preformatted_20_Text">| <text:s text:c="2"/>| <text:s text:c="2"/>| <text:s text:c="2"/>| <text:s text:c="2"/>| <text:s text:c="2"/>ANIO_DE_FABRICACION &gt; 1938</text:p>
      <text:p text:style-name="Preformatted_20_Text">| <text:s text:c="2"/>| <text:s text:c="2"/>| <text:s text:c="2"/>| <text:s text:c="2"/>| <text:s text:c="2"/>| <text:s text:c="2"/>ANIO_INGRESO &gt; 1993.500</text:p>
      <text:p text:style-name="Preformatted_20_Text">| <text:s text:c="2"/>| <text:s text:c="2"/>| <text:s text:c="2"/>| <text:s text:c="2"/>| <text:s text:c="2"/>| <text:s text:c="2"/>| <text:s text:c="2"/>ANIO_INGRESO &gt; 2009.500</text:p>
      <text:p text:style-name="Preformatted_20_Text">| <text:s text:c="2"/>| <text:s text:c="2"/>| <text:s text:c="2"/>| <text:s text:c="2"/>| <text:s text:c="2"/>| <text:s text:c="2"/>| <text:s text:c="2"/>| <text:s text:c="2"/>ANIO_DE_FABRICACION &gt; 1956.500: REMOLQUE {PARTICULAR=19, ALQUILER=0, MOTOCICLETA=0, AUTOBUS=0, REMOLQUE=126, CAMION=0, NACIONAL=0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| <text:s text:c="2"/>| <text:s text:c="2"/>| <text:s text:c="2"/>| <text:s text:c="2"/>| <text:s text:c="2"/>ANIO_DE_FABRICACION ≤ 1956.500: PARTICULAR {PARTICULAR=3, ALQUILER=0, MOTOCICLETA=0, AUTOBUS=0, REMOLQUE=0, CAMION=0, NACIONAL=0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| <text:s text:c="2"/>| <text:s text:c="2"/>| <text:s text:c="2"/>| <text:s text:c="2"/>ANIO_INGRESO ≤ 2009.500: REMOLQUE {PARTICULAR=256, ALQUILER=1, MOTOCICLETA=308, AUTOBUS=75, REMOLQUE=1175, CAMION=181, NACIONAL=14, MISION INTERNACIONAL=0, DISCAPACITADOS=0, CUERPO DIPLOMATICO=0, MICROBUS(TRANSPORTE)=0, PROVISIONAL=0, CUERPO CONSULAR=0, VENDEDOR=0, OFICIAL=0, CRUZ ROJA=0, REPARADOR=1}</text:p>
      <text:p text:style-name="Preformatted_20_Text">| <text:s text:c="2"/>| <text:s text:c="2"/>| <text:s text:c="2"/>| <text:s text:c="2"/>| <text:s text:c="2"/>| <text:s text:c="2"/>ANIO_INGRESO ≤ 1993.500</text:p>
      <text:p text:style-name="Preformatted_20_Text">| <text:s text:c="2"/>| <text:s text:c="2"/>| <text:s text:c="2"/>| <text:s text:c="2"/>| <text:s text:c="2"/>| <text:s text:c="2"/>| <text:s text:c="2"/>ANIO_DE_FABRICACION &gt; 1948.500: PARTICULAR {PARTICULAR=191, ALQUILER=17, MOTOCICLETA=15, AUTOBUS=68, REMOLQUE=150, CAMION=59, NACIONAL=0, MISION INTERNACIONAL=0, DISCAPACITADOS=0, CUERPO DIPLOMATICO=0, MICROBUS(TRANSPORTE)=1, PROVISIONAL=0, CUERPO CONSULAR=0, VENDEDOR=0, OFICIAL=0, CRUZ ROJA=0, REPARADOR=0}</text:p>
      <text:p text:style-name="Preformatted_20_Text">| <text:s text:c="2"/>| <text:s text:c="2"/>| <text:s text:c="2"/>| <text:s text:c="2"/>| <text:s text:c="2"/>| <text:s text:c="2"/>| <text:s text:c="2"/>ANIO_DE_FABRICACION ≤ 1948.500: REMOLQUE {PARTICULAR=0, ALQUILER=0, MOTOCICLETA=0, AUTOBUS=0, REMOLQUE=2, CAMION=0, NACIONAL=0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| <text:s text:c="2"/>| <text:s text:c="2"/>ANIO_DE_FABRICACION ≤ 1938: PARTICULAR {PARTICULAR=11, ALQUILER=0, MOTOCICLETA=0, AUTOBUS=0, REMOLQUE=0, CAMION=1, NACIONAL=1, MISION INTERNACIONAL=0, DISCAPACITADOS=0, CUERPO DIPLOMATICO=0, MICROBUS(TRANSPORTE)=0, PROVISIONAL=0, CUERPO CONSULAR=0, VENDEDOR=0, OFICIAL=0, CRUZ ROJA=0, REPARADOR=0}</text:p>
      <text:p text:style-name="Preformatted_20_Text">| <text:s text:c="2"/>| <text:s text:c="2"/>| <text:s text:c="2"/>ANIO_INGRESO ≤ 1991.500: PARTICULAR {PARTICULAR=134947, ALQUILER=2750, MOTOCICLETA=0, AUTOBUS=3757, REMOLQUE=4, CAMION=8563, NACIONAL=1561, MISION INTERNACIONAL=0, DISCAPACITADOS=7, CUERPO DIPLOMATICO=4, MICROBUS(TRANSPORTE)=544, PROVISIONAL=1, CUERPO CONSULAR=1, VENDEDOR=0, OFICIAL=1, CRUZ ROJA=1, REPARADOR=5}</text:p>
      <text:p text:style-name="Preformatted_20_Text">ANIO_DE_FABRICACION ≤ 1908</text:p>
      <text:p text:style-name="Preformatted_20_Text">| <text:s text:c="2"/>ANIO_DE_FABRICACION &gt; 84.500</text:p>
      <text:p text:style-name="Preformatted_20_Text">| <text:s text:c="2"/>| <text:s text:c="2"/>ANIO_DE_FABRICACION &gt; 997</text:p>
      <text:p text:style-name="Preformatted_20_Text">| <text:s text:c="2"/>| <text:s text:c="2"/>| <text:s text:c="2"/>ANIO_INGRESO &gt; 1976.500</text:p>
      <text:p text:style-name="Preformatted_20_Text">| <text:s text:c="2"/>| <text:s text:c="2"/>| <text:s text:c="2"/>| <text:s text:c="2"/>ANIO_INGRESO &gt; 1989.500: VENDEDOR {PARTICULAR=0, ALQUILER=0, MOTOCICLETA=0, AUTOBUS=0, REMOLQUE=23, CAMION=0, NACIONAL=0, MISION INTERNACIONAL=0, DISCAPACITADOS=0, CUERPO DIPLOMATICO=0, MICROBUS(TRANSPORTE)=0, PROVISIONAL=0, CUERPO CONSULAR=0, VENDEDOR=92, OFICIAL=0, CRUZ ROJA=0, REPARADOR=0}</text:p>
      <text:p text:style-name="Preformatted_20_Text">| <text:s text:c="2"/>| <text:s text:c="2"/>| <text:s text:c="2"/>| <text:s text:c="2"/>ANIO_INGRESO ≤ 1989.500</text:p>
      <text:p text:style-name="Preformatted_20_Text">| <text:s text:c="2"/>| <text:s text:c="2"/>| <text:s text:c="2"/>| <text:s text:c="2"/>| <text:s text:c="2"/>ANIO_INGRESO &gt; 1978.500</text:p>
      <text:p text:style-name="Preformatted_20_Text"><text:soft-page-break/>| <text:s text:c="2"/>| <text:s text:c="2"/>| <text:s text:c="2"/>| <text:s text:c="2"/>| <text:s text:c="2"/>| <text:s text:c="2"/>ANIO_INGRESO &gt; 1983.500: VENDEDOR {PARTICULAR=18, ALQUILER=0, MOTOCICLETA=0, AUTOBUS=0, REMOLQUE=0, CAMION=3, NACIONAL=3, MISION INTERNACIONAL=0, DISCAPACITADOS=0, CUERPO DIPLOMATICO=0, MICROBUS(TRANSPORTE)=0, PROVISIONAL=0, CUERPO CONSULAR=0, VENDEDOR=58, OFICIAL=0, CRUZ ROJA=0, REPARADOR=1}</text:p>
      <text:p text:style-name="Preformatted_20_Text">| <text:s text:c="2"/>| <text:s text:c="2"/>| <text:s text:c="2"/>| <text:s text:c="2"/>| <text:s text:c="2"/>| <text:s text:c="2"/>ANIO_INGRESO ≤ 1983.500</text:p>
      <text:p text:style-name="Preformatted_20_Text">| <text:s text:c="2"/>| <text:s text:c="2"/>| <text:s text:c="2"/>| <text:s text:c="2"/>| <text:s text:c="2"/>| <text:s text:c="2"/>| <text:s text:c="2"/>ANIO_INGRESO &gt; 1979.500: PARTICULAR {PARTICULAR=13, ALQUILER=0, MOTOCICLETA=0, AUTOBUS=0, REMOLQUE=0, CAMION=0, NACIONAL=0, MISION INTERNACIONAL=0, DISCAPACITADOS=0, CUERPO DIPLOMATICO=0, MICROBUS(TRANSPORTE)=0, PROVISIONAL=0, CUERPO CONSULAR=0, VENDEDOR=1, OFICIAL=0, CRUZ ROJA=0, REPARADOR=1}</text:p>
      <text:p text:style-name="Preformatted_20_Text">| <text:s text:c="2"/>| <text:s text:c="2"/>| <text:s text:c="2"/>| <text:s text:c="2"/>| <text:s text:c="2"/>| <text:s text:c="2"/>| <text:s text:c="2"/>ANIO_INGRESO ≤ 1979.500: VENDEDOR {PARTICULAR=1, ALQUILER=0, MOTOCICLETA=0, AUTOBUS=0, REMOLQUE=0, CAMION=0, NACIONAL=0, MISION INTERNACIONAL=0, DISCAPACITADOS=0, CUERPO DIPLOMATICO=0, MICROBUS(TRANSPORTE)=0, PROVISIONAL=0, CUERPO CONSULAR=0, VENDEDOR=10, OFICIAL=0, CRUZ ROJA=0, REPARADOR=0}</text:p>
      <text:p text:style-name="Preformatted_20_Text">| <text:s text:c="2"/>| <text:s text:c="2"/>| <text:s text:c="2"/>| <text:s text:c="2"/>| <text:s text:c="2"/>ANIO_INGRESO ≤ 1978.500: VENDEDOR {PARTICULAR=0, ALQUILER=0, MOTOCICLETA=0, AUTOBUS=0, REMOLQUE=1, CAMION=1, NACIONAL=0, MISION INTERNACIONAL=0, DISCAPACITADOS=0, CUERPO DIPLOMATICO=0, MICROBUS(TRANSPORTE)=0, PROVISIONAL=0, CUERPO CONSULAR=0, VENDEDOR=10, OFICIAL=0, CRUZ ROJA=0, REPARADOR=0}</text:p>
      <text:p text:style-name="Preformatted_20_Text">| <text:s text:c="2"/>| <text:s text:c="2"/>| <text:s text:c="2"/>ANIO_INGRESO ≤ 1976.500: PARTICULAR {PARTICULAR=2, ALQUILER=0, MOTOCICLETA=0, AUTOBUS=0, REMOLQUE=0, CAMION=0, NACIONAL=0, MISION INTERNACIONAL=0, DISCAPACITADOS=0, CUERPO DIPLOMATICO=0, MICROBUS(TRANSPORTE)=0, PROVISIONAL=0, CUERPO CONSULAR=0, VENDEDOR=0, OFICIAL=0, CRUZ ROJA=0, REPARADOR=0}</text:p>
      <text:p text:style-name="Preformatted_20_Text">| <text:s text:c="2"/>| <text:s text:c="2"/>ANIO_DE_FABRICACION ≤ 997: PARTICULAR {PARTICULAR=2, ALQUILER=0, MOTOCICLETA=0, AUTOBUS=0, REMOLQUE=0, CAMION=0, NACIONAL=0, MISION INTERNACIONAL=0, DISCAPACITADOS=0, CUERPO DIPLOMATICO=0, MICROBUS(TRANSPORTE)=0, PROVISIONAL=0, CUERPO CONSULAR=0, VENDEDOR=0, OFICIAL=0, CRUZ ROJA=0, REPARADOR=0}</text:p>
      <text:p text:style-name="Preformatted_20_Text">| <text:s text:c="2"/>ANIO_DE_FABRICACION ≤ 84.500</text:p>
      <text:p text:style-name="Preformatted_20_Text">| <text:s text:c="2"/>| <text:s text:c="2"/>ANIO_DE_FABRICACION &gt; 51.500: MOTOCICLETA {PARTICULAR=0, ALQUILER=0, MOTOCICLETA=2, AUTOBUS=0, REMOLQUE=0, CAMION=0, NACIONAL=0, MISION INTERNACIONAL=0, DISCAPACITADOS=0, CUERPO DIPLOMATICO=0, MICROBUS(TRANSPORTE)=0, PROVISIONAL=0, CUERPO CONSULAR=0, VENDEDOR=0, OFICIAL=0, CRUZ ROJA=0, REPARADOR=0}</text:p>
      <text:p text:style-name="P2">| <text:s text:c="2"/>| <text:s text:c="2"/>ANIO_DE_FABRICACION ≤ 51.500: VENDEDOR {PARTICULAR=0, ALQUILER=0, MOTOCICLETA=1, AUTOBUS=0, REMOLQUE=2, CAMION=0, NACIONAL=0, MISION INTERNACIONAL=0, DISCAPACITADOS=0, CUERPO DIPLOMATICO=0, MICROBUS(TRANSPORTE)=0, PROVISIONAL=0, CUERPO CONSULAR=0, VENDEDOR=3, OFICIAL=0, CRUZ ROJA=0, REPARADOR=0}</text:p>
      <text:p text:style-name="Standard"/>
      <text:h text:style-name="P1" text:outline-level="1">Tree <text:span text:style-name="T2">3</text:span></text:h>
      <text:p text:style-name="Preformatted_20_Text">ANIO_DE_FABRICACION &gt; 1908</text:p>
      <text:p text:style-name="Preformatted_20_Text">| <text:s text:c="2"/>ANIO_DE_FABRICACION &gt; 1954.500</text:p>
      <text:p text:style-name="Preformatted_20_Text">| <text:s text:c="2"/>| <text:s text:c="2"/>ANIO_DE_FABRICACION &gt; 1959.500</text:p>
      <text:p text:style-name="Preformatted_20_Text">| <text:s text:c="2"/>| <text:s text:c="2"/>| <text:s text:c="2"/>ANIO_DE_FABRICACION &gt; 2012.500</text:p>
      <text:p text:style-name="Preformatted_20_Text">| <text:s text:c="2"/>| <text:s text:c="2"/>| <text:s text:c="2"/>| <text:s text:c="2"/>ANIO_DE_FABRICACION &gt; 2013.500</text:p>
      <text:p text:style-name="Preformatted_20_Text">| <text:s text:c="2"/>| <text:s text:c="2"/>| <text:s text:c="2"/>| <text:s text:c="2"/>| <text:s text:c="2"/>ANIO_DE_FABRICACION &gt; 2015.500</text:p>
      <text:p text:style-name="Preformatted_20_Text">| <text:s text:c="2"/>| <text:s text:c="2"/>| <text:s text:c="2"/>| <text:s text:c="2"/>| <text:s text:c="2"/>| <text:s text:c="2"/>ANIO_DE_FABRICACION &gt; 2018.500: FREEDOM {NISSAN=821, TOYOTA=815, HYUNDAI=310, DATSUN=0, PEUGEOT=0, SUBARU=0, MAZDA=50, ISUZU=349, DAEWOO=0, PONY=0, VOLVO=4, DODGE=0, UNITED MOTORS=315, FORD=3, CHEVROLET=53, DAIHATSU=0, MITSUBISHI=528, FIAT=0, VOLKSWAGEN=25, KIA=763, PLYMOUTH=0, SUZUKI=175, GENESIS=46, SKODA=0, HONDA=370, CHRYSLER=0, SCION=0, BAJAJ=130, AUDI=0, RENAULT=0, LADA=0, SANLG=0, SEAT=0, GEO=0, ACURA=0, YAMAHA=277, OLDSMOBILE=0, MINI=1, DAYUN=0, INTERNATIONAL=1, HILLMAN=0, UTILITY=0, FREIGHTLINER=0, OPEL=0, YUMBO=0, MERCEDES BENZ=16, BLUE BIRD=0, FREEDOM=1737, LAND ROVER=0, WUYANG=0, LONCIN=0, GMC=0, AUSTIN=0, CAIO=0, THOMAS=0, ROMAN=0, GILLIG=0, CROWN=0, ASIA HERO=0, ASIA=0, JEEP=9, PONTIAC=0, PENNINE=0, BMW=15, MASA=0, ASHOK LEYLAND=0, THAMES TRADER=0, THOROHED=0, HUMBER=0, MAN=0, MAHINDRA=3, MAUCO=0, FLXIBLE=0, SCANIA=0, FARGO=0, KAWASAKI=0, MCI=0, CARPENTER=0, JIALING=0, DINA=0, MADSEN=0, SKYGO=0, TRAILMOBILE=0, HOBBS=0, MACK=1, GREYHOUND=0, BEDFORD=0, SMITH=0, GM=0, WABASH=0, FLYSCOOTERS=0, IKARUS=0, HINO=16, HEIL=0, ASIA SMITH=0, TVS=11, FRUEHAUF=0, CFMOTO=0, WARD=0, TRANSCOACH=0, SMART=0, AUTOCAR=0, WHITE=0, FONTAINE=0, STERLING=0, TMC=0, SUPERIOR=0, CROSSFIRE=0, AM GENERAL=0, KATANA=102, AVA=0, GREAT DANE=0, MCCLAIN=0, SUKIDA=0, CHALLENGER=0, MAUCO/MERCEDES BENZ=0, BUICK=0, UD=0, NEW FLYER=0, KENWORTH=2, CAIO/MERCEDES BENZ=0, PINES=0, MERCURY=0, THEURER=0, SIN MARCA=0, CAN AM=0, MAGIRUZ DEUTZ=0, KAISER=0, IVECO=0, UD NISSAN=0, ROSMO=0, PETERBILT=0, LANCIA=0, CHANGAN=0, ERF=0, BARREIROS=0, JAC=3, DIAMOND T=0, STRICK=0, SERPENTO=406, WESTERN STAR=0, COMMER=0, HAFEI=0, GAZ=0, ORNOR=0, SUNBEAN=0, MONON=0, LEXUS=0, POLAR=0, METAGRO=0, STOUGHTON=0, VENTO=0, FUTIAN=2, DUCATI=0, DIAMOND REO=0, HUMMER=0, MASERATI=0, SYM=0, CMC=0, PORSCHE=3, ASTRA=0, KTM=1, AJAX=0, TRANSCRAFT=0, LFTEC=0, GIANT=0, VESPA=0, HARLEY DAVIDSON=0, HERO=56, R VISION=0, LINCOLN=0, SATURN=0, REO=0, TRIUMPH=1, ZNA=0, WHITE FREIGHTLINER=0, KAUFMAN=0, HENDRICKSON=0, BROCKWAY=0, KEEWAY=12, MECOX=0, LUFKIN=0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M0RINI=0, TRAC=0, ALFA ROMEO=0, BURHLEHEM=0, HOREX=0, YESDI=0, MONTESA=0, SACHS=0, ADVANCE=0, SSANGYONG=0, HAUF=0, PGO=0, FOTON=0, ROWOR=0, AUTOBIANCHI=0, CARABELA=0, SAM YANG=0, WILLYS=0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<text:soft-page-break/>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1399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28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<text:soft-page-break/>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<text:soft-page-break/>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5, HOMESTEADER=0, MOND=0, ZHNG=0, IZUKA=0, SKYTEAM=0, OT FABRICATING=0, ZL=0, HAMMS=0, MOVESA=0, MARCOPOLO/VOLKSWAGEN=0, VPG=0, VICTORY=0, BENELLI=87, DE LA GARZA=0, MARCOPOLO/MERCEDES BENZ=0, LACROSSE=0, PCC=0, TCF=0, WEIXIN=0, LEONARD=0, OMNI=0, CITY=0, NELSON=0, SHAOLIN=0, TRIAN=0, REID=0, STE=0, STEWART&amp;STEVENSON=0, SXR=0, XL=0, APE=0, CDW=0, MRT=28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| <text:s text:c="2"/>| <text:s text:c="2"/>| <text:s text:c="2"/>ANIO_DE_FABRICACION ≤ 2018.500</text:p>
      <text:p text:style-name="Preformatted_20_Text">| <text:s text:c="2"/>| <text:s text:c="2"/>| <text:s text:c="2"/>| <text:s text:c="2"/>| <text:s text:c="2"/>| <text:s text:c="2"/>| <text:s text:c="2"/>ANIO_DE_FABRICACION &gt; 2016.500</text:p>
      <text:p text:style-name="Preformatted_20_Text">| <text:s text:c="2"/>| <text:s text:c="2"/>| <text:s text:c="2"/>| <text:s text:c="2"/>| <text:s text:c="2"/>| <text:s text:c="2"/>| <text:s text:c="2"/>| <text:s text:c="2"/>ANIO_DE_FABRICACION &gt; 2017.500: SERPENTO {NISSAN=1831, TOYOTA=2540, HYUNDAI=1061, DATSUN=0, PEUGEOT=0, SUBARU=1, MAZDA=256, ISUZU=823, DAEWOO=0, PONY=0, VOLVO=8, DODGE=6, UNITED MOTORS=2014, FORD=101, CHEVROLET=934, DAIHATSU=0, MITSUBISHI=885, FIAT=0, VOLKSWAGEN=102, KIA=1916, PLYMOUTH=0, SUZUKI=776, GENESIS=109, SKODA=0, HONDA=6693, CHRYSLER=0, SCION=0, BAJAJ=336, AUDI=99, RENAULT=0, LADA=0, SANLG=0, SEAT=0, GEO=0, ACURA=0, YAMAHA=3195, OLDSMOBILE=0, MINI=3, DAYUN=386, INTERNATIONAL=52, HILLMAN=0, UTILITY=2, FREIGHTLINER=16, OPEL=0, YUMBO=0, MERCEDES BENZ=198, BLUE BIRD=11, FREEDOM=9649, LAND ROVER=2, WUYANG=0, LONCIN=0, GMC=0, AUSTIN=0, CAIO=0, THOMAS=0, ROMAN=0, GILLIG=0, CROWN=0, ASIA HERO=0, ASIA=0, JEEP=88, PONTIAC=0, PENNINE=0, BMW=127, MASA=0, ASHOK LEYLAND=5, THAMES TRADER=0, THOROHED=0, HUMBER=0, MAN=0, MAHINDRA=21, MAUCO=0, FLXIBLE=0, SCANIA=1, FARGO=0, KAWASAKI=8, MCI=0, CARPENTER=0, JIALING=0, DINA=0, MADSEN=0, SKYGO=166, TRAILMOBILE=0, HOBBS=0, MACK=4, GREYHOUND=0, BEDFORD=0, SMITH=0, GM=0, WABASH=0, FLYSCOOTERS=0, IKARUS=0, HINO=113, HEIL=0, ASIA SMITH=0, TVS=1100, FRUEHAUF=0, CFMOTO=62, WARD=0, TRANSCOACH=0, SMART=0, AUTOCAR=0, WHITE=0, FONTAINE=0, STERLING=0, TMC=0, SUPERIOR=0, CROSSFIRE=0, AM GENERAL=0, KATANA=993, AVA=7, GREAT DANE=0, MCCLAIN=0, SUKIDA=0, CHALLENGER=0, MAUCO/MERCEDES BENZ=0, BUICK=0, UD=0, NEW FLYER=0, KENWORTH=10, CAIO/MERCEDES BENZ=6, PINES=0, MERCURY=0, THEURER=0, SIN MARCA=0, CAN AM=0, MAGIRUZ DEUTZ=0, KAISER=0, IVECO=0, UD NISSAN=0, ROSMO=0, PETERBILT=0, LANCIA=0, CHANGAN=0, ERF=0, BARREIROS=0, JAC=32, DIAMOND T=0, STRICK=0, SERPENTO=13541, WESTERN STAR=0, COMMER=0, HAFEI=0, GAZ=1, ORNOR=0, SUNBEAN=0, MONON=0, LEXUS=0, POLAR=0, METAGRO=0, STOUGHTON=0, VENTO=0, FUTIAN=3, DUCATI=1, DIAMOND REO=0, HUMMER=0, MASERATI=0, SYM=0, CMC=3, PORSCHE=21, ASTRA=0, KTM=16, AJAX=0, TRANSCRAFT=0, LFTEC=0, GIANT=0, VESPA=0, HARLEY DAVIDSON=27, HERO=3435, R VISION=0, LINCOLN=0, SATURN=0, REO=0, TRIUMPH=15, ZNA=0, WHITE FREIGHTLINER=0, KAUFMAN=0, HENDRICKSON=0, BROCKWAY=0, KEEWAY=345, MECOX=0, LUFKIN=0, INFINITI=0, PIAGGIO=1, HYOSUNG=0, DORSEY=0, YIYING=0, STEYR=0, ZONDA=0, SUMOTO=0, PACE AMERICAN=0, INGERSOLL RAND=0, RAMI=0, GMC/CHEVY=0, SPEEDSTAR=0, SIMSOM=0, MILL=0, STAR=0, AMERICAN MOTORS=0, KW DART=0, CCC=0, LAFRANCE=0, KYMCO=0, FAMSA=0, YUGO=0, IFA=0, DAELIN=0, KUMOTO=0, CONTINENTAL=7, BSA=0, MZ=0, CZ=0, NABORS=0, M0RINI=0, TRAC=0, ALFA ROMEO=0, BURHLEHEM=0, HOREX=0, YESDI=0, MONTESA=0, SACHS=0, ADVANCE=0, SSANGYONG=0, HAUF=0, PGO=0, FOTON=1, ROWOR=0, AUTOBIANCHI=0, CARABELA=0, SAM YANG=0, WILLYS=0, BAM=0, <text:soft-page-break/>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1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3873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4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<text:soft-page-break/>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2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1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<text:soft-page-break/>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1, NEOPLAN=0, DOOLITTLE=0, SUNL=0, ZOTYE=0, AQUAMARINE=0, DINLI=0, SANYA=0, ROLLS RITE=0, ROTAX=0, GALESI GRUP=0, DAYANG=0, INVINY=0, SHUANGHUAN=0, PJ=1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3, MART=0, SHENKE=0, FEATHERLITE=0, FREEMYER=0, CHUNG=0, SHOL=0, AZTEX=0, ROLAND=0, GLASTRON=0, HYTR=0, FREIGHTLINER/THOMAS=0, MAKE=0, STEHL TOW=0, KONCED=0, VENTURE=0, LICHENG=0, BILT RITE=0, QIAN=0, GALLEGOS=2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11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19, HOMESTEADER=0, MOND=0, ZHNG=0, IZUKA=0, SKYTEAM=0, OT FABRICATING=0, ZL=0, HAMMS=0, MOVESA=0, MARCOPOLO/VOLKSWAGEN=0, VPG=0, VICTORY=5, BENELLI=362, DE LA GARZA=0, MARCOPOLO/MERCEDES BENZ=0, LACROSSE=0, PCC=0, TCF=0, WEIXIN=0, LEONARD=0, OMNI=0, CITY=0, NELSON=0, SHAOLIN=2, TRIAN=0, REID=0, STE=0, STEWART&amp;STEVENSON=0, SXR=0, XL=0, APE=0, CDW=0, MRT=830, CHART=0, WORKHORSE=0, STRONA=0, SHOP BUILT=0, COEN=0, STELS=0, SOONER=0, HMD=0, TIPIC=0, SHANDONG WINSENSE=0, URAL=0, JAYCO=0, CUSHMAN=0, COLLINS=0, LEMMAR=0, JORDAN=0, BUCYRUS=0, TRM=0, TRAILMAX=0, MAURER=0, MULTIMECANICA=0, INGUSA=2, DORS=0, JINLUN=0, JET=0, HORNE=0, SHARK=3}</text:p>
      <text:p text:style-name="Preformatted_20_Text">| <text:s text:c="2"/>| <text:s text:c="2"/>| <text:s text:c="2"/>| <text:s text:c="2"/>| <text:s text:c="2"/>| <text:s text:c="2"/>| <text:s text:c="2"/>| <text:s text:c="2"/>ANIO_DE_FABRICACION ≤ 2017.500: FREEDOM {NISSAN=1730, TOYOTA=2773, HYUNDAI=1611, DATSUN=0, PEUGEOT=0, SUBARU=5, MAZDA=391, ISUZU=903, DAEWOO=1, PONY=0, VOLVO=7, DODGE=6, UNITED MOTORS=2529, FORD=364, CHEVROLET=1188, DAIHATSU=0, MITSUBISHI=956, FIAT=0, VOLKSWAGEN=102, KIA=1432, PLYMOUTH=0, SUZUKI=1346, GENESIS=484, SKODA=0, HONDA=7294, CHRYSLER=1, SCION=0, BAJAJ=1138, AUDI=81, RENAULT=0, LADA=0, SANLG=363, SEAT=0, GEO=0, ACURA=0, YAMAHA=2352, OLDSMOBILE=0, MINI=7, DAYUN=66, INTERNATIONAL=22, HILLMAN=0, UTILITY=0, FREIGHTLINER=25, OPEL=0, YUMBO=211, MERCEDES BENZ=263, BLUE BIRD=21, FREEDOM=10694, LAND ROVER=5, WUYANG=0, LONCIN=0, GMC=3, AUSTIN=0, CAIO=0, THOMAS=0, ROMAN=0, GILLIG=0, CROWN=0, ASIA HERO=112, ASIA=0, JEEP=182, PONTIAC=0, PENNINE=0, BMW=149, MASA=0, ASHOK LEYLAND=0, THAMES TRADER=0, THOROHED=0, HUMBER=0, MAN=0, MAHINDRA=29, MAUCO=0, FLXIBLE=0, SCANIA=2, FARGO=0, KAWASAKI=24, MCI=0, CARPENTER=0, JIALING=4, DINA=0, MADSEN=0, SKYGO=336, TRAILMOBILE=0, HOBBS=0, MACK=0, GREYHOUND=0, BEDFORD=0, SMITH=0, GM=0, WABASH=0, FLYSCOOTERS=0, IKARUS=0, HINO=179, HEIL=0, ASIA SMITH=0, TVS=459, FRUEHAUF=0, CFMOTO=0, WARD=0, TRANSCOACH=0, SMART=0, AUTOCAR=0, WHITE=0, FONTAINE=0, STERLING=0, TMC=0, SUPERIOR=0, CROSSFIRE=0, AM GENERAL=0, KATANA=393, AVA=98, GREAT DANE=0, MCCLAIN=0, SUKIDA=0, CHALLENGER=0, MAUCO/MERCEDES BENZ=0, BUICK=1, UD=0, NEW FLYER=0, <text:soft-page-break/>KENWORTH=17, CAIO/MERCEDES BENZ=0, PINES=0, MERCURY=0, THEURER=0, SIN MARCA=4, CAN AM=0, MAGIRUZ DEUTZ=0, KAISER=0, IVECO=0, UD NISSAN=0, ROSMO=0, PETERBILT=0, LANCIA=0, CHANGAN=0, ERF=0, BARREIROS=0, JAC=48, DIAMOND T=0, STRICK=0, SERPENTO=6873, WESTERN STAR=0, COMMER=0, HAFEI=0, GAZ=0, ORNOR=0, SUNBEAN=0, MONON=0, LEXUS=1, POLAR=0, METAGRO=0, STOUGHTON=0, VENTO=0, FUTIAN=21, DUCATI=1, DIAMOND REO=0, HUMMER=0, MASERATI=0, SYM=0, CMC=12, PORSCHE=46, ASTRA=0, KTM=36, AJAX=0, TRANSCRAFT=0, LFTEC=0, GIANT=0, VESPA=27, HARLEY DAVIDSON=17, HERO=3684, R VISION=0, LINCOLN=0, SATURN=0, REO=0, TRIUMPH=7, ZNA=0, WHITE FREIGHTLINER=0, KAUFMAN=0, HENDRICKSON=0, BROCKWAY=0, KEEWAY=519, MECOX=0, LUFKIN=0, INFINITI=1, PIAGGIO=25, HYOSUNG=0, DORSEY=0, YIYING=0, STEYR=0, ZONDA=0, SUMOTO=0, PACE AMERICAN=0, INGERSOLL RAND=0, RAMI=0, GMC/CHEVY=0, SPEEDSTAR=0, SIMSOM=0, MILL=0, STAR=0, AMERICAN MOTORS=0, KW DART=0, CCC=0, LAFRANCE=0, KYMCO=0, FAMSA=0, YUGO=0, IFA=0, DAELIN=0, KUMOTO=0, CONTINENTAL=5, BSA=0, MZ=0, CZ=0, NABORS=0, M0RINI=0, TRAC=0, ALFA ROMEO=0, BURHLEHEM=0, HOREX=0, YESDI=0, MONTESA=0, SACHS=0, ADVANCE=0, SSANGYONG=0, HAUF=0, PGO=0, FOTON=0, ROWOR=0, AUTOBIANCHI=0, CARABELA=0, SAM YANG=0, WILLYS=0, BAM=0, BROWN=0, ISLO=0, ROYAL ENFIELD=0, OSHKOSH=0, SUNDIRO=0, DERBI=0, CONDOR=0, AZTECA=0, HODAKA=0, ENFIELD=0, VANCO=0, GENERAL=0, GUZZI=0, DAELIM=0, BOMBARDIER=0, GAS GAS=0, JAWA=1, CITROEN=0, RAMBLER=0, BTV=0, GILERA=0, LIFAN=0, EAGLE=0, MOTAC=0, AZTEC=0, BETA=0, ROSTABOU=0, TAILUNG=0, CNJ=6, HUSQVARNA=0, PUCH=0, ZANELLA=0, POLARIS=1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1, QINGQI=0, WELLS CARGO=0, JAGUAR=0, AEON=0, HERCULES AJAX=0, GROVE=0, RUTER=0, KITOMI=0, BAJA=0, MILLER=0, HOMER=0, HANOMAG=0, BERING=0, WITZCO=1, UNICO=0, CHANGHE=0, BOYDSTUN=0, CHANA=0, IC=0, GURGEL=0, MORRIS=0, VAUXHALL VICTOR=0, MG=0, STUDEBAKER=0, UNISON=0, DE SOTO=0, OTTAWA=0, APRILIA=4, GENUINE=1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1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5081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<text:soft-page-break/>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3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6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2, JINSAL=0, STCUFFER=0, SHULER=0, DONGFENG=3, EVT=0, MOTORWAY=0, CATERPILLAR=0, SUNRAY=0, P&amp;H=0, COLLINS/FORD=0, MERRITT=0, BUDDS=0, BEKU=0, YOUYI=0, EUROCAR/MERCEDES BENZ=0, EL DORADO=0, OTM=0, MTILT=0, WIKO=0, LEGA=0, TAKASAKI=0, GARP HARDE=0, PIONEER=0, REPSA=0, DOMES=0, KAMA=0, FFB (FELDBINDER)=0, WULING=1, LML=0, IRONWORKS=0, RECOND=0, GEN=0, MOTGOMERY=0, CAGIVA=0, MAXIBUS=0, PIN=0, CAR MATE=0, HRI=0, AUPA=0, HCT=0, V PRINCE=0, GEELY=0, SPECTEC=0, SPARTA=0, HORIZON=0, PENSKE=0, MASHIDA=0, RIVAS=0, <text:soft-page-break/>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1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4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5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4, TERREL=0, GAMI=0, HENGTONG=0, STARK/GUVEN=0, DIAMO=0, COUGAR=0, SHOP=0, LORAIN=0, JOHN DEERE=0, HIGER=34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66, DE LA GARZA=3, MARCOPOLO/MERCEDES BENZ=2, LACROSSE=0, PCC=0, TCF=0, WEIXIN=0, LEONARD=0, OMNI=0, CITY=0, NELSON=0, SHAOLIN=2, TRIAN=0, REID=0, STE=0, STEWART&amp;STEVENSON=0, SXR=0, XL=0, APE=0, CDW=6, MRT=14, CHART=1, WORKHORSE=0, STRONA=0, SHOP BUILT=0, COEN=0, STELS=2, SOONER=0, HMD=0, TIPIC=1, SHANDONG WINSENSE=2, URAL=0, JAYCO=0, CUSHMAN=0, COLLINS=0, LEMMAR=1, JORDAN=0, BUCYRUS=0, TRM=0, TRAILMAX=0, MAURER=0, MULTIMECANICA=1, INGUSA=0, DORS=0, JINLUN=0, JET=0, HORNE=0, SHARK=0}</text:p>
      <text:p text:style-name="Preformatted_20_Text">| <text:s text:c="2"/>| <text:s text:c="2"/>| <text:s text:c="2"/>| <text:s text:c="2"/>| <text:s text:c="2"/>| <text:s text:c="2"/>| <text:s text:c="2"/>ANIO_DE_FABRICACION ≤ 2016.500: SERPENTO {NISSAN=2257, TOYOTA=2971, HYUNDAI=1228, DATSUN=0, PEUGEOT=0, SUBARU=14, MAZDA=371, ISUZU=753, DAEWOO=0, PONY=0, VOLVO=13, DODGE=9, UNITED MOTORS=2675, FORD=440, CHEVROLET=1332, <text:soft-page-break/>DAIHATSU=0, MITSUBISHI=1391, FIAT=1, VOLKSWAGEN=153, KIA=2042, PLYMOUTH=0, SUZUKI=1469, GENESIS=704, SKODA=0, HONDA=7525, CHRYSLER=1, SCION=98, BAJAJ=2125, AUDI=82, RENAULT=0, LADA=0, SANLG=659, SEAT=1, GEO=0, ACURA=1, YAMAHA=3400, OLDSMOBILE=0, MINI=7, DAYUN=107, INTERNATIONAL=28, HILLMAN=0, UTILITY=0, FREIGHTLINER=26, OPEL=0, YUMBO=861, MERCEDES BENZ=238, BLUE BIRD=0, FREEDOM=7509, LAND ROVER=1, WUYANG=0, LONCIN=0, GMC=2, AUSTIN=0, CAIO=0, THOMAS=0, ROMAN=0, GILLIG=0, CROWN=0, ASIA HERO=387, ASIA=0, JEEP=481, PONTIAC=0, PENNINE=0, BMW=104, MASA=0, ASHOK LEYLAND=20, THAMES TRADER=0, THOROHED=0, HUMBER=0, MAN=0, MAHINDRA=9, MAUCO=0, FLXIBLE=0, SCANIA=6, FARGO=0, KAWASAKI=52, MCI=0, CARPENTER=0, JIALING=700, DINA=0, MADSEN=0, SKYGO=341, TRAILMOBILE=0, HOBBS=0, MACK=1, GREYHOUND=0, BEDFORD=0, SMITH=0, GM=0, WABASH=0, FLYSCOOTERS=0, IKARUS=0, HINO=131, HEIL=2, ASIA SMITH=0, TVS=176, FRUEHAUF=0, CFMOTO=0, WARD=0, TRANSCOACH=0, SMART=0, AUTOCAR=0, WHITE=0, FONTAINE=0, STERLING=0, TMC=0, SUPERIOR=0, CROSSFIRE=0, AM GENERAL=0, KATANA=1132, AVA=390, GREAT DANE=0, MCCLAIN=0, SUKIDA=0, CHALLENGER=0, MAUCO/MERCEDES BENZ=0, BUICK=0, UD=0, NEW FLYER=0, KENWORTH=2, CAIO/MERCEDES BENZ=5, PINES=0, MERCURY=0, THEURER=0, SIN MARCA=1, CAN AM=0, MAGIRUZ DEUTZ=0, KAISER=0, IVECO=0, UD NISSAN=0, ROSMO=0, PETERBILT=0, LANCIA=0, CHANGAN=0, ERF=0, BARREIROS=0, JAC=14, DIAMOND T=0, STRICK=0, SERPENTO=8361, WESTERN STAR=0, COMMER=0, HAFEI=0, GAZ=0, ORNOR=0, SUNBEAN=0, MONON=0, LEXUS=1, POLAR=0, METAGRO=5, STOUGHTON=0, VENTO=0, FUTIAN=15, DUCATI=2, DIAMOND REO=0, HUMMER=0, MASERATI=0, SYM=0, CMC=4, PORSCHE=36, ASTRA=0, KTM=28, AJAX=0, TRANSCRAFT=0, LFTEC=0, GIANT=0, VESPA=4, HARLEY DAVIDSON=6, HERO=3872, R VISION=0, LINCOLN=1, SATURN=0, REO=0, TRIUMPH=9, ZNA=0, WHITE FREIGHTLINER=0, KAUFMAN=0, HENDRICKSON=0, BROCKWAY=0, KEEWAY=311, MECOX=0, LUFKIN=0, INFINITI=0, PIAGGIO=4, HYOSUNG=0, DORSEY=0, YIYING=0, STEYR=0, ZONDA=0, SUMOTO=0, PACE AMERICAN=0, INGERSOLL RAND=0, RAMI=0, GMC/CHEVY=0, SPEEDSTAR=0, SIMSOM=0, MILL=0, STAR=0, AMERICAN MOTORS=0, KW DART=0, CCC=0, LAFRANCE=0, KYMCO=0, FAMSA=0, YUGO=0, IFA=0, DAELIN=0, KUMOTO=0, CONTINENTAL=8, BSA=0, MZ=0, CZ=0, NABORS=0, M0RINI=0, TRAC=0, ALFA ROMEO=0, BURHLEHEM=0, HOREX=0, YESDI=0, MONTESA=0, SACHS=0, ADVANCE=0, SSANGYONG=1, HAUF=0, PGO=0, FOTON=0, ROWOR=0, AUTOBIANCHI=0, CARABELA=0, SAM YANG=0, WILLYS=0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26, HUSQVARNA=6, PUCH=0, ZANELLA=0, POLARIS=1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13, CHANGHE=0, BOYDSTUN=0, CHANA=0, IC=0, GURGEL=0, MORRIS=0, VAUXHALL VICTOR=0, MG=0, STUDEBAKER=0, UNISON=0, DE SOTO=0, OTTAWA=0, APRILIA=56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1, JOHNNY PAG=0, PACKARD=0, GARDNER DENVER=0, LODE KING=0, QIANJIANG=0, TAIZHOU=0, ROSMO/VOLKSWAGEN=2, DUNE BUGGY=0, CPI=0, MGDT=0, TRAILMASTER=0, ROKETA=0, ALDA=0, SPARTAN=0, MIKILON=0, ROLLS ROYCE=0, ITALIKA=0, IHE=0, WHIPPET FOUR=0, RAVENS=0, PACER=0, SPCNS=0, MASTER TOW=0, RAYBAR=0, GREAT WALL=0, AKT=881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<text:soft-page-break/>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6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1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3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16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<text:soft-page-break/>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1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1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6, STARK/GUVEN=0, DIAMO=0, COUGAR=0, SHOP=0, LORAIN=0, JOHN DEERE=10, HIGER=5, FARSPEED=0, SCRAMBLER=0, ZNEN=0, JCL=0, CHIEN YOU=0, BENZHOU=0, SSR=0, LIBRELATO=0, <text:soft-page-break/>JTG=0, IRONTON=0, PEIRSPEED=0, EXCEL EZLOAD=0, ICE BEAR=0, VERMEER=0, TEMISKO=0, ARMOR=0, SOMERSET=0, NUVAN=0, KROHNERT=0, BINTELLI=0, HI BIRD=0, HOBART=0, CLEVELAND=0, PETTIBONE=0, FRELL=0, PRIBBS STEEL=0, MASCARELLO/VOLKSWAGEN=10, HOMESTEADER=0, MOND=0, ZHNG=0, IZUKA=10, SKYTEAM=0, OT FABRICATING=0, ZL=0, HAMMS=0, MOVESA=0, MARCOPOLO/VOLKSWAGEN=0, VPG=0, VICTORY=0, BENELLI=0, DE LA GARZA=3, MARCOPOLO/MERCEDES BENZ=0, LACROSSE=0, PCC=0, TCF=0, WEIXIN=2, LEONARD=1, OMNI=0, CITY=0, NELSON=0, SHAOLIN=0, TRIAN=0, REID=0, STE=0, STEWART&amp;STEVENSON=0, SXR=0, XL=0, APE=1, CDW=0, MRT=0, CHART=0, WORKHORSE=0, STRONA=0, SHOP BUILT=0, COEN=0, STELS=0, SOONER=0, HMD=0, TIPIC=0, SHANDONG WINSENSE=0, URAL=1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| <text:s text:c="2"/>| <text:s text:c="2"/>ANIO_DE_FABRICACION ≤ 2015.500</text:p>
      <text:p text:style-name="Preformatted_20_Text">| <text:s text:c="2"/>| <text:s text:c="2"/>| <text:s text:c="2"/>| <text:s text:c="2"/>| <text:s text:c="2"/>| <text:s text:c="2"/>ANIO_DE_FABRICACION &gt; 2014.500: HONDA {NISSAN=3730, TOYOTA=3939, HYUNDAI=1801, DATSUN=0, PEUGEOT=0, SUBARU=19, MAZDA=635, ISUZU=507, DAEWOO=5, PONY=0, VOLVO=6, DODGE=22, UNITED MOTORS=3114, FORD=617, CHEVROLET=1016, DAIHATSU=0, MITSUBISHI=2415, FIAT=18, VOLKSWAGEN=133, KIA=2529, PLYMOUTH=0, SUZUKI=1031, GENESIS=820, SKODA=0, HONDA=4999, CHRYSLER=3, SCION=19, BAJAJ=1984, AUDI=102, RENAULT=0, LADA=0, SANLG=713, SEAT=0, GEO=0, ACURA=1, YAMAHA=2042, OLDSMOBILE=0, MINI=21, DAYUN=444, INTERNATIONAL=38, HILLMAN=0, UTILITY=0, FREIGHTLINER=15, OPEL=0, YUMBO=472, MERCEDES BENZ=167, BLUE BIRD=2, FREEDOM=3868, LAND ROVER=3, WUYANG=0, LONCIN=0, GMC=4, AUSTIN=0, CAIO=0, THOMAS=0, ROMAN=0, GILLIG=0, CROWN=0, ASIA HERO=177, ASIA=0, JEEP=796, PONTIAC=0, PENNINE=0, BMW=102, MASA=0, ASHOK LEYLAND=18, THAMES TRADER=0, THOROHED=0, HUMBER=0, MAN=0, MAHINDRA=17, MAUCO=0, FLXIBLE=0, SCANIA=0, FARGO=0, KAWASAKI=86, MCI=0, CARPENTER=0, JIALING=322, DINA=0, MADSEN=0, SKYGO=800, TRAILMOBILE=0, HOBBS=0, MACK=6, GREYHOUND=0, BEDFORD=0, SMITH=0, GM=0, WABASH=0, FLYSCOOTERS=0, IKARUS=0, HINO=59, HEIL=0, ASIA SMITH=0, TVS=278, FRUEHAUF=0, CFMOTO=0, WARD=0, TRANSCOACH=0, SMART=3, AUTOCAR=0, WHITE=0, FONTAINE=0, STERLING=0, TMC=0, SUPERIOR=0, CROSSFIRE=98, AM GENERAL=0, KATANA=343, AVA=367, GREAT DANE=0, MCCLAIN=0, SUKIDA=0, CHALLENGER=0, MAUCO/MERCEDES BENZ=0, BUICK=2, UD=0, NEW FLYER=0, KENWORTH=23, CAIO/MERCEDES BENZ=2, PINES=0, MERCURY=0, THEURER=0, SIN MARCA=2, CAN AM=0, MAGIRUZ DEUTZ=0, KAISER=0, IVECO=0, UD NISSAN=0, ROSMO=0, PETERBILT=0, LANCIA=0, CHANGAN=0, ERF=0, BARREIROS=0, JAC=34, DIAMOND T=0, STRICK=0, SERPENTO=3404, WESTERN STAR=0, COMMER=0, HAFEI=0, GAZ=0, ORNOR=0, SUNBEAN=0, MONON=0, LEXUS=3, POLAR=0, METAGRO=10, STOUGHTON=1, VENTO=92, FUTIAN=7, DUCATI=4, DIAMOND REO=0, HUMMER=0, MASERATI=0, SYM=60, CMC=36, PORSCHE=24, ASTRA=0, KTM=33, AJAX=0, TRANSCRAFT=0, LFTEC=0, GIANT=0, VESPA=1, HARLEY DAVIDSON=18, HERO=2768, R VISION=0, LINCOLN=0, SATURN=0, REO=0, TRIUMPH=10, ZNA=0, WHITE FREIGHTLINER=0, KAUFMAN=0, HENDRICKSON=0, BROCKWAY=0, KEEWAY=13, MECOX=0, LUFKIN=0, INFINITI=2, PIAGGIO=3, HYOSUNG=0, DORSEY=0, YIYING=0, STEYR=0, ZONDA=0, SUMOTO=0, PACE AMERICAN=0, INGERSOLL RAND=0, RAMI=0, GMC/CHEVY=0, SPEEDSTAR=0, SIMSOM=0, MILL=0, STAR=0, AMERICAN MOTORS=0, KW DART=0, CCC=0, LAFRANCE=0, KYMCO=0, FAMSA=0, YUGO=0, IFA=0, DAELIN=0, KUMOTO=0, CONTINENTAL=9, BSA=0, MZ=0, CZ=0, NABORS=0, M0RINI=0, TRAC=0, ALFA ROMEO=0, BURHLEHEM=0, HOREX=0, YESDI=0, MONTESA=0, SACHS=0, ADVANCE=0, SSANGYONG=7, HAUF=0, PGO=0, FOTON=0, ROWOR=0, AUTOBIANCHI=0, CARABELA=0, SAM YANG=0, WILLYS=0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26, HUSQVARNA=3, PUCH=0, ZANELLA=0, POLARIS=0, MCGREGOR 26=0, XING FU=0, AGRALE=0, HSFT=0, DUNHAM=0, DKW=0, MOTOBECANE=0, TOMOS=0, ADLY=0, CHYSLER=0, ESCORTS=0, FENGTONG=0, TITAN=0, KIDRON=4, NSU=0, JIANSHE=0, PIAZZA=0, MINIBUSINE=0, MARCOPOLO=20, BERTOLINI=0, PASEMAKER=0, BUSH HOG=0, BRHAM=0, MUDAN=0, ZX AUTO=0, CADILLAC=1, YUE LOONG=0, ED ETNYRE=0, ENCAVA=0, DONGFANG=0, QINGQI=0, WELLS CARGO=0, JAGUAR=0, AEON=0, HERCULES AJAX=0, GROVE=0, RUTER=0, KITOMI=0, BAJA=0, MILLER=0, HOMER=0, HANOMAG=0, BERING=0, WITZCO=0, UNICO=37, CHANGHE=0, BOYDSTUN=0, CHANA=0, IC=0, GURGEL=0, MORRIS=0, VAUXHALL VICTOR=0, MG=0, STUDEBAKER=0, UNISON=0, DE SOTO=0, OTTAWA=0, APRILIA=0, GENUINE=0, PHOENIX=0, DITCH WITCH=0, ZUKYAMA=14, IC/INTERNATIONAL=0, BAW=0, STANISS=0, YINXIANG=0, HILBILT=0, TAGA=0, WILKENS=0, LEIKE=0, BAODIAO=0, UAZ=0, <text:soft-page-break/>HUDSON=0, CONSUL=0, AMERICAN=0, COTC=0, JDBE=0, SHENDA=0, CLASSIC=0, RQ=0, ARCTIC CAT=0, JINDO=0, BUDD=0, HEARTLAND=0, TRINITY=0, ZHEJIANG=0, WABA=0, CIMC=0, CHITO=0, DAIMLER=0, JAVELIN=0, SAAB=0, HYSTER=0, SHINERAY=0, CHEETAH=1, HISUN=0, ONMYWAY=0, WITZCO/CHALLENGER=0, MAQUIRENT=0, LVJV=0, GREMLIN=0, SIMCA=0, INNOCENTI=0, KALYN=0, HUSABERG=0, TAOTAO=0, ALL AMERICAN=0, ARO=0, ALLOY=0, JONWAY=0, BIG TEX=0, GRANE CARR=0, MASCARELLO/SCANIA=0, TRANSGLOBAL=0, LOADORAFT=0, DACIA=0, HOLLAND=0, FERRARI=1, JOHNNY PAG=0, PACKARD=0, GARDNER DENVER=0, LODE KING=0, QIANJIANG=0, TAIZHOU=0, ROSMO/VOLKSWAGEN=2, DUNE BUGGY=0, CPI=0, MGDT=0, TRAILMASTER=0, ROKETA=0, ALDA=0, SPARTAN=0, MIKILON=0, ROLLS ROYCE=0, ITALIKA=1, IHE=0, WHIPPET FOUR=0, RAVENS=0, PACER=0, SPCNS=0, MASTER TOW=0, RAYBAR=0, GREAT WALL=0, AKT=875, HAULMARK=0, BASHAN=1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6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<text:soft-page-break/>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1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3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2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<text:soft-page-break/>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2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3, TERREL=0, GAMI=0, HENGTONG=5, STARK/GUVEN=0, DIAMO=0, COUGAR=0, SHOP=0, LORAIN=0, JOHN DEERE=0, HIGER=2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1, MOND=0, ZHNG=0, IZUKA=0, SKYTEAM=32, OT FABRICATING=0, ZL=1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| <text:s text:c="2"/>| <text:s text:c="2"/>| <text:s text:c="2"/>ANIO_DE_FABRICACION ≤ 2014.500: FREEDOM {NISSAN=3994, TOYOTA=4343, HYUNDAI=2671, DATSUN=0, PEUGEOT=1, SUBARU=21, MAZDA=706, ISUZU=546, DAEWOO=6, PONY=0, VOLVO=25, DODGE=31, UNITED MOTORS=2422, FORD=1284, CHEVROLET=1150, DAIHATSU=0, MITSUBISHI=2159, FIAT=15, VOLKSWAGEN=189, KIA=3080, PLYMOUTH=0, SUZUKI=634, GENESIS=1014, SKODA=0, HONDA=4484, CHRYSLER=5, SCION=65, BAJAJ=1532, AUDI=86, RENAULT=0, LADA=4, SANLG=1368, SEAT=0, GEO=0, ACURA=2, YAMAHA=3479, OLDSMOBILE=0, MINI=16, DAYUN=265, INTERNATIONAL=27, HILLMAN=0, UTILITY=0, FREIGHTLINER=4, OPEL=0, YUMBO=302, MERCEDES BENZ=177, BLUE BIRD=2, FREEDOM=6792, LAND ROVER=3, WUYANG=0, LONCIN=242, GMC=2, AUSTIN=0, CAIO=0, THOMAS=1, ROMAN=0, GILLIG=0, CROWN=0, ASIA HERO=449, ASIA=0, JEEP=1143, PONTIAC=0, PENNINE=0, BMW=156, MASA=0, ASHOK LEYLAND=71, THAMES TRADER=0, THOROHED=0, HUMBER=0, MAN=0, MAHINDRA=27, MAUCO=0, FLXIBLE=0, SCANIA=3, FARGO=0, KAWASAKI=218, MCI=0, CARPENTER=0, JIALING=507, DINA=0, MADSEN=0, SKYGO=367, TRAILMOBILE=0, HOBBS=0, MACK=5, GREYHOUND=0, BEDFORD=0, SMITH=0, GM=0, WABASH=0, FLYSCOOTERS=0, IKARUS=0, HINO=65, HEIL=1, ASIA SMITH=0, TVS=537, FRUEHAUF=0, CFMOTO=15, WARD=0, TRANSCOACH=0, SMART=2, AUTOCAR=0, WHITE=0, FONTAINE=0, STERLING=0, TMC=0, SUPERIOR=0, CROSSFIRE=135, AM GENERAL=0, KATANA=391, AVA=125, GREAT DANE=0, MCCLAIN=0, SUKIDA=0, CHALLENGER=0, MAUCO/MERCEDES BENZ=0, BUICK=0, UD=0, NEW FLYER=0, KENWORTH=16, CAIO/MERCEDES BENZ=0, PINES=0, MERCURY=0, THEURER=0, SIN MARCA=1, CAN AM=2, MAGIRUZ DEUTZ=0, KAISER=0, IVECO=0, UD NISSAN=0, ROSMO=0, PETERBILT=0, LANCIA=0, CHANGAN=0, ERF=0, BARREIROS=0, JAC=68, DIAMOND T=0, STRICK=0, SERPENTO=2386, WESTERN STAR=0, COMMER=0, HAFEI=0, GAZ=1, ORNOR=0, SUNBEAN=0, MONON=0, LEXUS=1, POLAR=0, METAGRO=0, STOUGHTON=0, VENTO=0, FUTIAN=10, DUCATI=3, DIAMOND REO=0, HUMMER=0, MASERATI=0, SYM=57, CMC=27, PORSCHE=25, ASTRA=0, KTM=61, AJAX=0, TRANSCRAFT=0, LFTEC=0, GIANT=0, VESPA=1, HARLEY DAVIDSON=6, HERO=856, R VISION=0, LINCOLN=0, SATURN=0, REO=0, TRIUMPH=2, ZNA=32, WHITE FREIGHTLINER=0, KAUFMAN=0, HENDRICKSON=0, BROCKWAY=0, KEEWAY=207, MECOX=0, LUFKIN=0, INFINITI=1, PIAGGIO=2, HYOSUNG=1, DORSEY=0, YIYING=0, STEYR=0, ZONDA=0, SUMOTO=0, PACE AMERICAN=0, INGERSOLL RAND=0, RAMI=0, GMC/CHEVY=0, SPEEDSTAR=0, SIMSOM=0, MILL=0, STAR=0, AMERICAN MOTORS=0, KW DART=0, CCC=0, LAFRANCE=0, KYMCO=0, FAMSA=0, YUGO=0, IFA=0, DAELIN=0, KUMOTO=0, CONTINENTAL=11, BSA=0, MZ=0, CZ=0, NABORS=0, M0RINI=0, TRAC=0, ALFA ROMEO=1, BURHLEHEM=0, HOREX=0, YESDI=0, MONTESA=0, SACHS=0, ADVANCE=0, SSANGYONG=5, HAUF=0, PGO=2, FOTON=2, ROWOR=0, AUTOBIANCHI=0, <text:soft-page-break/>CARABELA=0, SAM YANG=0, WILLYS=0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11, HUSQVARNA=3, PUCH=0, ZANELLA=0, POLARIS=8, MCGREGOR 26=0, XING FU=0, AGRALE=0, HSFT=0, DUNHAM=0, DKW=0, MOTOBECANE=0, TOMOS=0, ADLY=0, CHYSLER=0, ESCORTS=0, FENGTONG=0, TITAN=0, KIDRON=3, NSU=0, JIANSHE=0, PIAZZA=0, MINIBUSINE=0, MARCOPOLO=8, BERTOLINI=0, PASEMAKER=0, BUSH HOG=0, BRHAM=0, MUDAN=0, ZX AUTO=0, CADILLAC=1, YUE LOONG=0, ED ETNYRE=0, ENCAVA=0, DONGFANG=0, QINGQI=0, WELLS CARGO=0, JAGUAR=0, AEON=0, HERCULES AJAX=0, GROVE=0, RUTER=0, KITOMI=1, BAJA=0, MILLER=0, HOMER=0, HANOMAG=0, BERING=0, WITZCO=0, UNICO=66, CHANGHE=0, BOYDSTUN=0, CHANA=0, IC=0, GURGEL=0, MORRIS=0, VAUXHALL VICTOR=0, MG=1, STUDEBAKER=0, UNISON=0, DE SOTO=0, OTTAWA=0, APRILIA=0, GENUINE=0, PHOENIX=0, DITCH WITCH=0, ZUKYAMA=0, IC/INTERNATIONAL=0, BAW=0, STANISS=0, YINXIANG=0, HILBILT=0, TAGA=0, WILKENS=0, LEIKE=0, BAODIAO=0, UAZ=1, HUDSON=0, CONSUL=0, AMERICAN=0, COTC=0, JDBE=0, SHENDA=0, CLASSIC=0, RQ=0, ARCTIC CAT=0, JINDO=0, BUDD=0, HEARTLAND=0, TRINITY=0, ZHEJIANG=0, WABA=0, CIMC=0, CHITO=0, DAIMLER=0, JAVELIN=0, SAAB=0, HYSTER=0, SHINERAY=381, CHEETAH=0, HISUN=0, ONMYWAY=0, WITZCO/CHALLENGER=0, MAQUIRENT=0, LVJV=0, GREMLIN=0, SIMCA=0, INNOCENTI=0, KALYN=0, HUSABERG=1, TAOTAO=5, ALL AMERICAN=0, ARO=0, ALLOY=0, JONWAY=1, BIG TEX=0, GRANE CARR=0, MASCARELLO/SCANIA=1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2, HAULMARK=0, BASHAN=2, LBT=0, TWIN=0, HARRIS=0, STANDARD=0, RCMOTO=0, COTTRELL=0, MINI MARK=0, VOLARE=2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7, VANS=0, LOAD KING=0, KEEN=0, LOX=0, ESCOTT=0, BINKLEY=0, BODY=0, KOUNTRY=0, AMERICAN TRAILER=0, BEAU=0, BOSSIER CATY=0, CONE=0, DACO=0, CARMEX=1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<text:soft-page-break/>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1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2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24, IRONWORKS=0, RECOND=0, GEN=0, MOTGOMERY=0, CAGIVA=0, MAXIBUS=0, PIN=0, CAR MATE=0, HRI=0, AUPA=0, HCT=0, V PRINCE=0, GEELY=1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3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5, CARRY-ON=0, ARTESANAL=0, VERUCCI=0, DCT=0, KAZUN=0, KAZUKI=0, LODE=0, RED FOX=0, TRGL=0, LARK=0, TERMINATOR=0, HITCH=0, BUELL=0, GULF STREAM=0, BRONKO=0, WUXI=0, CRONKHITE=0, <text:soft-page-break/>SUDISA MERITOR=0, TN=0, NASH=0, PIERCE=0, BYD=6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1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2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39, TERREL=0, GAMI=19, HENGTONG=1, STARK/GUVEN=7, DIAMO=0, COUGAR=0, SHOP=0, LORAIN=0, JOHN DEERE=0, HIGER=5, FARSPEED=1, SCRAMBLER=15, ZNEN=0, JCL=0, CHIEN YOU=0, BENZHOU=0, SSR=0, LIBRELATO=0, JTG=0, IRONTON=1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| <text:s text:c="2"/>ANIO_DE_FABRICACION ≤ 2013.500: KIA {NISSAN=4342, TOYOTA=4193, HYUNDAI=5078, DATSUN=0, PEUGEOT=0, SUBARU=25, MAZDA=785, ISUZU=381, DAEWOO=7, PONY=0, VOLVO=29, DODGE=34, UNITED MOTORS=1981, FORD=1518, CHEVROLET=2795, DAIHATSU=0, MITSUBISHI=1207, FIAT=35, VOLKSWAGEN=297, KIA=5441, PLYMOUTH=0, SUZUKI=1197, GENESIS=471, SKODA=0, HONDA=4259, CHRYSLER=4, SCION=147, BAJAJ=1887, AUDI=66, RENAULT=0, LADA=3, SANLG=5148, SEAT=1, GEO=0, ACURA=5, YAMAHA=2005, OLDSMOBILE=0, MINI=72, DAYUN=508, INTERNATIONAL=73, HILLMAN=0, UTILITY=0, FREIGHTLINER=2, OPEL=0, YUMBO=441, MERCEDES BENZ=161, BLUE BIRD=3, FREEDOM=2968, LAND ROVER=3, WUYANG=614, LONCIN=569, GMC=5, AUSTIN=0, CAIO=0, THOMAS=1, ROMAN=0, GILLIG=0, CROWN=0, ASIA HERO=427, ASIA=0, JEEP=249, PONTIAC=0, PENNINE=0, BMW=190, MASA=0, ASHOK LEYLAND=37, THAMES TRADER=0, THOROHED=0, HUMBER=0, MAN=0, MAHINDRA=24, MAUCO=0, FLXIBLE=0, SCANIA=0, FARGO=0, KAWASAKI=165, MCI=0, CARPENTER=0, JIALING=943, DINA=0, MADSEN=0, SKYGO=1685, TRAILMOBILE=0, HOBBS=0, MACK=1, GREYHOUND=0, BEDFORD=0, SMITH=0, GM=0, WABASH=0, FLYSCOOTERS=0, IKARUS=0, HINO=52, HEIL=0, ASIA SMITH=0, TVS=179, FRUEHAUF=0, CFMOTO=0, WARD=0, TRANSCOACH=0, SMART=9, AUTOCAR=0, WHITE=0, FONTAINE=0, STERLING=0, TMC=0, SUPERIOR=0, CROSSFIRE=70, AM GENERAL=0, KATANA=702, AVA=16, GREAT DANE=0, MCCLAIN=0, SUKIDA=0, CHALLENGER=0, MAUCO/MERCEDES BENZ=0, BUICK=2, UD=0, NEW FLYER=0, KENWORTH=6, <text:soft-page-break/>CAIO/MERCEDES BENZ=0, PINES=0, MERCURY=0, THEURER=0, SIN MARCA=2, CAN AM=13, MAGIRUZ DEUTZ=0, KAISER=0, IVECO=10, UD NISSAN=0, ROSMO=0, PETERBILT=1, LANCIA=0, CHANGAN=20, ERF=0, BARREIROS=0, JAC=61, DIAMOND T=0, STRICK=0, SERPENTO=1405, WESTERN STAR=0, COMMER=0, HAFEI=0, GAZ=0, ORNOR=0, SUNBEAN=0, MONON=0, LEXUS=4, POLAR=0, METAGRO=9, STOUGHTON=0, VENTO=0, FUTIAN=9, DUCATI=11, DIAMOND REO=0, HUMMER=0, MASERATI=0, SYM=100, CMC=18, PORSCHE=23, ASTRA=0, KTM=54, AJAX=0, TRANSCRAFT=0, LFTEC=15, GIANT=0, VESPA=0, HARLEY DAVIDSON=11, HERO=1245, R VISION=0, LINCOLN=1, SATURN=0, REO=0, TRIUMPH=2, ZNA=0, WHITE FREIGHTLINER=0, KAUFMAN=2, HENDRICKSON=0, BROCKWAY=0, KEEWAY=40, MECOX=0, LUFKIN=0, INFINITI=1, PIAGGIO=1, HYOSUNG=2, DORSEY=0, YIYING=0, STEYR=0, ZONDA=0, SUMOTO=0, PACE AMERICAN=0, INGERSOLL RAND=0, RAMI=0, GMC/CHEVY=0, SPEEDSTAR=0, SIMSOM=0, MILL=0, STAR=0, AMERICAN MOTORS=0, KW DART=0, CCC=0, LAFRANCE=0, KYMCO=2, FAMSA=0, YUGO=0, IFA=0, DAELIN=0, KUMOTO=0, CONTINENTAL=8, BSA=0, MZ=0, CZ=0, NABORS=0, M0RINI=0, TRAC=0, ALFA ROMEO=0, BURHLEHEM=0, HOREX=0, YESDI=0, MONTESA=0, SACHS=0, ADVANCE=0, SSANGYONG=3, HAUF=0, PGO=0, FOTON=0, ROWOR=0, AUTOBIANCHI=0, CARABELA=0, SAM YANG=0, WILLYS=0, BAM=0, BROWN=0, ISLO=0, ROYAL ENFIELD=1, OSHKOSH=0, SUNDIRO=0, DERBI=0, CONDOR=0, AZTECA=0, HODAKA=0, ENFIELD=0, VANCO=0, GENERAL=0, GUZZI=1, DAELIM=0, BOMBARDIER=0, GAS GAS=0, JAWA=0, CITROEN=0, RAMBLER=0, BTV=0, GILERA=0, LIFAN=11, EAGLE=0, MOTAC=0, AZTEC=0, BETA=0, ROSTABOU=0, TAILUNG=0, CNJ=29, HUSQVARNA=7, PUCH=0, ZANELLA=0, POLARIS=1, MCGREGOR 26=0, XING FU=0, AGRALE=0, HSFT=0, DUNHAM=0, DKW=0, MOTOBECANE=0, TOMOS=0, ADLY=0, CHYSLER=0, ESCORTS=0, FENGTONG=0, TITAN=0, KIDRON=0, NSU=0, JIANSHE=0, PIAZZA=0, MINIBUSINE=0, MARCOPOLO=2, BERTOLINI=0, PASEMAKER=0, BUSH HOG=0, BRHAM=0, MUDAN=0, ZX AUTO=0, CADILLAC=0, YUE LOONG=0, ED ETNYRE=0, ENCAVA=0, DONGFANG=1, QINGQI=0, WELLS CARGO=0, JAGUAR=0, AEON=1, HERCULES AJAX=0, GROVE=0, RUTER=0, KITOMI=0, BAJA=0, MILLER=0, HOMER=0, HANOMAG=0, BERING=0, WITZCO=2, UNICO=23, CHANGHE=0, BOYDSTUN=0, CHANA=0, IC=0, GURGEL=0, MORRIS=0, VAUXHALL VICTOR=0, MG=0, STUDEBAKER=0, UNISON=0, DE SOTO=0, OTTAWA=0, APRILIA=0, GENUINE=1, PHOENIX=0, DITCH WITCH=0, ZUKYAMA=3, IC/INTERNATIONAL=0, BAW=0, STANISS=0, YINXIANG=0, HILBILT=0, TAGA=0, WILKENS=0, LEIKE=0, BAODIAO=0, UAZ=5, HUDSON=0, CONSUL=0, AMERICAN=0, COTC=0, JDBE=0, SHENDA=0, CLASSIC=0, RQ=0, ARCTIC CAT=1, JINDO=0, BUDD=0, HEARTLAND=0, TRINITY=0, ZHEJIANG=3, WABA=0, CIMC=0, CHITO=0, DAIMLER=0, JAVELIN=0, SAAB=0, HYSTER=0, SHINERAY=22, CHEETAH=0, HISUN=6, ONMYWAY=84, WITZCO/CHALLENGER=1, MAQUIRENT=0, LVJV=0, GREMLIN=0, SIMCA=0, INNOCENTI=0, KALYN=0, HUSABERG=4, TAOTAO=8, ALL AMERICAN=1, ARO=0, ALLOY=0, JONWAY=1, BIG TEX=1, GRANE CARR=0, MASCARELLO/SCANIA=1, TRANSGLOBAL=0, LOADORAFT=0, DACIA=0, HOLLAND=0, FERRARI=0, JOHNNY PAG=0, PACKARD=0, GARDNER DENVER=0, LODE KING=0, QIANJIANG=0, TAIZHOU=2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1, TRANS=0, AGUILA=0, CATERHAM=0, WAYNE=0, TIANJIN=0, EAST COAST=0, HONGTU=0, GEMINI=0, VALIANT=0, TRAILSTAR=0, TRAVIS=0, ASUNA=0, GMC/GEO=0, ROVER=0, SC COBRA (REPLICA)=0, YUE JIN=0, CARPENTER/FORD=0, TIMPTE=1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<text:soft-page-break/>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1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<text:soft-page-break/>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1, GSCR=0, CHIEN HUEY=0, BIG BUBBAS=0, SHOALS=0, MEIDUO=0, E ONE=0, KRAFTSMAN=0, TROY=0, MARCOPOLO/VOLVO=0, TERREL=0, GAMI=0, HENGTONG=2, STARK/GUVEN=3, DIAMO=0, COUGAR=0, SHOP=0, LORAIN=0, JOHN DEERE=0, HIGER=0, FARSPEED=0, SCRAMBLER=0, ZNEN=0, JCL=0, CHIEN YOU=0, BENZHOU=0, SSR=1, LIBRELATO=0, JTG=0, IRONTON=0, PEIRSPEED=0, EXCEL EZLOAD=0, ICE BEAR=1, VERMEER=0, TEMISKO=0, ARMOR=0, SOMERSET=0, NUVAN=0, KROHNERT=0, BINTELLI=0, HI BIRD=0, HOBART=0, CLEVELAND=0, PETTIBONE=0, FRELL=0, PRIBBS STEEL=0, MASCARELLO/VOLKSWAGEN=0, HOMESTEADER=0, MOND=0, ZHNG=1, IZUKA=0, SKYTEAM=0, OT FABRICATING=0, ZL=0, HAMMS=0, MOVESA=1, MARCOPOLO/VOLKSWAGEN=0, VPG=0, VICTORY=1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ANIO_DE_FABRICACION ≤ 2012.500</text:p>
      <text:p text:style-name="Preformatted_20_Text">| <text:s text:c="2"/>| <text:s text:c="2"/>| <text:s text:c="2"/>| <text:s text:c="2"/>ANIO_DE_FABRICACION &gt; 1962.500</text:p>
      <text:p text:style-name="Preformatted_20_Text">| <text:s text:c="2"/>| <text:s text:c="2"/>| <text:s text:c="2"/>| <text:s text:c="2"/>| <text:s text:c="2"/>ANIO_DE_FABRICACION &gt; 1963.500</text:p>
      <text:p text:style-name="Preformatted_20_Text"><text:soft-page-break/>| <text:s text:c="2"/>| <text:s text:c="2"/>| <text:s text:c="2"/>| <text:s text:c="2"/>| <text:s text:c="2"/>| <text:s text:c="2"/>ANIO_DE_FABRICACION &gt; 1982.500</text:p>
      <text:p text:style-name="Preformatted_20_Text">| <text:s text:c="2"/>| <text:s text:c="2"/>| <text:s text:c="2"/>| <text:s text:c="2"/>| <text:s text:c="2"/>| <text:s text:c="2"/>| <text:s text:c="2"/>ANIO_DE_FABRICACION &gt; 1999.500</text:p>
      <text:p text:style-name="Preformatted_20_Text">| <text:s text:c="2"/>| <text:s text:c="2"/>| <text:s text:c="2"/>| <text:s text:c="2"/>| <text:s text:c="2"/>| <text:s text:c="2"/>| <text:s text:c="2"/>| <text:s text:c="2"/>ANIO_DE_FABRICACION &gt; 2010.500: NISSAN {NISSAN=11184, TOYOTA=8034, HYUNDAI=6318, DATSUN=0, PEUGEOT=32, SUBARU=48, MAZDA=2314, ISUZU=756, DAEWOO=1, PONY=0, VOLVO=106, DODGE=143, UNITED MOTORS=4253, FORD=3386, CHEVROLET=3227, DAIHATSU=0, MITSUBISHI=3525, FIAT=83, VOLKSWAGEN=610, KIA=8423, PLYMOUTH=0, SUZUKI=2992, GENESIS=720, SKODA=0, HONDA=8394, CHRYSLER=6, SCION=395, BAJAJ=2804, AUDI=120, RENAULT=0, LADA=14, SANLG=3382, SEAT=0, GEO=0, ACURA=17, YAMAHA=2831, OLDSMOBILE=0, MINI=142, DAYUN=790, INTERNATIONAL=193, HILLMAN=0, UTILITY=6, FREIGHTLINER=65, OPEL=0, YUMBO=1230, MERCEDES BENZ=279, BLUE BIRD=12, FREEDOM=3313, LAND ROVER=12, WUYANG=824, LONCIN=119, GMC=22, AUSTIN=0, CAIO=0, THOMAS=8, ROMAN=0, GILLIG=0, CROWN=0, ASIA HERO=1444, ASIA=0, JEEP=966, PONTIAC=0, PENNINE=0, BMW=478, MASA=0, ASHOK LEYLAND=14, THAMES TRADER=0, THOROHED=0, HUMBER=0, MAN=0, MAHINDRA=4, MAUCO=0, FLXIBLE=0, SCANIA=0, FARGO=0, KAWASAKI=367, MCI=0, CARPENTER=0, JIALING=1793, DINA=2, MADSEN=0, SKYGO=1686, TRAILMOBILE=0, HOBBS=0, MACK=8, GREYHOUND=0, BEDFORD=0, SMITH=0, GM=0, WABASH=1, FLYSCOOTERS=0, IKARUS=0, HINO=184, HEIL=4, ASIA SMITH=0, TVS=266, FRUEHAUF=1, CFMOTO=10, WARD=0, TRANSCOACH=0, SMART=14, AUTOCAR=0, WHITE=0, FONTAINE=0, STERLING=0, TMC=0, SUPERIOR=0, CROSSFIRE=638, AM GENERAL=0, KATANA=458, AVA=0, GREAT DANE=3, MCCLAIN=0, SUKIDA=51, CHALLENGER=0, MAUCO/MERCEDES BENZ=0, BUICK=0, UD=0, NEW FLYER=0, KENWORTH=5, CAIO/MERCEDES BENZ=1, PINES=0, MERCURY=11, THEURER=0, SIN MARCA=15, CAN AM=11, MAGIRUZ DEUTZ=0, KAISER=0, IVECO=0, UD NISSAN=0, ROSMO=0, PETERBILT=0, LANCIA=0, CHANGAN=76, ERF=0, BARREIROS=0, JAC=7, DIAMOND T=0, STRICK=0, SERPENTO=104, WESTERN STAR=0, COMMER=0, HAFEI=0, GAZ=6, ORNOR=0, SUNBEAN=0, MONON=0, LEXUS=3, POLAR=0, METAGRO=16, STOUGHTON=0, VENTO=0, FUTIAN=14, DUCATI=10, DIAMOND REO=0, HUMMER=0, MASERATI=0, SYM=197, CMC=34, PORSCHE=55, ASTRA=0, KTM=48, AJAX=0, TRANSCRAFT=0, LFTEC=20, GIANT=0, VESPA=2, HARLEY DAVIDSON=22, HERO=1, R VISION=0, LINCOLN=3, SATURN=0, REO=0, TRIUMPH=4, ZNA=4, WHITE FREIGHTLINER=0, KAUFMAN=0, HENDRICKSON=0, BROCKWAY=0, KEEWAY=0, MECOX=0, LUFKIN=0, INFINITI=6, PIAGGIO=3, HYOSUNG=4, DORSEY=0, YIYING=0, STEYR=0, ZONDA=10, SUMOTO=0, PACE AMERICAN=0, INGERSOLL RAND=0, RAMI=0, GMC/CHEVY=0, SPEEDSTAR=0, SIMSOM=0, MILL=0, STAR=0, AMERICAN MOTORS=0, KW DART=0, CCC=0, LAFRANCE=0, KYMCO=252, FAMSA=0, YUGO=0, IFA=0, DAELIN=0, KUMOTO=0, CONTINENTAL=23, BSA=0, MZ=0, CZ=0, NABORS=0, M0RINI=0, TRAC=0, ALFA ROMEO=0, BURHLEHEM=0, HOREX=0, YESDI=0, MONTESA=0, SACHS=0, ADVANCE=0, SSANGYONG=0, HAUF=0, PGO=0, FOTON=0, ROWOR=0, AUTOBIANCHI=0, CARABELA=0, SAM YANG=0, WILLYS=0, BAM=0, BROWN=0, ISLO=0, ROYAL ENFIELD=0, OSHKOSH=0, SUNDIRO=0, DERBI=0, CONDOR=0, AZTECA=0, HODAKA=0, ENFIELD=0, VANCO=0, GENERAL=0, GUZZI=1, DAELIM=0, BOMBARDIER=0, GAS GAS=0, JAWA=0, CITROEN=0, RAMBLER=0, BTV=0, GILERA=0, LIFAN=5, EAGLE=0, MOTAC=0, AZTEC=0, BETA=0, ROSTABOU=0, TAILUNG=0, CNJ=20, HUSQVARNA=16, PUCH=0, ZANELLA=0, POLARIS=16, MCGREGOR 26=0, XING FU=0, AGRALE=0, HSFT=0, DUNHAM=0, DKW=0, MOTOBECANE=0, TOMOS=0, ADLY=0, CHYSLER=0, ESCORTS=0, FENGTONG=0, TITAN=0, KIDRON=5, NSU=0, JIANSHE=0, PIAZZA=0, MINIBUSINE=0, MARCOPOLO=0, BERTOLINI=0, PASEMAKER=0, BUSH HOG=0, BRHAM=0, MUDAN=0, ZX AUTO=0, CADILLAC=7, YUE LOONG=0, ED ETNYRE=0, ENCAVA=0, DONGFANG=3, QINGQI=0, WELLS CARGO=0, JAGUAR=2, AEON=0, HERCULES AJAX=0, GROVE=0, RUTER=0, KITOMI=0, BAJA=0, MILLER=0, HOMER=0, HANOMAG=0, BERING=0, WITZCO=0, UNICO=11, CHANGHE=1, BOYDSTUN=0, CHANA=120, IC=0, GURGEL=0, MORRIS=0, VAUXHALL VICTOR=0, MG=0, STUDEBAKER=0, UNISON=0, DE SOTO=0, OTTAWA=0, APRILIA=0, GENUINE=1, PHOENIX=0, DITCH WITCH=0, ZUKYAMA=0, IC/INTERNATIONAL=0, BAW=0, STANISS=3, YINXIANG=0, HILBILT=0, TAGA=0, WILKENS=0, LEIKE=0, BAODIAO=2, UAZ=2, HUDSON=0, CONSUL=0, AMERICAN=0, COTC=0, JDBE=0, SHENDA=0, CLASSIC=0, RQ=1, ARCTIC CAT=0, JINDO=0, BUDD=0, HEARTLAND=0, TRINITY=0, ZHEJIANG=3, WABA=0, CIMC=0, CHITO=0, DAIMLER=0, JAVELIN=0, SAAB=0, HYSTER=0, SHINERAY=0, CHEETAH=3, HISUN=0, ONMYWAY=0, WITZCO/CHALLENGER=0, MAQUIRENT=1, LVJV=1, GREMLIN=0, SIMCA=0, INNOCENTI=0, KALYN=0, HUSABERG=5, TAOTAO=2, ALL AMERICAN=0, ARO=0, ALLOY=0, JONWAY=0, BIG TEX=0, GRANE CARR=0, MASCARELLO/SCANIA=0, TRANSGLOBAL=0, LOADORAFT=0, DACIA=0, HOLLAND=0, FERRARI=0, JOHNNY PAG=0, PACKARD=0, GARDNER DENVER=0, LODE KING=0, QIANJIANG=0, TAIZHOU=4, ROSMO/VOLKSWAGEN=3, DUNE BUGGY=0, CPI=0, MGDT=0, TRAILMASTER=0, ROKETA=0, ALDA=0, SPARTAN=0, MIKILON=0, ROLLS ROYCE=0, ITALIKA=0, IHE=0, WHIPPET <text:soft-page-break/>FOUR=0, RAVENS=0, PACER=0, SPCNS=0, MASTER TOW=0, RAYBAR=0, GREAT WALL=0, AKT=4, HAULMARK=1, BASHAN=0, LBT=0, TWIN=0, HARRIS=4, STANDARD=0, RCMOTO=0, COTTRELL=0, MINI MARK=0, VOLARE=7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1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3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2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<text:soft-page-break/>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1, TSI=0, COMIL/MERCEDES BENZ=0, REITNOUER=0, BUSSCAR/VOLVO=0, DOONAN=0, KANN=0, CIXI=3, REINKE=0, NUSUN=0, FOSTI FUXIANDA=0, GOLDEN LION=0, UFK=0, CAIO/VOLKSWAGEN=0, TEAL=0, VELO CROSS=0, MONELCA=0, SUZIKA=0, XTEN=0, TRAIL EZE=0, WHEELER TR=0, MATE=0, JIEDA=0, FLEXI VAN=0, DOULEY=0, CARIBBEAN=0, NEAL=0, DMHC=0, MIDA=0, LOTUS=0, BOAXIN=0, MAKB=0, COMIL/VOLKSWAGEN=3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42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1, BULK INTERNATIONAL=0, SYCSA=3, RETESA=0, FXBG=0, MIDWEST=0, A.A=0, MAX=0, JMC=3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1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2, COYOTE=0, FAW=0, SYND=0, TRBI=0, VELI=0, WILLIAMS=0, POWERMAX=0, XINGYUE=0, SEA RAY=0, ION V=0, MASCARELLO=0, CARTER=0, LAMAR=0, BLANDOME=0, HAOJIN=0, DECO=0, BMS=1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4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3, BRIDGEVILLE=0, DAZON=0, BAYLINER=0, DINA/ROSMO=0, NOOTEBOOM=0, APOLLO=0, XINLING=1, BAYLY=0, DAKOTA=0, BKM=0, VANTAGE=0, BANN=0, YAMATI=0, JET MOTO=0, CYCAM=0, ITALICA=0, GUNP=0, ITA=0, BIG D=0, CROSS COUNTRY=0, COMIL/AGRALE=0, LONG RUN=0, <text:soft-page-break/>DUKAR=0, CALLAHAN=0, CRIMINALISTICS=1, KRUPP=0, R.M.=0, HITONG=0, TRIDENT=0, TOWMASTER=0, JC=0, RINGO=0, JACKEL=0, NST=0, LANCE=0, QUALITY=1, APPLESTONE=0, GSCR=0, CHIEN HUEY=0, BIG BUBBAS=0, SHOALS=0, MEIDUO=1, E ONE=0, KRAFTSMAN=0, TROY=0, MARCOPOLO/VOLVO=1, TERREL=0, GAMI=0, HENGTONG=0, STARK/GUVEN=0, DIAMO=0, COUGAR=0, SHOP=0, LORAIN=0, JOHN DEERE=1, HIGER=0, FARSPEED=0, SCRAMBLER=0, ZNEN=0, JCL=0, CHIEN YOU=0, BENZHOU=0, SSR=0, LIBRELATO=1, JTG=1, IRONTON=0, PEIRSPEED=0, EXCEL EZLOAD=0, ICE BEAR=0, VERMEER=0, TEMISKO=0, ARMOR=0, SOMERSET=0, NUVAN=0, KROHNERT=0, BINTELLI=1, HI BIRD=0, HOBART=0, CLEVELAND=1, PETTIBONE=0, FRELL=0, PRIBBS STEEL=0, MASCARELLO/VOLKSWAGEN=0, HOMESTEADER=0, MOND=0, ZHNG=0, IZUKA=0, SKYTEAM=0, OT FABRICATING=0, ZL=0, HAMMS=0, MOVESA=0, MARCOPOLO/VOLKSWAGEN=3, VPG=1, VICTORY=0, BENELLI=0, DE LA GARZA=0, MARCOPOLO/MERCEDES BENZ=1, LACROSSE=0, PCC=1, TCF=0, WEIXIN=0, LEONARD=0, OMNI=0, CITY=0, NELSON=0, SHAOLIN=0, TRIAN=0, REID=0, STE=0, STEWART&amp;STEVENSON=0, SXR=1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1, JET=0, HORNE=0, SHARK=0}</text:p>
      <text:p text:style-name="Preformatted_20_Text">| <text:s text:c="2"/>| <text:s text:c="2"/>| <text:s text:c="2"/>| <text:s text:c="2"/>| <text:s text:c="2"/>| <text:s text:c="2"/>| <text:s text:c="2"/>| <text:s text:c="2"/>ANIO_DE_FABRICACION ≤ 2010.500: TOYOTA {NISSAN=48981, TOYOTA=76479, HYUNDAI=39093, DATSUN=0, PEUGEOT=3144, SUBARU=706, MAZDA=21951, ISUZU=6323, DAEWOO=1922, PONY=0, VOLVO=1561, DODGE=3421, UNITED MOTORS=7217, FORD=21091, CHEVROLET=18558, DAIHATSU=911, MITSUBISHI=27960, FIAT=7, VOLKSWAGEN=3894, KIA=42202, PLYMOUTH=171, SUZUKI=12614, GENESIS=585, SKODA=0, HONDA=32761, CHRYSLER=508, SCION=5131, BAJAJ=6210, AUDI=204, RENAULT=1338, LADA=0, SANLG=203, SEAT=126, GEO=22, ACURA=715, YAMAHA=7327, OLDSMOBILE=11, MINI=435, DAYUN=129, INTERNATIONAL=3817, HILLMAN=0, UTILITY=127, FREIGHTLINER=6702, OPEL=2, YUMBO=2306, MERCEDES BENZ=2338, BLUE BIRD=2400, FREEDOM=1413, LAND ROVER=331, WUYANG=29, LONCIN=1263, GMC=1021, AUSTIN=0, CAIO=0, THOMAS=1007, ROMAN=0, GILLIG=0, CROWN=0, ASIA HERO=4051, ASIA=82, JEEP=2427, PONTIAC=2295, PENNINE=0, BMW=3377, MASA=0, ASHOK LEYLAND=0, THAMES TRADER=0, THOROHED=0, HUMBER=0, MAN=5, MAHINDRA=0, MAUCO=0, FLXIBLE=0, SCANIA=7, FARGO=0, KAWASAKI=1739, MCI=0, CARPENTER=1, JIALING=1593, DINA=2, MADSEN=0, SKYGO=1, TRAILMOBILE=100, HOBBS=1, MACK=415, GREYHOUND=0, BEDFORD=0, SMITH=0, GM=0, WABASH=99, FLYSCOOTERS=1, IKARUS=0, HINO=795, HEIL=55, ASIA SMITH=0, TVS=131, FRUEHAUF=40, CFMOTO=1, WARD=0, TRANSCOACH=0, SMART=58, AUTOCAR=0, WHITE=0, FONTAINE=13, STERLING=277, TMC=0, SUPERIOR=1, CROSSFIRE=853, AM GENERAL=1, KATANA=0, AVA=21, GREAT DANE=356, MCCLAIN=1, SUKIDA=235, CHALLENGER=0, MAUCO/MERCEDES BENZ=0, BUICK=17, UD=151, NEW FLYER=0, KENWORTH=198, CAIO/MERCEDES BENZ=61, PINES=0, MERCURY=243, THEURER=0, SIN MARCA=921, CAN AM=7, MAGIRUZ DEUTZ=0, KAISER=0, IVECO=33, UD NISSAN=25, ROSMO=0, PETERBILT=100, LANCIA=0, CHANGAN=147, ERF=0, BARREIROS=0, JAC=10, DIAMOND T=0, STRICK=36, SERPENTO=0, WESTERN STAR=15, COMMER=0, HAFEI=102, GAZ=0, ORNOR=0, SUNBEAN=0, MONON=7, LEXUS=192, POLAR=6, METAGRO=10, STOUGHTON=100, VENTO=606, FUTIAN=361, DUCATI=22, DIAMOND REO=0, HUMMER=180, MASERATI=19, SYM=80, CMC=281, PORSCHE=206, ASTRA=8, KTM=158, AJAX=11, TRANSCRAFT=11, LFTEC=0, GIANT=3, VESPA=197, HARLEY DAVIDSON=160, HERO=75, R VISION=1, LINCOLN=66, SATURN=282, REO=0, TRIUMPH=22, ZNA=0, WHITE FREIGHTLINER=0, KAUFMAN=3, HENDRICKSON=0, BROCKWAY=0, KEEWAY=0, MECOX=96, LUFKIN=15, INFINITI=143, PIAGGIO=66, HYOSUNG=96, DORSEY=16, YIYING=16, STEYR=0, ZONDA=0, SUMOTO=6, PACE AMERICAN=3, INGERSOLL RAND=0, RAMI=1, GMC/CHEVY=0, SPEEDSTAR=0, SIMSOM=0, MILL=0, STAR=0, AMERICAN MOTORS=0, KW DART=0, CCC=1, LAFRANCE=0, KYMCO=1398, FAMSA=0, YUGO=0, IFA=0, DAELIN=0, KUMOTO=0, CONTINENTAL=102, BSA=0, MZ=1, CZ=0, NABORS=0, M0RINI=0, TRAC=0, ALFA ROMEO=26, BURHLEHEM=0, HOREX=0, YESDI=0, MONTESA=0, SACHS=3, ADVANCE=0, SSANGYONG=352, HAUF=0, PGO=1, FOTON=4, ROWOR=1, AUTOBIANCHI=0, CARABELA=0, SAM YANG=14, WILLYS=0, BAM=0, BROWN=32, ISLO=0, ROYAL ENFIELD=0, OSHKOSH=0, SUNDIRO=0, DERBI=2, CONDOR=0, AZTECA=3, HODAKA=0, ENFIELD=0, VANCO=1, GENERAL=0, GUZZI=0, DAELIM=2, BOMBARDIER=9, GAS GAS=9, JAWA=0, CITROEN=134, RAMBLER=0, BTV=0, GILERA=0, LIFAN=908, EAGLE=2, MOTAC=0, AZTEC=0, BETA=2, ROSTABOU=0, TAILUNG=0, CNJ=0, HUSQVARNA=9, PUCH=0, ZANELLA=0, POLARIS=39, MCGREGOR 26=1, XING FU=0, AGRALE=0, HSFT=0, DUNHAM=0, DKW=0, MOTOBECANE=0, TOMOS=0, ADLY=1, CHYSLER=3, ESCORTS=2, FENGTONG=0, TITAN=3, KIDRON=1, NSU=0, JIANSHE=11, PIAZZA=0, MINIBUSINE=0, MARCOPOLO=6, BERTOLINI=0, PASEMAKER=0, <text:soft-page-break/>BUSH HOG=0, BRHAM=0, MUDAN=31, ZX AUTO=137, CADILLAC=99, YUE LOONG=0, ED ETNYRE=1, ENCAVA=0, DONGFANG=1, QINGQI=781, WELLS CARGO=0, JAGUAR=194, AEON=0, HERCULES AJAX=0, GROVE=1, RUTER=0, KITOMI=0, BAJA=13, MILLER=2, HOMER=0, HANOMAG=0, BERING=21, WITZCO=17, UNICO=2, CHANGHE=0, BOYDSTUN=0, CHANA=292, IC=21, GURGEL=0, MORRIS=0, VAUXHALL VICTOR=0, MG=0, STUDEBAKER=0, UNISON=3, DE SOTO=0, OTTAWA=0, APRILIA=20, GENUINE=10, PHOENIX=0, DITCH WITCH=0, ZUKYAMA=115, IC/INTERNATIONAL=3, BAW=22, STANISS=0, YINXIANG=135, HILBILT=0, TAGA=0, WILKENS=0, LEIKE=1, BAODIAO=0, UAZ=0, HUDSON=1, CONSUL=0, AMERICAN=1, COTC=1, JDBE=0, SHENDA=8, CLASSIC=1, RQ=0, ARCTIC CAT=8, JINDO=5, BUDD=1, HEARTLAND=1, TRINITY=0, ZHEJIANG=2, WABA=0, CIMC=78, CHITO=0, DAIMLER=0, JAVELIN=0, SAAB=14, HYSTER=0, SHINERAY=204, CHEETAH=28, HISUN=0, ONMYWAY=0, WITZCO/CHALLENGER=1, MAQUIRENT=0, LVJV=0, GREMLIN=0, SIMCA=0, INNOCENTI=0, KALYN=0, HUSABERG=0, TAOTAO=3, ALL AMERICAN=0, ARO=1, ALLOY=0, JONWAY=1, BIG TEX=6, GRANE CARR=0, MASCARELLO/SCANIA=0, TRANSGLOBAL=0, LOADORAFT=0, DACIA=0, HOLLAND=0, FERRARI=4, JOHNNY PAG=4, PACKARD=0, GARDNER DENVER=0, LODE KING=0, QIANJIANG=3, TAIZHOU=2, ROSMO/VOLKSWAGEN=3, DUNE BUGGY=0, CPI=2, MGDT=0, TRAILMASTER=1, ROKETA=35, ALDA=0, SPARTAN=0, MIKILON=1, ROLLS ROYCE=0, ITALIKA=4, IHE=0, WHIPPET FOUR=0, RAVENS=2, PACER=0, SPCNS=6, MASTER TOW=5, RAYBAR=38, GREAT WALL=77, AKT=0, HAULMARK=4, BASHAN=373, LBT=4, TWIN=0, HARRIS=3, STANDARD=0, RCMOTO=2076, COTTRELL=3, MINI MARK=0, VOLARE=16, TRANS=0, AGUILA=0, CATERHAM=1, WAYNE=0, TIANJIN=0, EAST COAST=0, HONGTU=9, GEMINI=0, VALIANT=0, TRAILSTAR=1, TRAVIS=5, ASUNA=0, GMC/GEO=0, ROVER=0, SC COBRA (REPLICA)=0, YUE JIN=24, CARPENTER/FORD=0, TIMPTE=4, VANGUARD=3, PIKE=0, HIGHWAY=0, EVANS=0, GINDY=0, CLARK=0, PROGRESS=0, BUTLER=1, PERFORMANCE=2, ARROW=1, VESELEY=0, CANCAR=0, VULCAN=0, HERCULES=0, STUART=0, LONGCHIN=0, COLUMBIAN=0, MAG GRIMMA CAK=0, DAL WORTH=0, CUSTOM=2, TRAIL=1, DICOMASA=0, PAGE=0, ZIEMA=0, JERSEY=0, SIRIL=0, PRESSED STEEL=0, MONTONE=0, TRAILTRO=0, VIM=0, SOUTH=0, FLAT BED=0, BUDEL=0, WW=0, REMEQ=0, IMPASA=0, BILTWEL=0, TRENEE=0, COMSAT=6, ALLTRADE=0, ALABAMA=0, PORT=0, BLACK DIAMOND=0, ROGERS=0, LEDWELL=1, EAGER BEAVER=2, GLOBESTAR=0, PLOOT=0, VEENEMA WIEGERS=0, FABCO=0, FONA=0, TALBERT=0, NORWIN=0, BARTON=0, J&amp;L=0, KINGSTON=0, GIL FLEX=0, CHAMBERLAIN=0, ERA=0, TATSA=0, SHORELAND'R=2, TOPDOG=0, PHELAN=0, EZ LOADER=1, MOODY=0, JORGCANTER=0, MILEY=0, SEADOO=0, BANKHEAD=0, HOUSE=0, JR=0, ONAN=0, COPCO=0, BERM=0, BLAC=0, BRO=0, GRATA=0, FLOAT ON=0, MOSS=0, BOAT MASTER=0, ASHDOWN=0, BLUMHARDT=0, COMET=0, CHAMPION=1, JL=0, ETNYRE=3, SIMPEX=0, FOURWINNS=0, BRAN=0, BIRMINGHAN=0, MAFI=0, BERLIET=0, SCHEUERLE=0, ZIEMN=0, ORAC=0, OHIO=0, TRAILCO=0, CORPORIN=0, HUSTLER=0, CINDY=0, DELTA=0, TRINO TAIMOBIL=0, BERI=0, ROCKET=96, SREVAS=0, WEEKS=0, BOTLER=0, RAYCO=0, ALCOHA=0, NUWAY=0, LAMBRETTA=1, CC=0, RAM=0, WEBER=0, FIVE STAR=0, WAVE ON=0, MAESTRE=0, DOWNINTONG=0, SOU=0, BTC=0, ASPT=0, HOBBER=0, TRICO=0, HONCAMDE=0, HARDEE=0, TRAL=0, MO HAW=0, STR=0, EXTRANJERO=0, BEG702=0, SHELBY I=0, LOOKING=0, FRAELLANT=0, CIRC=0, CM=1, MOLLER-MITERLAT=0, C&amp;S=0, JETMATE=0, WAYMATIC=0, SUMBURTS=0, DOTAR LANCIAR=0, WHITEHEAD=0, TUVO=1, GG=0, JOHNSON=0, TRAIST=0, KENTUCKY=2, TTS=0, LUBBOCK=0, TRAIN=0, TMO=0, J&amp;J=0, TORINO=0, LUFLEIN=0, LOADCRAFT=0, RIVIERA=0, HW=0, ANDERSON=3, CREAT DANE=0, ECONOLINE=2, WK=0, GIBSON=0, AWARD=0, TM=0, STDSTEEL=0, TAINO=0, LITTLE JOHN=0, TRLC=0, DFSK=0, VANS=0, LOAD KING=0, KEEN=0, LOX=0, ESCOTT=0, BINKLEY=0, BODY=0, KOUNTRY=0, AMERICAN TRAILER=0, BEAU=0, BOSSIER CATY=0, CONE=0, DACO=1, CARMEX=0, STEPHENS=2, TONTANA=0, PAR=0, STRM=0, RCC=0, CITATION=0, BRENNER=0, LAFKIN=0, GRAMIN=0, ELDE=0, TRAI=0, ROAD WARRIOR=0, CLTRL=0, CHANCEY=0, VALUE=0, PULLMAN=0, HERITAGE=0, PEACE SPORTS=5, PENNSILVAN=0, BEALL=1, GREP=0, LOAD MASTER=0, DOWNS CLARK=0, AMC=0, MAKO=0, GUSHION RIDE FOSTER=0, GENE=0, WHEELER=0, DOWN=0, WATERBOR=0, TRILICO=0, DOUGLAS=0, TOCAN=0, TLC=0, THANS=0, NUITALI=0, DUROB=0, CHMB=0, GERBERT BROS=0, THRUWAY=1, EMASAL=0, SPORTSMEN=0, PANTHER=4, BRN=0, CLOUGH=0, ARQSAL=0, MABO=0, TRESAMET=0, JOB=0, LUCAS=0, BRANFORD=0, BARE MISSILE=0, SCOTTYS=0, IRWC=0, DUTCHMEN=0, BARTLEY=0, AUSTRA=0, BERTO=0, GORBETT=0, CLAXTON=0, HOPPER=1, ROAD=0, HOBBARDS=0, FERRE=0, CORN=0, MAGIC TILT=3, FIATRED=0, OLDS=0, NDDIN=0, FREE WAGON=0, FELBURN KINGHAM=0, AMS=0, BAKER=0, BRAE=0, PEABODY=0, TRICK=0, PEERLESS=0, GOUT RELEAST=0, MIDWAY=0, DELAY LOAD=0, HYDE=0, MADDEN=0, TREECHAVE=0, BUDC=0, PENNCO=0, FONT=0, MARSHALL=1, HOORS=0, HOLGR=0, MYDE=0, ROCAA=0, ALA=0, PHELMAN=0, FOUN=0, WILSON=7, CRAILCO=0, RELIABLE=0, MEUSBURGER=0, CHERO=0, COOK=0, MNN=0, DIN=0, TMB=0, DELAVAN=0, PRATT=0, PTR=0, AZREC=0, MANAC=5, <text:soft-page-break/>OWB=0, ESTELLAR=0, TRI PAK=0, INTERSTATE=3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2, NABI=2, KAYAK=1, KANDI=3, CATOSA/MERCEDES BENZ=4, GM SUPERIOR=0, JMSTAR=9, BUDDY=3, BRAEK HEAD=0, CHANCE=0, BUGATTI=0, NATIONAL=16, WGM=0, CAVALLO=35, AMTRAN=10, YIBEN=0, YAMAMOTO=498, IBER=63, JINCHENG=1392, PALMER=0, TANK=7, ALLET=0, BOAZ=0, FRANKS=0, VOLVO GMC=0, ALLC=0, GUSHMAN=0, THAYCO=0, ESCO=0, TRAILWAY=0, TRABL=0, DIAMOND=2, BILLS=0, GAYMOR=0, BETLE=0, EZYA=0, UND=0, TRAIL RITE=0, INDUSTRIAL=0, BRIGHT=0, DAF=0, ALLIED=0, VEKT=0, JOST INTERNATIONAL=0, LINHAI=1, BEAIRD=0, WORLD 2000=0, S &amp; H=0, WITNESSKTH=0, HUAHONG=0, TRAN=0, HARTFORD=38, TRA=0, PACIFIC=0, WALLACE=1, WILBORT=0, GROWN=0, TAISHAN=117, KING=42, IGSA=5, NORTH=0, BLIMP=0, HUSKY=0, ALLEN=0, EMS=0, TAKE 3=0, FRANSECRAFT=0, ACCU=0, AUSTIN HEALEY=0, DAVI=0, MANUFACTURADO=1, HM=0, WHITE VOLVO=0, WHITE/GMC=0, ROAD RAILER=0, TOP LAND=0, HARL=0, DYNAWELD=0, MAST=0, RALE=0, SUICK=0, THRUMP=0, LACROSS=0, EAST=1, ACIER FABREX=0, ONNE=0, CIRCLEJ=0, TREKKER=1, PERKINS=1, CCO=0, THROW=0, TOWDOLLEY=0, LIFKIN=0, WMARW=0, LM RIDER=0, WALKER=0, KINETIC=89, ROUSSY=0, FLOTA=0, MOBILE=0, SCHWARTZ=0, MEGRANDHIPO=0, MAGNUM=0, SUKKIT=0, LNGCH=0, TRAILKING=2, SAMI=0, LUNKING=0, FLOW BOY=0, WELD IT=3, GUDD=0, DANE=1, ACE=0, BARTOLET=0, CLEMENT=0, FHWA=0, SHRL=0, EAM=3, FRHT=0, PEGASO=20, WISCONSIN=0, ZONGSHEN=113, TLR=0, AARONS=2, CONSTRUCTION SPECIALISTS=18, VOLVO WHITE=0, VIKING/GMC=1, IMPERIAL=0, THA=0, ADMIRAL=0, VIKING=7, HITEN=0, NEOBUS/MERCEDES BENZ=9, SPRINGDALE=1, SMP=1, GROSHEN=0, MERCEDES BENZ TORINO GV=0, MILWAUKEE=0, RALEIGH=0, ZIEMAN=3, STP=0, LODC=0, MICKEY=0, ROADMASTER=1, GENERAL TRL=0, HUTCH=0, AMERICAN TRANS=0, PREMIER=2, BOSTON WHALER=1, CALK=0, CRANE=0, THEINER=0, FUREH=0, WILL=0, BUSH=0, CS=0, COMIL=35, TSI=0, COMIL/MERCEDES BENZ=0, REITNOUER=1, BUSSCAR/VOLVO=6, DOONAN=0, KANN=0, CIXI=1, REINKE=6, NUSUN=33, FOSTI FUXIANDA=96, GOLDEN LION=0, UFK=0, CAIO/VOLKSWAGEN=1, TEAL=0, VELO CROSS=1, MONELCA=2, SUZIKA=60, XTEN=0, TRAIL EZE=1, WHEELER TR=0, MATE=0, JIEDA=53, FLEXI VAN=0, DOULEY=0, CARIBBEAN=1, NEAL=0, DMHC=0, MIDA=1, LOTUS=1, BOAXIN=0, MAKB=0, COMIL/VOLKSWAGEN=121, JINSAL=1, STCUFFER=0, SHULER=0, DONGFENG=142, EVT=1, MOTORWAY=105, CATERPILLAR=0, SUNRAY=29, P&amp;H=0, COLLINS/FORD=0, MERRITT=0, BUDDS=0, BEKU=1, YOUYI=70, EUROCAR/MERCEDES BENZ=0, EL DORADO=3, OTM=0, MTILT=0, WIKO=0, LEGA=0, TAKASAKI=1, GARP HARDE=0, PIONEER=102, REPSA=5, DOMES=0, KAMA=0, FFB (FELDBINDER)=1, WULING=352, LML=129, IRONWORKS=1, RECOND=0, GEN=0, MOTGOMERY=0, CAGIVA=1, MAXIBUS=4, PIN=0, CAR MATE=1, HRI=0, AUPA=1, HCT=1, V PRINCE=75, GEELY=8, SPECTEC=1, SPARTA=0, HORIZON=0, PENSKE=0, MASHIDA=1, RIVAS=5, NP=103, LAG=0, SAN=0, AYCO/INTERNATIONAL=1, HENSIM=20, MBK=0, BELSHE=1, GD=1, LINMAX=151, ROKWELL=0, CHIEF=2, GENESE=0, SPI=0, GOOSE=0, YAMAMOTO HENSIM=47, INOXCVA=1, PARK=1, XINGANG=1, ENTYRE=1, ETON=3, PACAM=1, FEIYING=33, WSL=0, LOAD RITE=1, WSN=0, MERCEDES BENZ/MARCOPOLO=4, NAVISTAR=0, DRILTECH=0, CORNHUSKER=0, QLINK=3, KINROAD=1, BUSSCAR=4, KARAVAN=3, BULK INTERNATIONAL=3, SYCSA=15, RETESA=5, FXBG=1, MIDWEST=1, A.A=0, MAX=103, JMC=213, OSTD=0, MAYAR=51, MOTOMAX=179, THOMPSON=1, PARKER=1, CHONG QING=1, TOUGH=467, RANDON=18, MARTIN=0, EXISS=1, PIKIN=9, QUICKLOAD=1, TEM-TRAIL=1, ALJO=0, YUTONG=10, CHERY=317, TOW GO=0, FTF=0, BOOMERANG=48, TRAIL BOSS=1, TAG ALONG=0, KARA KAR=1, FURIOS=1, ADAM=1, REMOR=0, CMCI=1, MORGAN=1, C&amp;M=1, HILINER=35, NEOBUS=1, LONGT=1, CARSON=0, CALUMET=0, BADD=1, FREE WAYS=1, KARI KOOL=0, BARBEL=0, BUDD HARRISON=0, ROAD KING=1, TRANS GAUS=8, HTSI=0, AMERILITE=1, FORCE=18, LINK BELT=0, CHART INC=2, ASM=1, TRITON=1, ITASCA=0, FTOUGHPON=6, DRAGO=1, FOREST RIVER=1, AVANTI=10, WARNE=0, RAMIREZ=0, TABSA=18, CARRY-ON=1, ARTESANAL=1, VERUCCI=3, DCT=1, KAZUN=1, KAZUKI=4, LODE=0, RED FOX=36, TRGL=0, LARK=1, TERMINATOR=1, HITCH=1, BUELL=9, GULF STREAM=1, BRONKO=1, WUXI=81, CRONKHITE=1, SUDISA MERITOR=1, TN=1, NASH=0, PIERCE=0, BYD=3, ZHONGYU=12, DOLLY=0, RODAKI=9, COMM=0, MEILUN=1, XTREME=1, WILDERNESS=2, PONDEROSA=1, DADO GS=1, CHOICE=1, KC=2, BRIMAR=1, ARVALSA=40, GOLDEN HORSE=33, SUMMIT=0, BETTER BUILT=1, BLAZER=1, XTRA=0, LAMBERGE=0, TECNIPESADOS=1, YAMASAKI=19, SEAGRAVE=0, PETER PIRSCH=0, PROFILE=1, NEWST=1, FAIR WEST=1, JINBEI=66, NEOPLAN=0, DOOLITTLE=2, SUNL=9, ZOTYE=4, AQUAMARINE=1, DINLI=3, SANYA=126, ROLLS RITE=1, ROTAX=24, GALESI GRUP=0, DAYANG=1, INVINY=98, SHUANGHUAN=1, PJ=2, COYOTE=0, FAW=4, SYND=0, TRBI=0, <text:soft-page-break/>VELI=1, WILLIAMS=0, POWERMAX=1, XINGYUE=7, SEA RAY=1, ION V=4, MASCARELLO=2, CARTER=22, LAMAR=1, BLANDOME=0, HAOJIN=99, DECO=0, BMS=2, RS=0, CAN=1, SHANGZHOU=1, ALUMINATOR=1, WARREN=0, SEM=6, WALL STRONG=0, TRAILERMAN=1, LANDOLL=0, ALAM=0, NEVO=3, CHMO=1, SOUTHWEST=1, CK=1, TURNBOW=0, EMERSON=1, COOL=2, PEKI=1, AMERICAN IRONHORSE=1, BUSSCAR/SCANIA=3, TIBROOK=0, EQUIPMENT PRO=1, LONGBO=2, FUSHIN=1, NANXIASHU=1, BAME=0, PROHAULER=1, ASSM=0, THIBAULT=0, HARDY=0, MASCARELLO/MERCEDES BENZ=2, NOR-CAL=0, NORTON=0, KASEA=1, LANL=0, AMBEW=0, STRADA=1, BURKETT=0, BACCIO=2, A&amp;F=1, EGW=0, YAMO=1, ALVA=1, BELLON=1, FLEETWOOD=2, TREASURE SHIP=1, BARON=1, STRICKLAND=0, TIB=0, CHONG=1, CENTEX=1, CURR=0, BIGCHIEF=1, OTHER=1, TRAILS WEST=1, LOGAN COACH=0, CAKY=8, FRATEM=0, MARMON=0, CYTSA=2, MART=0, SHENKE=5, FEATHERLITE=0, FREEMYER=1, CHUNG=1, SHOL=0, AZTEX=2, ROLAND=7, GLASTRON=0, HYTR=0, FREIGHTLINER/THOMAS=2, MAKE=0, STEHL TOW=1, KONCED=1, VENTURE=1, LICHENG=7, BILT RITE=1, QIAN=1, GALLEGOS=7, CONQUEST=1, WILDFIRE=3, LEON KING=1, RELIANCE=0, VIP=0, CENTERVILLE=0, MODSPACE=2, WORLD TRUCK=0, CONCORDE=1, ENNI=1, EAGBE=0, KINGSTAR=0, BRIDGEVILLE=1, DAZON=1, BAYLINER=0, DINA/ROSMO=0, NOOTEBOOM=0, APOLLO=1, XINLING=0, BAYLY=0, DAKOTA=1, BKM=1, VANTAGE=2, BANN=0, YAMATI=1, JET MOTO=1, CYCAM=1, ITALICA=1, GUNP=1, ITA=1, BIG D=0, CROSS COUNTRY=1, COMIL/AGRALE=1, LONG RUN=0, DUKAR=1, CALLAHAN=0, CRIMINALISTICS=0, KRUPP=0, R.M.=0, HITONG=1, TRIDENT=1, TOWMASTER=3, JC=0, RINGO=1, JACKEL=1, NST=1, LANCE=1, QUALITY=0, APPLESTONE=0, GSCR=0, CHIEN HUEY=0, BIG BUBBAS=1, SHOALS=0, MEIDUO=0, E ONE=0, KRAFTSMAN=1, TROY=0, MARCOPOLO/VOLVO=0, TERREL=0, GAMI=0, HENGTONG=0, STARK/GUVEN=0, DIAMO=1, COUGAR=1, SHOP=0, LORAIN=0, JOHN DEERE=1, HIGER=0, FARSPEED=0, SCRAMBLER=0, ZNEN=1, JCL=2, CHIEN YOU=0, BENZHOU=1, SSR=0, LIBRELATO=0, JTG=0, IRONTON=0, PEIRSPEED=1, EXCEL EZLOAD=1, ICE BEAR=0, VERMEER=1, TEMISKO=0, ARMOR=1, SOMERSET=0, NUVAN=2, KROHNERT=0, BINTELLI=0, HI BIRD=1, HOBART=0, CLEVELAND=0, PETTIBONE=0, FRELL=0, PRIBBS STEEL=2, MASCARELLO/VOLKSWAGEN=0, HOMESTEADER=0, MOND=0, ZHNG=1, IZUKA=0, SKYTEAM=0, OT FABRICATING=0, ZL=0, HAMMS=1, MOVESA=0, MARCOPOLO/VOLKSWAGEN=3, VPG=0, VICTORY=3, BENELLI=0, DE LA GARZA=0, MARCOPOLO/MERCEDES BENZ=26, LACROSSE=0, PCC=0, TCF=0, WEIXIN=0, LEONARD=0, OMNI=0, CITY=0, NELSON=0, SHAOLIN=0, TRIAN=0, REID=1, STE=0, STEWART&amp;STEVENSON=1, SXR=0, XL=0, APE=0, CDW=0, MRT=0, CHART=0, WORKHORSE=1, STRONA=0, SHOP BUILT=0, COEN=0, STELS=0, SOONER=1, HMD=0, TIPIC=0, SHANDONG WINSENSE=0, URAL=0, JAYCO=0, CUSHMAN=0, COLLINS=0, LEMMAR=0, JORDAN=1, BUCYRUS=0, TRM=0, TRAILMAX=0, MAURER=1, MULTIMECANICA=0, INGUSA=0, DORS=0, JINLUN=0, JET=1, HORNE=0, SHARK=0}</text:p>
      <text:p text:style-name="Preformatted_20_Text">| <text:s text:c="2"/>| <text:s text:c="2"/>| <text:s text:c="2"/>| <text:s text:c="2"/>| <text:s text:c="2"/>| <text:s text:c="2"/>| <text:s text:c="2"/>ANIO_DE_FABRICACION ≤ 1999.500: TOYOTA {NISSAN=73938, TOYOTA=108510, HYUNDAI=10694, DATSUN=3581, PEUGEOT=1806, SUBARU=3418, MAZDA=15487, ISUZU=23145, DAEWOO=5400, PONY=156, VOLVO=917, DODGE=3889, UNITED MOTORS=0, FORD=11871, CHEVROLET=12540, DAIHATSU=2513, MITSUBISHI=12337, FIAT=435, VOLKSWAGEN=4658, KIA=2647, PLYMOUTH=1124, SUZUKI=10551, GENESIS=513, SKODA=558, HONDA=20766, CHRYSLER=262, SCION=0, BAJAJ=90, AUDI=108, RENAULT=103, LADA=386, SANLG=0, SEAT=178, GEO=5469, ACURA=317, YAMAHA=7386, OLDSMOBILE=76, MINI=1, DAYUN=0, INTERNATIONAL=9565, HILLMAN=0, UTILITY=465, FREIGHTLINER=7287, OPEL=24, YUMBO=0, MERCEDES BENZ=7377, BLUE BIRD=3552, FREEDOM=0, LAND ROVER=464, WUYANG=0, LONCIN=0, GMC=5755, AUSTIN=78, CAIO=112, THOMAS=440, ROMAN=1, GILLIG=5, CROWN=3, ASIA HERO=0, ASIA=862, JEEP=2929, PONTIAC=519, PENNINE=0, BMW=1169, MASA=41, ASHOK LEYLAND=0, THAMES TRADER=0, THOROHED=0, HUMBER=0, MAN=17, MAHINDRA=3, MAUCO=24, FLXIBLE=2, SCANIA=7, FARGO=0, KAWASAKI=1456, MCI=16, CARPENTER=393, JIALING=329, DINA=447, MADSEN=0, SKYGO=0, TRAILMOBILE=552, HOBBS=42, MACK=1890, GREYHOUND=0, BEDFORD=2, SMITH=2, GM=0, WABASH=512, FLYSCOOTERS=0, IKARUS=0, HINO=840, HEIL=74, ASIA SMITH=17, TVS=0, FRUEHAUF=729, CFMOTO=0, WARD=2, TRANSCOACH=0, SMART=0, AUTOCAR=4, WHITE=207, FONTAINE=129, STERLING=39, TMC=2, SUPERIOR=0, CROSSFIRE=0, AM GENERAL=9, KATANA=0, AVA=0, GREAT DANE=971, MCCLAIN=1, SUKIDA=0, CHALLENGER=4, MAUCO/MERCEDES BENZ=46, BUICK=47, UD=396, NEW FLYER=0, KENWORTH=640, CAIO/MERCEDES BENZ=10, PINES=125, MERCURY=190, THEURER=112, SIN MARCA=784, CAN AM=0, MAGIRUZ DEUTZ=12, KAISER=6, IVECO=306, UD NISSAN=217, ROSMO=4, PETERBILT=384, LANCIA=41, CHANGAN=0, ERF=0, BARREIROS=0, JAC=0, DIAMOND T=1, STRICK=530, SERPENTO=0, WESTERN STAR=13, COMMER=0, HAFEI=0, GAZ=0, ORNOR=0, SUNBEAN=0, MONON=244, LEXUS=83, POLAR=11, METAGRO=0, STOUGHTON=333, VENTO=0, FUTIAN=0, DUCATI=7, DIAMOND REO=1, HUMMER=0, MASERATI=3, SYM=12, CMC=3, PORSCHE=32, ASTRA=19, KTM=21, AJAX=75, <text:soft-page-break/>TRANSCRAFT=139, LFTEC=0, GIANT=0, VESPA=591, HARLEY DAVIDSON=51, HERO=0, R VISION=0, LINCOLN=26, SATURN=51, REO=1, TRIUMPH=0, ZNA=0, WHITE FREIGHTLINER=0, KAUFMAN=0, HENDRICKSON=0, BROCKWAY=0, KEEWAY=0, MECOX=0, LUFKIN=256, INFINITI=71, PIAGGIO=47, HYOSUNG=0, DORSEY=419, YIYING=0, STEYR=0, ZONDA=0, SUMOTO=0, PACE AMERICAN=1, INGERSOLL RAND=4, RAMI=1, GMC/CHEVY=26, SPEEDSTAR=0, SIMSOM=16, MILL=2, STAR=3, AMERICAN MOTORS=8, KW DART=0, CCC=0, LAFRANCE=0, KYMCO=308, FAMSA=1, YUGO=349, IFA=3, DAELIN=64, KUMOTO=15, CONTINENTAL=38, BSA=0, MZ=174, CZ=14, NABORS=8, M0RINI=2, TRAC=46, ALFA ROMEO=281, BURHLEHEM=2, HOREX=0, YESDI=4, MONTESA=0, SACHS=1, ADVANCE=3, SSANGYONG=375, HAUF=0, PGO=5, FOTON=0, ROWOR=0, AUTOBIANCHI=115, CARABELA=7, SAM YANG=67, WILLYS=16, BAM=16, BROWN=5, ISLO=0, ROYAL ENFIELD=0, OSHKOSH=126, SUNDIRO=2, DERBI=4, CONDOR=0, AZTECA=25, HODAKA=0, ENFIELD=3, VANCO=13, GENERAL=0, GUZZI=0, DAELIM=11, BOMBARDIER=1, GAS GAS=632, JAWA=1, CITROEN=373, RAMBLER=0, BTV=0, GILERA=12, LIFAN=0, EAGLE=100, MOTAC=0, AZTEC=14, BETA=7, ROSTABOU=1, TAILUNG=3, CNJ=0, HUSQVARNA=1, PUCH=1, ZANELLA=1, POLARIS=2, MCGREGOR 26=0, XING FU=1, AGRALE=2, HSFT=3, DUNHAM=34, DKW=0, MOTOBECANE=0, TOMOS=5, ADLY=13, CHYSLER=4, ESCORTS=6, FENGTONG=2, TITAN=8, KIDRON=1, NSU=0, JIANSHE=3, PIAZZA=0, MINIBUSINE=0, MARCOPOLO=15, BERTOLINI=76, PASEMAKER=0, BUSH HOG=41, BRHAM=0, MUDAN=1, ZX AUTO=0, CADILLAC=50, YUE LOONG=7, ED ETNYRE=0, ENCAVA=2, DONGFANG=0, QINGQI=0, WELLS CARGO=5, JAGUAR=9, AEON=0, HERCULES AJAX=41, GROVE=2, RUTER=5, KITOMI=0, BAJA=0, MILLER=52, HOMER=1, HANOMAG=0, BERING=6, WITZCO=15, UNICO=0, CHANGHE=0, BOYDSTUN=3, CHANA=0, IC=0, GURGEL=0, MORRIS=0, VAUXHALL VICTOR=0, MG=10, STUDEBAKER=0, UNISON=0, DE SOTO=0, OTTAWA=5, APRILIA=0, GENUINE=0, PHOENIX=3, DITCH WITCH=1, ZUKYAMA=0, IC/INTERNATIONAL=0, BAW=0, STANISS=0, YINXIANG=0, HILBILT=2, TAGA=0, WILKENS=2, LEIKE=0, BAODIAO=0, UAZ=1, HUDSON=5, CONSUL=0, AMERICAN=13, COTC=0, JDBE=1, SHENDA=0, CLASSIC=1, RQ=0, ARCTIC CAT=0, JINDO=22, BUDD=32, HEARTLAND=15, TRINITY=14, ZHEJIANG=0, WABA=3, CIMC=2, CHITO=0, DAIMLER=0, JAVELIN=0, SAAB=10, HYSTER=1, SHINERAY=0, CHEETAH=0, HISUN=0, ONMYWAY=0, WITZCO/CHALLENGER=1, MAQUIRENT=0, LVJV=0, GREMLIN=0, SIMCA=1, INNOCENTI=0, KALYN=2, HUSABERG=0, TAOTAO=0, ALL AMERICAN=0, ARO=14, ALLOY=13, JONWAY=0, BIG TEX=5, GRANE CARR=0, MASCARELLO/SCANIA=0, TRANSGLOBAL=6, LOADORAFT=1, DACIA=3, HOLLAND=4, FERRARI=0, JOHNNY PAG=0, PACKARD=0, GARDNER DENVER=1, LODE KING=2, QIANJIANG=0, TAIZHOU=0, ROSMO/VOLKSWAGEN=0, DUNE BUGGY=0, CPI=0, MGDT=0, TRAILMASTER=10, ROKETA=0, ALDA=0, SPARTAN=10, MIKILON=0, ROLLS ROYCE=0, ITALIKA=0, IHE=0, WHIPPET FOUR=0, RAVENS=8, PACER=0, SPCNS=3, MASTER TOW=1, RAYBAR=0, GREAT WALL=0, AKT=0, HAULMARK=1, BASHAN=0, LBT=0, TWIN=1, HARRIS=0, STANDARD=1, RCMOTO=0, COTTRELL=45, MINI MARK=0, VOLARE=0, TRANS=5, AGUILA=1, CATERHAM=1, WAYNE=30, TIANJIN=13, EAST COAST=0, HONGTU=0, GEMINI=0, VALIANT=1, TRAILSTAR=1, TRAVIS=1, ASUNA=1, GMC/GEO=2, ROVER=39, SC COBRA (REPLICA)=0, YUE JIN=2, CARPENTER/FORD=2, TIMPTE=15, VANGUARD=1, PIKE=1, HIGHWAY=1, EVANS=3, GINDY=3, CLARK=11, PROGRESS=1, BUTLER=2, PERFORMANCE=2, ARROW=10, VESELEY=0, CANCAR=0, VULCAN=6, HERCULES=10, STUART=3, LONGCHIN=3, COLUMBIAN=0, MAG GRIMMA CAK=1, DAL WORTH=2, CUSTOM=14, TRAIL=5, DICOMASA=3, PAGE=0, ZIEMA=2, JERSEY=0, SIRIL=0, PRESSED STEEL=0, MONTONE=0, TRAILTRO=0, VIM=4, SOUTH=0, FLAT BED=1, BUDEL=0, WW=3, REMEQ=2, IMPASA=26, BILTWEL=0, TRENEE=0, COMSAT=0, ALLTRADE=0, ALABAMA=2, PORT=0, BLACK DIAMOND=1, ROGERS=5, LEDWELL=7, EAGER BEAVER=12, GLOBESTAR=0, PLOOT=1, VEENEMA WIEGERS=0, FABCO=0, FONA=1, TALBERT=1, NORWIN=0, BARTON=2, J&amp;L=5, KINGSTON=1, GIL FLEX=0, CHAMBERLAIN=2, ERA=0, TATSA=34, SHORELAND'R=9, TOPDOG=1, PHELAN=0, EZ LOADER=4, MOODY=0, JORGCANTER=1, MILEY=0, SEADOO=3, BANKHEAD=10, HOUSE=0, JR=1, ONAN=1, COPCO=1, BERM=0, BLAC=0, BRO=0, GRATA=0, FLOAT ON=2, MOSS=1, BOAT MASTER=1, ASHDOWN=0, BLUMHARDT=2, COMET=3, CHAMPION=1, JL=1, ETNYRE=1, SIMPEX=1, FOURWINNS=2, BRAN=1, BIRMINGHAN=0, MAFI=0, BERLIET=0, SCHEUERLE=2, ZIEMN=1, ORAC=0, OHIO=0, TRAILCO=1, CORPORIN=2, HUSTLER=0, CINDY=0, DELTA=0, TRINO TAIMOBIL=0, BERI=3, ROCKET=0, SREVAS=0, WEEKS=0, BOTLER=0, RAYCO=0, ALCOHA=1, NUWAY=1, LAMBRETTA=6, CC=0, RAM=0, WEBER=0, FIVE STAR=0, WAVE ON=3, MAESTRE=0, DOWNINTONG=0, SOU=0, BTC=0, ASPT=2, HOBBER=0, TRICO=0, HONCAMDE=0, HARDEE=0, TRAL=0, MO HAW=0, STR=0, EXTRANJERO=0, BEG702=0, SHELBY I=1, LOOKING=1, FRAELLANT=0, CIRC=0, CM=3, MOLLER-MITERLAT=1, C&amp;S=1, JETMATE=1, WAYMATIC=1, SUMBURTS=1, DOTAR LANCIAR=3, WHITEHEAD=1, TUVO=1, GG=1, JOHNSON=1, TRAIST=0, KENTUCKY=15, TTS=1, LUBBOCK=0, TRAIN=0, TMO=2, J&amp;J=3, TORINO=3, LUFLEIN=0, LOADCRAFT=17, RIVIERA=0, HW=0, ANDERSON=0, CREAT <text:soft-page-break/>DANE=1, ECONOLINE=4, WK=0, GIBSON=0, AWARD=0, TM=0, STDSTEEL=0, TAINO=1, LITTLE JOHN=0, TRLC=0, DFSK=0, VANS=3, LOAD KING=4, KEEN=1, LOX=0, ESCOTT=1, BINKLEY=0, BODY=0, KOUNTRY=1, AMERICAN TRAILER=2, BEAU=0, BOSSIER CATY=0, CONE=0, DACO=4, CARMEX=3, STEPHENS=0, TONTANA=0, PAR=0, STRM=0, RCC=0, CITATION=0, BRENNER=4, LAFKIN=0, GRAMIN=0, ELDE=0, TRAI=2, ROAD WARRIOR=1, CLTRL=1, CHANCEY=0, VALUE=3, PULLMAN=0, HERITAGE=2, PEACE SPORTS=0, PENNSILVAN=1, BEALL=2, GREP=0, LOAD MASTER=0, DOWNS CLARK=0, AMC=1, MAKO=0, GUSHION RIDE FOSTER=1, GENE=0, WHEELER=2, DOWN=0, WATERBOR=0, TRILICO=0, DOUGLAS=0, TOCAN=0, TLC=0, THANS=0, NUITALI=0, DUROB=0, CHMB=0, GERBERT BROS=0, THRUWAY=5, EMASAL=2, SPORTSMEN=2, PANTHER=0, BRN=0, CLOUGH=0, ARQSAL=1, MABO=0, TRESAMET=1, JOB=0, LUCAS=0, BRANFORD=0, BARE MISSILE=0, SCOTTYS=0, IRWC=1, DUTCHMEN=2, BARTLEY=1, AUSTRA=0, BERTO=1, GORBETT=0, CLAXTON=0, HOPPER=1, ROAD=1, HOBBARDS=0, FERRE=0, CORN=0, MAGIC TILT=3, FIATRED=0, OLDS=0, NDDIN=0, FREE WAGON=0, FELBURN KINGHAM=0, AMS=0, BAKER=0, BRAE=4, PEABODY=0, TRICK=0, PEERLESS=2, GOUT RELEAST=0, MIDWAY=1, DELAY LOAD=0, HYDE=0, MADDEN=0, TREECHAVE=0, BUDC=2, PENNCO=1, FONT=1, MARSHALL=0, HOORS=0, HOLGR=0, MYDE=0, ROCAA=1, ALA=0, PHELMAN=1, FOUN=0, WILSON=50, CRAILCO=0, RELIABLE=0, MEUSBURGER=0, CHERO=1, COOK=0, MNN=0, DIN=0, TMB=0, DELAVAN=3, PRATT=12, PTR=1, AZREC=0, MANAC=10, OWB=0, ESTELLAR=1, TRI PAK=0, INTERSTATE=2, FLORIG=0, WESCO=0, ED=1, RELIA=0, STRACK=0, WHIT=0, RAV=0, HAWKE=0, FLAP=1, ALTEC=1, CONESTOGA=0, CENTERLINE=1, DOWLIN GIND=0, MATLOOCK=0, LOAD=2, MERC=0, BROUGHAM=0, MARCOPOLO/SCANIA=0, WHITE GMC=327, BENSON=2, STECO=1, MH=0, ASIA TROPIC=1, BOSCOMAR=4, ROSMO MERCEDES BENZ=11, SONTZ=0, TIRM=0, GENSTAR=0, NABI=0, KAYAK=0, KANDI=0, CATOSA/MERCEDES BENZ=5, GM SUPERIOR=0, JMSTAR=0, BUDDY=0, BRAEK HEAD=1, CHANCE=3, BUGATTI=0, NATIONAL=3, WGM=1, CAVALLO=0, AMTRAN=78, YIBEN=0, YAMAMOTO=155, IBER=0, JINCHENG=3, PALMER=3, TANK=158, ALLET=0, BOAZ=3, FRANKS=0, VOLVO GMC=3, ALLC=0, GUSHMAN=1, THAYCO=6, ESCO=1, TRAILWAY=0, TRABL=0, DIAMOND=1, BILLS=0, GAYMOR=0, BETLE=0, EZYA=0, UND=0, TRAIL RITE=3, INDUSTRIAL=2, BRIGHT=1, DAF=2, ALLIED=5, VEKT=0, JOST INTERNATIONAL=1, LINHAI=3, BEAIRD=0, WORLD 2000=1, S &amp; H=1, WITNESSKTH=0, HUAHONG=1, TRAN=3, HARTFORD=0, TRA=1, PACIFIC=1, WALLACE=0, WILBORT=0, GROWN=0, TAISHAN=0, KING=1, IGSA=4, NORTH=0, BLIMP=0, HUSKY=1, ALLEN=1, EMS=2, TAKE 3=2, FRANSECRAFT=0, ACCU=1, AUSTIN HEALEY=0, DAVI=1, MANUFACTURADO=0, HM=1, WHITE VOLVO=6, WHITE/GMC=2, ROAD RAILER=2, TOP LAND=1, HARL=0, DYNAWELD=1, MAST=0, RALE=0, SUICK=0, THRUMP=0, LACROSS=0, EAST=10, ACIER FABREX=4, ONNE=1, CIRCLEJ=1, TREKKER=0, PERKINS=1, CCO=0, THROW=0, TOWDOLLEY=1, LIFKIN=1, WMARW=0, LM RIDER=1, WALKER=4, KINETIC=1, ROUSSY=3, FLOTA=1, MOBILE=4, SCHWARTZ=1, MEGRANDHIPO=1, MAGNUM=2, SUKKIT=0, LNGCH=1, TRAILKING=4, SAMI=0, LUNKING=0, FLOW BOY=3, WELD IT=0, GUDD=0, DANE=0, ACE=1, BARTOLET=1, CLEMENT=9, FHWA=1, SHRL=1, EAM=1, FRHT=1, PEGASO=8, WISCONSIN=0, ZONGSHEN=0, TLR=0, AARONS=0, CONSTRUCTION SPECIALISTS=0, VOLVO WHITE=1, VIKING/GMC=0, IMPERIAL=1, THA=1, ADMIRAL=1, VIKING=3, HITEN=0, NEOBUS/MERCEDES BENZ=0, SPRINGDALE=0, SMP=0, GROSHEN=1, MERCEDES BENZ TORINO GV=3, MILWAUKEE=1, RALEIGH=1, ZIEMAN=5, STP=0, LODC=16, MICKEY=2, ROADMASTER=0, GENERAL TRL=0, HUTCH=1, AMERICAN TRANS=11, PREMIER=0, BOSTON WHALER=0, CALK=1, CRANE=6, THEINER=0, FUREH=0, WILL=0, BUSH=14, CS=1, COMIL=1, TSI=0, COMIL/MERCEDES BENZ=24, REITNOUER=1, BUSSCAR/VOLVO=0, DOONAN=1, KANN=3, CIXI=0, REINKE=13, NUSUN=0, FOSTI FUXIANDA=0, GOLDEN LION=9, UFK=1, CAIO/VOLKSWAGEN=4, TEAL=1, VELO CROSS=0, MONELCA=0, SUZIKA=0, XTEN=4, TRAIL EZE=0, WHEELER TR=4, MATE=2, JIEDA=0, FLEXI VAN=10, DOULEY=1, CARIBBEAN=0, NEAL=1, DMHC=1, MIDA=0, LOTUS=1, BOAXIN=1, MAKB=1, COMIL/VOLKSWAGEN=0, JINSAL=0, STCUFFER=1, SHULER=1, DONGFENG=0, EVT=0, MOTORWAY=0, CATERPILLAR=5, SUNRAY=0, P&amp;H=1, COLLINS/FORD=1, MERRITT=2, BUDDS=0, BEKU=0, YOUYI=0, EUROCAR/MERCEDES BENZ=5, EL DORADO=2, OTM=1, MTILT=1, WIKO=0, LEGA=2, TAKASAKI=0, GARP HARDE=6, PIONEER=0, REPSA=0, DOMES=1, KAMA=1, FFB (FELDBINDER)=0, WULING=0, LML=0, IRONWORKS=0, RECOND=4, GEN=1, MOTGOMERY=0, CAGIVA=0, MAXIBUS=0, PIN=1, CAR MATE=0, HRI=1, AUPA=0, HCT=0, V PRINCE=0, GEELY=0, SPECTEC=1, SPARTA=1, HORIZON=1, PENSKE=1, MASHIDA=0, RIVAS=0, NP=0, LAG=1, SAN=1, AYCO/INTERNATIONAL=0, HENSIM=0, MBK=1, BELSHE=5, GD=0, LINMAX=0, ROKWELL=0, CHIEF=3, GENESE=1, SPI=1, GOOSE=1, YAMAMOTO HENSIM=0, INOXCVA=0, PARK=0, XINGANG=0, ENTYRE=0, ETON=0, PACAM=0, FEIYING=0, WSL=0, LOAD RITE=2, WSN=0, MERCEDES BENZ/MARCOPOLO=0, NAVISTAR=7, DRILTECH=0, CORNHUSKER=2, QLINK=0, KINROAD=0, BUSSCAR=1, KARAVAN=0, BULK INTERNATIONAL=0, <text:soft-page-break/>SYCSA=0, RETESA=1, FXBG=0, MIDWEST=0, A.A=1, MAX=0, JMC=0, OSTD=15, MAYAR=0, MOTOMAX=0, THOMPSON=1, PARKER=0, CHONG QING=0, TOUGH=0, RANDON=0, MARTIN=0, EXISS=0, PIKIN=0, QUICKLOAD=0, TEM-TRAIL=0, ALJO=1, YUTONG=0, CHERY=0, TOW GO=1, FTF=1, BOOMERANG=0, TRAIL BOSS=2, TAG ALONG=1, KARA KAR=0, FURIOS=0, ADAM=0, REMOR=1, CMCI=0, MORGAN=0, C&amp;M=0, HILINER=0, NEOBUS=0, LONGT=0, CARSON=1, CALUMET=1, BADD=0, FREE WAYS=0, KARI KOOL=1, BARBEL=2, BUDD HARRISON=0, ROAD KING=0, TRANS GAUS=0, HTSI=1, AMERILITE=0, FORCE=0, LINK BELT=1, CHART INC=0, ASM=0, TRITON=1, ITASCA=0, FTOUGHPON=0, DRAGO=0, FOREST RIVER=0, AVANTI=0, WARNE=1, RAMIREZ=5, TABSA=0, CARRY-ON=0, ARTESANAL=0, VERUCCI=0, DCT=0, KAZUN=0, KAZUKI=0, LODE=0, RED FOX=0, TRGL=1, LARK=0, TERMINATOR=0, HITCH=0, BUELL=0, GULF STREAM=0, BRONKO=0, WUXI=0, CRONKHITE=0, SUDISA MERITOR=0, TN=0, NASH=0, PIERCE=1, BYD=0, ZHONGYU=0, DOLLY=1, RODAKI=0, COMM=1, MEILUN=0, XTREME=0, WILDERNESS=0, PONDEROSA=0, DADO GS=0, CHOICE=0, KC=0, BRIMAR=0, ARVALSA=0, GOLDEN HORSE=0, SUMMIT=2, BETTER BUILT=0, BLAZER=0, XTRA=1, LAMBERGE=1, TECNIPESADOS=0, YAMASAKI=0, SEAGRAVE=0, PETER PIRSCH=0, PROFILE=0, NEWST=0, FAIR WEST=0, JINBEI=0, NEOPLAN=1, DOOLITTLE=0, SUNL=0, ZOTYE=0, AQUAMARINE=0, DINLI=0, SANYA=0, ROLLS RITE=0, ROTAX=0, GALESI GRUP=1, DAYANG=0, INVINY=0, SHUANGHUAN=0, PJ=0, COYOTE=1, FAW=0, SYND=1, TRBI=0, VELI=0, WILLIAMS=1, POWERMAX=0, XINGYUE=0, SEA RAY=0, ION V=0, MASCARELLO=0, CARTER=0, LAMAR=0, BLANDOME=1, HAOJIN=0, DECO=1, BMS=0, RS=2, CAN=0, SHANGZHOU=0, ALUMINATOR=0, WARREN=1, SEM=0, WALL STRONG=0, TRAILERMAN=0, LANDOLL=2, ALAM=0, NEVO=0, CHMO=0, SOUTHWEST=0, CK=0, TURNBOW=1, EMERSON=0, COOL=0, PEKI=0, AMERICAN IRONHORSE=0, BUSSCAR/SCANIA=0, TIBROOK=1, EQUIPMENT PRO=0, LONGBO=0, FUSHIN=0, NANXIASHU=0, BAME=0, PROHAULER=0, ASSM=0, THIBAULT=2, HARDY=1, MASCARELLO/MERCEDES BENZ=0, NOR-CAL=0, NORTON=0, KASEA=0, LANL=0, AMBEW=0, STRADA=0, BURKETT=1, BACCIO=0, A&amp;F=0, EGW=0, YAMO=0, ALVA=0, BELLON=0, FLEETWOOD=1, TREASURE SHIP=0, BARON=0, STRICKLAND=1, TIB=1, CHONG=0, CENTEX=0, CURR=1, BIGCHIEF=0, OTHER=0, TRAILS WEST=0, LOGAN COACH=1, CAKY=0, FRATEM=1, MARMON=1, CYTSA=0, MART=1, SHENKE=0, FEATHERLITE=2, FREEMYER=0, CHUNG=0, SHOL=1, AZTEX=0, ROLAND=0, GLASTRON=1, HYTR=2, FREIGHTLINER/THOMAS=0, MAKE=1, STEHL TOW=0, KONCED=0, VENTURE=0, LICHENG=0, BILT RITE=0, QIAN=0, GALLEGOS=0, CONQUEST=0, WILDFIRE=0, LEON KING=0, RELIANCE=0, VIP=1, CENTERVILLE=1, MODSPACE=0, WORLD TRUCK=2, CONCORDE=0, ENNI=0, EAGBE=1, KINGSTAR=0, BRIDGEVILLE=0, DAZON=0, BAYLINER=1, DINA/ROSMO=2, NOOTEBOOM=1, APOLLO=0, XINLING=0, BAYLY=1, DAKOTA=0, BKM=0, VANTAGE=1, BANN=1, YAMATI=0, JET MOTO=0, CYCAM=0, ITALICA=0, GUNP=0, ITA=0, BIG D=1, CROSS COUNTRY=0, COMIL/AGRALE=0, LONG RUN=1, DUKAR=0, CALLAHAN=0, CRIMINALISTICS=0, KRUPP=1, R.M.=1, HITONG=0, TRIDENT=0, TOWMASTER=2, JC=1, RINGO=0, JACKEL=0, NST=0, LANCE=0, QUALITY=0, APPLESTONE=0, GSCR=1, CHIEN HUEY=2, BIG BUBBAS=0, SHOALS=4, MEIDUO=0, E ONE=1, KRAFTSMAN=0, TROY=0, MARCOPOLO/VOLVO=0, TERREL=2, GAMI=0, HENGTONG=0, STARK/GUVEN=0, DIAMO=0, COUGAR=0, SHOP=0, LORAIN=1, JOHN DEERE=0, HIGER=0, FARSPEED=0, SCRAMBLER=0, ZNEN=0, JCL=0, CHIEN YOU=1, BENZHOU=0, SSR=0, LIBRELATO=0, JTG=0, IRONTON=0, PEIRSPEED=0, EXCEL EZLOAD=0, ICE BEAR=0, VERMEER=0, TEMISKO=1, ARMOR=1, SOMERSET=3, NUVAN=4, KROHNERT=0, BINTELLI=0, HI BIRD=0, HOBART=0, CLEVELAND=0, PETTIBONE=0, FRELL=1, PRIBBS STEEL=0, MASCARELLO/VOLKSWAGEN=0, HOMESTEADER=0, MOND=3, ZHNG=0, IZUKA=0, SKYTEAM=0, OT FABRICATING=1, ZL=0, HAMMS=0, MOVESA=0, MARCOPOLO/VOLKSWAGEN=0, VPG=0, VICTORY=0, BENELLI=0, DE LA GARZA=0, MARCOPOLO/MERCEDES BENZ=0, LACROSSE=0, PCC=0, TCF=1, WEIXIN=0, LEONARD=0, OMNI=1, CITY=1, NELSON=0, SHAOLIN=0, TRIAN=0, REID=0, STE=6, STEWART&amp;STEVENSON=0, SXR=0, XL=1, APE=0, CDW=0, MRT=0, CHART=0, WORKHORSE=0, STRONA=1, SHOP BUILT=0, COEN=6, STELS=0, SOONER=0, HMD=1, TIPIC=0, SHANDONG WINSENSE=0, URAL=0, JAYCO=2, CUSHMAN=0, COLLINS=1, LEMMAR=0, JORDAN=0, BUCYRUS=0, TRM=0, TRAILMAX=1, MAURER=0, MULTIMECANICA=0, INGUSA=0, DORS=1, JINLUN=0, JET=0, HORNE=0, SHARK=0}</text:p>
      <text:p text:style-name="Preformatted_20_Text">| <text:s text:c="2"/>| <text:s text:c="2"/>| <text:s text:c="2"/>| <text:s text:c="2"/>| <text:s text:c="2"/>| <text:s text:c="2"/>ANIO_DE_FABRICACION ≤ 1982.500: TOYOTA {NISSAN=7211, TOYOTA=46152, HYUNDAI=33, DATSUN=24894, PEUGEOT=555, SUBARU=1758, MAZDA=2114, ISUZU=6079, DAEWOO=0, PONY=1247, VOLVO=425, DODGE=3986, UNITED MOTORS=0, FORD=7052, CHEVROLET=5572, DAIHATSU=1031, MITSUBISHI=204, FIAT=442, VOLKSWAGEN=7543, KIA=447, PLYMOUTH=470, SUZUKI=1706, GENESIS=0, SKODA=47, HONDA=6070, CHRYSLER=20, SCION=0, BAJAJ=0, AUDI=190, RENAULT=39, LADA=60, SANLG=0, SEAT=98, GEO=0, ACURA=0, YAMAHA=3818, OLDSMOBILE=124, MINI=0, DAYUN=0, INTERNATIONAL=3524, HILLMAN=8, UTILITY=133, FREIGHTLINER=193, OPEL=198, YUMBO=0, MERCEDES BENZ=4753, BLUE <text:soft-page-break/>BIRD=1330, FREEDOM=0, LAND ROVER=478, WUYANG=0, LONCIN=0, GMC=1340, AUSTIN=84, CAIO=0, THOMAS=48, ROMAN=156, GILLIG=149, CROWN=200, ASIA HERO=0, ASIA=1, JEEP=837, PONTIAC=76, PENNINE=14, BMW=621, MASA=2, ASHOK LEYLAND=76, THAMES TRADER=32, THOROHED=1, HUMBER=1, MAN=209, MAHINDRA=0, MAUCO=0, FLXIBLE=18, SCANIA=1, FARGO=5, KAWASAKI=734, MCI=15, CARPENTER=6, JIALING=0, DINA=5, MADSEN=3, SKYGO=0, TRAILMOBILE=485, HOBBS=232, MACK=686, GREYHOUND=3, BEDFORD=224, SMITH=7, GM=2, WABASH=1, FLYSCOOTERS=0, IKARUS=1, HINO=278, HEIL=63, ASIA SMITH=0, TVS=0, FRUEHAUF=914, CFMOTO=0, WARD=3, TRANSCOACH=1, SMART=0, AUTOCAR=10, WHITE=433, FONTAINE=133, STERLING=0, TMC=4, SUPERIOR=4, CROSSFIRE=0, AM GENERAL=16, KATANA=0, AVA=0, GREAT DANE=156, MCCLAIN=0, SUKIDA=0, CHALLENGER=2, MAUCO/MERCEDES BENZ=0, BUICK=70, UD=0, NEW FLYER=2, KENWORTH=192, CAIO/MERCEDES BENZ=0, PINES=16, MERCURY=58, THEURER=72, SIN MARCA=375, CAN AM=0, MAGIRUZ DEUTZ=249, KAISER=340, IVECO=109, UD NISSAN=0, ROSMO=0, PETERBILT=121, LANCIA=6, CHANGAN=0, ERF=1, BARREIROS=1, JAC=0, DIAMOND T=3, STRICK=136, SERPENTO=0, WESTERN STAR=11, COMMER=3, HAFEI=0, GAZ=0, ORNOR=1, SUNBEAN=2, MONON=20, LEXUS=0, POLAR=1, METAGRO=0, STOUGHTON=14, VENTO=0, FUTIAN=0, DUCATI=0, DIAMOND REO=9, HUMMER=0, MASERATI=0, SYM=0, CMC=2, PORSCHE=40, ASTRA=1, KTM=0, AJAX=4, TRANSCRAFT=35, LFTEC=0, GIANT=0, VESPA=388, HARLEY DAVIDSON=15, HERO=0, R VISION=0, LINCOLN=3, SATURN=0, REO=1, TRIUMPH=23, ZNA=0, WHITE FREIGHTLINER=6, KAUFMAN=0, HENDRICKSON=3, BROCKWAY=3, KEEWAY=0, MECOX=0, LUFKIN=131, INFINITI=0, PIAGGIO=0, HYOSUNG=0, DORSEY=226, YIYING=0, STEYR=1, ZONDA=0, SUMOTO=0, PACE AMERICAN=0, INGERSOLL RAND=0, RAMI=0, GMC/CHEVY=1, SPEEDSTAR=2, SIMSOM=0, MILL=5, STAR=1, AMERICAN MOTORS=27, KW DART=1, CCC=2, LAFRANCE=0, KYMCO=0, FAMSA=0, YUGO=0, IFA=0, DAELIN=0, KUMOTO=0, CONTINENTAL=4, BSA=10, MZ=4, CZ=0, NABORS=19, M0RINI=0, TRAC=0, ALFA ROMEO=247, BURHLEHEM=1, HOREX=3, YESDI=0, MONTESA=5, SACHS=0, ADVANCE=0, SSANGYONG=0, HAUF=19, PGO=0, FOTON=0, ROWOR=0, AUTOBIANCHI=0, CARABELA=2, SAM YANG=0, WILLYS=155, BAM=0, BROWN=103, ISLO=1, ROYAL ENFIELD=1, OSHKOSH=1, SUNDIRO=0, DERBI=2, CONDOR=2, AZTECA=82, HODAKA=2, ENFIELD=0, VANCO=3, GENERAL=2, GUZZI=1, DAELIM=0, BOMBARDIER=0, GAS GAS=0, JAWA=1, CITROEN=1, RAMBLER=23, BTV=3, GILERA=1, LIFAN=0, EAGLE=2, MOTAC=8, AZTEC=3, BETA=0, ROSTABOU=0, TAILUNG=0, CNJ=0, HUSQVARNA=1, PUCH=1, ZANELLA=0, POLARIS=0, MCGREGOR 26=0, XING FU=0, AGRALE=0, HSFT=3, DUNHAM=9, DKW=0, MOTOBECANE=1, TOMOS=0, ADLY=0, CHYSLER=0, ESCORTS=0, FENGTONG=0, TITAN=0, KIDRON=0, NSU=2, JIANSHE=0, PIAZZA=1, MINIBUSINE=2, MARCOPOLO=0, BERTOLINI=22, PASEMAKER=1, BUSH HOG=5, BRHAM=1, MUDAN=0, ZX AUTO=0, CADILLAC=92, YUE LOONG=0, ED ETNYRE=1, ENCAVA=0, DONGFANG=0, QINGQI=0, WELLS CARGO=0, JAGUAR=7, AEON=0, HERCULES AJAX=0, GROVE=3, RUTER=0, KITOMI=0, BAJA=0, MILLER=51, HOMER=0, HANOMAG=1, BERING=0, WITZCO=0, UNICO=0, CHANGHE=0, BOYDSTUN=0, CHANA=0, IC=0, GURGEL=9, MORRIS=7, VAUXHALL VICTOR=8, MG=17, STUDEBAKER=0, UNISON=0, DE SOTO=0, OTTAWA=0, APRILIA=0, GENUINE=0, PHOENIX=0, DITCH WITCH=0, ZUKYAMA=0, IC/INTERNATIONAL=0, BAW=0, STANISS=0, YINXIANG=0, HILBILT=1, TAGA=1, WILKENS=0, LEIKE=0, BAODIAO=0, UAZ=0, HUDSON=0, CONSUL=1, AMERICAN=19, COTC=0, JDBE=0, SHENDA=0, CLASSIC=0, RQ=0, ARCTIC CAT=0, JINDO=0, BUDD=136, HEARTLAND=0, TRINITY=3, ZHEJIANG=0, WABA=0, CIMC=0, CHITO=0, DAIMLER=1, JAVELIN=1, SAAB=6, HYSTER=11, SHINERAY=0, CHEETAH=0, HISUN=0, ONMYWAY=0, WITZCO/CHALLENGER=0, MAQUIRENT=0, LVJV=0, GREMLIN=1, SIMCA=1, INNOCENTI=1, KALYN=0, HUSABERG=0, TAOTAO=0, ALL AMERICAN=0, ARO=0, ALLOY=1, JONWAY=0, BIG TEX=0, GRANE CARR=1, MASCARELLO/SCANIA=0, TRANSGLOBAL=0, LOADORAFT=3, DACIA=0, HOLLAND=26, FERRARI=3, JOHNNY PAG=0, PACKARD=0, GARDNER DENVER=1, LODE KING=0, QIANJIANG=0, TAIZHOU=0, ROSMO/VOLKSWAGEN=0, DUNE BUGGY=2, CPI=0, MGDT=0, TRAILMASTER=4, ROKETA=0, ALDA=1, SPARTAN=0, MIKILON=0, ROLLS ROYCE=1, ITALIKA=0, IHE=0, WHIPPET FOUR=0, RAVENS=6, PACER=1, SPCNS=6, MASTER TOW=0, RAYBAR=0, GREAT WALL=0, AKT=0, HAULMARK=0, BASHAN=0, LBT=0, TWIN=0, HARRIS=0, STANDARD=1, RCMOTO=0, COTTRELL=0, MINI MARK=1, VOLARE=0, TRANS=3, AGUILA=0, CATERHAM=1, WAYNE=2, TIANJIN=0, EAST COAST=2, HONGTU=0, GEMINI=1, VALIANT=0, TRAILSTAR=0, TRAVIS=1, ASUNA=0, GMC/GEO=0, ROVER=0, SC COBRA (REPLICA)=1, YUE JIN=0, CARPENTER/FORD=0, TIMPTE=21, VANGUARD=27, PIKE=6, HIGHWAY=31, EVANS=30, GINDY=69, CLARK=14, PROGRESS=0, BUTLER=23, PERFORMANCE=0, ARROW=11, VESELEY=1, CANCAR=3, VULCAN=6, HERCULES=10, STUART=3, LONGCHIN=1, COLUMBIAN=0, MAG GRIMMA CAK=0, DAL WORTH=4, CUSTOM=14, TRAIL=7, DICOMASA=0, PAGE=1, ZIEMA=0, JERSEY=1, SIRIL=1, PRESSED STEEL=0, MONTONE=2, TRAILTRO=0, VIM=2, SOUTH=0, FLAT BED=2, BUDEL=1, WW=2, REMEQ=0, <text:soft-page-break/>IMPASA=0, BILTWEL=0, TRENEE=0, COMSAT=2, ALLTRADE=1, ALABAMA=6, PORT=1, BLACK DIAMOND=7, ROGERS=12, LEDWELL=1, EAGER BEAVER=1, GLOBESTAR=1, PLOOT=0, VEENEMA WIEGERS=1, FABCO=1, FONA=3, TALBERT=8, NORWIN=4, BARTON=0, J&amp;L=6, KINGSTON=0, GIL FLEX=1, CHAMBERLAIN=4, ERA=4, TATSA=15, SHORELAND'R=1, TOPDOG=0, PHELAN=1, EZ LOADER=1, MOODY=0, JORGCANTER=0, MILEY=2, SEADOO=0, BANKHEAD=9, HOUSE=2, JR=0, ONAN=0, COPCO=2, BERM=1, BLAC=1, BRO=3, GRATA=0, FLOAT ON=0, MOSS=0, BOAT MASTER=0, ASHDOWN=4, BLUMHARDT=4, COMET=12, CHAMPION=4, JL=1, ETNYRE=2, SIMPEX=0, FOURWINNS=0, BRAN=1, BIRMINGHAN=5, MAFI=1, BERLIET=1, SCHEUERLE=1, ZIEMN=0, ORAC=1, OHIO=5, TRAILCO=4, CORPORIN=0, HUSTLER=1, CINDY=3, DELTA=5, TRINO TAIMOBIL=1, BERI=4, ROCKET=1, SREVAS=1, WEEKS=3, BOTLER=1, RAYCO=2, ALCOHA=0, NUWAY=0, LAMBRETTA=1, CC=1, RAM=1, WEBER=1, FIVE STAR=1, WAVE ON=0, MAESTRE=1, DOWNINTONG=0, SOU=2, BTC=1, ASPT=1, HOBBER=1, TRICO=1, HONCAMDE=1, HARDEE=6, TRAL=3, MO HAW=0, STR=2, EXTRANJERO=4, BEG702=1, SHELBY I=0, LOOKING=1, FRAELLANT=2, CIRC=1, CM=0, MOLLER-MITERLAT=0, C&amp;S=0, JETMATE=0, WAYMATIC=0, SUMBURTS=0, DOTAR LANCIAR=0, WHITEHEAD=0, TUVO=0, GG=0, JOHNSON=9, TRAIST=1, KENTUCKY=9, TTS=0, LUBBOCK=3, TRAIN=2, TMO=2, J&amp;J=0, TORINO=0, LUFLEIN=1, LOADCRAFT=8, RIVIERA=1, HW=1, ANDERSON=0, CREAT DANE=3, ECONOLINE=0, WK=2, GIBSON=1, AWARD=2, TM=2, STDSTEEL=0, TAINO=0, LITTLE JOHN=1, TRLC=1, DFSK=0, VANS=2, LOAD KING=2, KEEN=1, LOX=0, ESCOTT=0, BINKLEY=4, BODY=1, KOUNTRY=0, AMERICAN TRAILER=0, BEAU=1, BOSSIER CATY=1, CONE=1, DACO=4, CARMEX=0, STEPHENS=1, TONTANA=1, PAR=1, STRM=1, RCC=1, CITATION=1, BRENNER=3, LAFKIN=1, GRAMIN=1, ELDE=1, TRAI=5, ROAD WARRIOR=0, CLTRL=0, CHANCEY=5, VALUE=0, PULLMAN=4, HERITAGE=0, PEACE SPORTS=0, PENNSILVAN=2, BEALL=4, GREP=0, LOAD MASTER=2, DOWNS CLARK=1, AMC=2, MAKO=1, GUSHION RIDE FOSTER=0, GENE=4, WHEELER=0, DOWN=1, WATERBOR=0, TRILICO=1, DOUGLAS=1, TOCAN=1, TLC=1, THANS=1, NUITALI=1, DUROB=1, CHMB=0, GERBERT BROS=0, THRUWAY=4, EMASAL=0, SPORTSMEN=0, PANTHER=0, BRN=0, CLOUGH=1, ARQSAL=0, MABO=1, TRESAMET=0, JOB=2, LUCAS=0, BRANFORD=1, BARE MISSILE=1, SCOTTYS=1, IRWC=0, DUTCHMEN=0, BARTLEY=0, AUSTRA=1, BERTO=4, GORBETT=1, CLAXTON=1, HOPPER=0, ROAD=3, HOBBARDS=0, FERRE=1, CORN=16, MAGIC TILT=0, FIATRED=1, OLDS=1, NDDIN=1, FREE WAGON=1, FELBURN KINGHAM=1, AMS=1, BAKER=1, BRAE=1, PEABODY=1, TRICK=1, PEERLESS=2, GOUT RELEAST=0, MIDWAY=0, DELAY LOAD=0, HYDE=1, MADDEN=4, TREECHAVE=0, BUDC=7, PENNCO=5, FONT=3, MARSHALL=1, HOORS=1, HOLGR=1, MYDE=0, ROCAA=0, ALA=1, PHELMAN=0, FOUN=1, WILSON=10, CRAILCO=2, RELIABLE=3, MEUSBURGER=1, CHERO=0, COOK=0, MNN=1, DIN=1, TMB=1, DELAVAN=1, PRATT=0, PTR=0, AZREC=1, MANAC=4, OWB=1, ESTELLAR=0, TRI PAK=1, INTERSTATE=0, FLORIG=1, WESCO=1, ED=0, RELIA=0, STRACK=1, WHIT=2, RAV=1, HAWKE=1, FLAP=0, ALTEC=0, CONESTOGA=0, CENTERLINE=0, DOWLIN GIND=1, MATLOOCK=1, LOAD=0, MERC=1, BROUGHAM=1, MARCOPOLO/SCANIA=0, WHITE GMC=0, BENSON=2, STECO=1, MH=1, ASIA TROPIC=0, BOSCOMAR=0, ROSMO MERCEDES BENZ=0, SONTZ=1, TIRM=1, GENSTAR=4, NABI=0, KAYAK=0, KANDI=0, CATOSA/MERCEDES BENZ=0, GM SUPERIOR=1, JMSTAR=0, BUDDY=0, BRAEK HEAD=0, CHANCE=1, BUGATTI=0, NATIONAL=0, WGM=0, CAVALLO=0, AMTRAN=0, YIBEN=0, YAMAMOTO=0, IBER=0, JINCHENG=0, PALMER=1, TANK=0, ALLET=1, BOAZ=0, FRANKS=1, VOLVO GMC=0, ALLC=1, GUSHMAN=0, THAYCO=0, ESCO=0, TRAILWAY=1, TRABL=1, DIAMOND=1, BILLS=1, GAYMOR=1, BETLE=1, EZYA=1, UND=0, TRAIL RITE=0, INDUSTRIAL=0, BRIGHT=1, DAF=7, ALLIED=11, VEKT=1, JOST INTERNATIONAL=1, LINHAI=0, BEAIRD=0, WORLD 2000=0, S &amp; H=0, WITNESSKTH=1, HUAHONG=0, TRAN=2, HARTFORD=0, TRA=0, PACIFIC=0, WALLACE=0, WILBORT=1, GROWN=1, TAISHAN=0, KING=2, IGSA=0, NORTH=0, BLIMP=1, HUSKY=0, ALLEN=1, EMS=0, TAKE 3=0, FRANSECRAFT=1, ACCU=0, AUSTIN HEALEY=0, DAVI=1, MANUFACTURADO=0, HM=1, WHITE VOLVO=0, WHITE/GMC=0, ROAD RAILER=0, TOP LAND=0, HARL=1, DYNAWELD=1, MAST=1, RALE=1, SUICK=1, THRUMP=1, LACROSS=0, EAST=2, ACIER FABREX=0, ONNE=0, CIRCLEJ=0, TREKKER=0, PERKINS=0, CCO=1, THROW=1, TOWDOLLEY=0, LIFKIN=0, WMARW=1, LM RIDER=0, WALKER=0, KINETIC=0, ROUSSY=0, FLOTA=0, MOBILE=0, SCHWARTZ=0, MEGRANDHIPO=0, MAGNUM=0, SUKKIT=1, LNGCH=0, TRAILKING=0, SAMI=1, LUNKING=1, FLOW BOY=0, WELD IT=2, GUDD=1, DANE=1, ACE=1, BARTOLET=0, CLEMENT=1, FHWA=1, SHRL=0, EAM=0, FRHT=0, PEGASO=1, WISCONSIN=2, ZONGSHEN=0, TLR=1, AARONS=0, CONSTRUCTION SPECIALISTS=0, VOLVO WHITE=1, VIKING/GMC=0, IMPERIAL=0, THA=0, ADMIRAL=0, VIKING=0, HITEN=1, NEOBUS/MERCEDES BENZ=0, SPRINGDALE=0, SMP=0, GROSHEN=0, MERCEDES BENZ TORINO GV=0, MILWAUKEE=0, RALEIGH=1, ZIEMAN=1, STP=1, LODC=6, MICKEY=0, ROADMASTER=1, GENERAL TRL=1, HUTCH=1, AMERICAN TRANS=0, PREMIER=0, BOSTON WHALER=0, CALK=0, CRANE=0, THEINER=1, FUREH=1, WILL=1, BUSH=0, CS=0, COMIL=0, TSI=1, <text:soft-page-break/>COMIL/MERCEDES BENZ=0, REITNOUER=0, BUSSCAR/VOLVO=0, DOONAN=0, KANN=0, CIXI=0, REINKE=0, NUSUN=0, FOSTI FUXIANDA=0, GOLDEN LION=0, UFK=0, CAIO/VOLKSWAGEN=0, TEAL=0, VELO CROSS=0, MONELCA=0, SUZIKA=0, XTEN=0, TRAIL EZE=0, WHEELER TR=0, MATE=3, JIEDA=0, FLEXI VAN=6, DOULEY=0, CARIBBEAN=0, NEAL=0, DMHC=0, MIDA=0, LOTUS=0, BOAXIN=0, MAKB=0, COMIL/VOLKSWAGEN=0, JINSAL=0, STCUFFER=0, SHULER=0, DONGFENG=0, EVT=0, MOTORWAY=0, CATERPILLAR=0, SUNRAY=0, P&amp;H=1, COLLINS/FORD=0, MERRITT=0, BUDDS=2, BEKU=0, YOUYI=0, EUROCAR/MERCEDES BENZ=0, EL DORADO=0, OTM=0, MTILT=0, WIKO=1, LEGA=0, TAKASAKI=0, GARP HARDE=0, PIONEER=0, REPSA=0, DOMES=0, KAMA=1, FFB (FELDBINDER)=0, WULING=0, LML=0, IRONWORKS=0, RECOND=0, GEN=0, MOTGOMERY=1, CAGIVA=0, MAXIBUS=0, PIN=0, CAR MATE=0, HRI=0, AUPA=0, HCT=0, V PRINCE=0, GEELY=0, SPECTEC=0, SPARTA=0, HORIZON=0, PENSKE=0, MASHIDA=0, RIVAS=0, NP=0, LAG=0, SAN=0, AYCO/INTERNATIONAL=0, HENSIM=0, MBK=0, BELSHE=0, GD=0, LINMAX=0, ROKWELL=1, CHIEF=0, GENESE=0, SPI=0, GOOSE=0, YAMAMOTO HENSIM=0, INOXCVA=0, PARK=0, XINGANG=0, ENTYRE=0, ETON=0, PACAM=0, FEIYING=0, WSL=1, LOAD RITE=0, WSN=1, MERCEDES BENZ/MARCOPOLO=0, NAVISTAR=0, DRILTECH=1, CORNHUSKER=0, QLINK=0, KINROAD=0, BUSSCAR=0, KARAVAN=0, BULK INTERNATIONAL=0, SYCSA=0, RETESA=0, FXBG=0, MIDWEST=0, A.A=0, MAX=0, JMC=0, OSTD=0, MAYAR=0, MOTOMAX=0, THOMPSON=0, PARKER=4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1, BARBEL=0, BUDD HARRISON=1, ROAD KING=0, TRANS GAUS=0, HTSI=0, AMERILITE=0, FORCE=0, LINK BELT=0, CHART INC=0, ASM=0, TRITON=0, ITASCA=1, FTOUGHPON=0, DRAGO=0, FOREST RIVER=0, AVANTI=0, WARNE=0, RAMIREZ=0, TABSA=0, CARRY-ON=0, ARTESANAL=0, VERUCCI=0, DCT=0, KAZUN=0, KAZUKI=0, LODE=1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1, PETER PIRSCH=0, PROFILE=0, NEWST=0, FAIR WEST=0, JINBEI=0, NEOPLAN=0, DOOLITTLE=0, SUNL=0, ZOTYE=0, AQUAMARINE=0, DINLI=0, SANYA=0, ROLLS RITE=0, ROTAX=0, GALESI GRUP=0, DAYANG=0, INVINY=0, SHUANGHUAN=0, PJ=0, COYOTE=0, FAW=0, SYND=0, TRBI=1, VELI=0, WILLIAMS=0, POWERMAX=0, XINGYUE=0, SEA RAY=0, ION V=0, MASCARELLO=0, CARTER=0, LAMAR=0, BLANDOME=0, HAOJIN=0, DECO=0, BMS=0, RS=0, CAN=0, SHANGZHOU=0, ALUMINATOR=0, WARREN=0, SEM=0, WALL STRONG=1, TRAILERMAN=0, LANDOLL=0, ALAM=1, NEVO=0, CHMO=0, SOUTHWEST=0, CK=0, TURNBOW=0, EMERSON=0, COOL=0, PEKI=0, AMERICAN IRONHORSE=0, BUSSCAR/SCANIA=0, TIBROOK=0, EQUIPMENT PRO=0, LONGBO=0, FUSHIN=0, NANXIASHU=0, BAME=1, PROHAULER=0, ASSM=1, THIBAULT=0, HARDY=0, MASCARELLO/MERCEDES BENZ=0, NOR-CAL=1, NORTON=1, KASEA=0, LANL=1, AMBEW=1, STRADA=0, BURKETT=0, BACCIO=0, A&amp;F=0, EGW=1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1, CRIMINALISTICS=0, KRUPP=0, R.M.=0, HITONG=0, TRIDENT=0, TOWMASTER=0, JC=0, RINGO=0, JACKEL=0, NST=0, LANCE=0, QUALITY=0, APPLESTONE=0, GSCR=0, CHIEN HUEY=0, BIG BUBBAS=0, SHOALS=0, MEIDUO=0, E ONE=0, KRAFTSMAN=0, TROY=1, MARCOPOLO/VOLVO=0, TERREL=0, GAMI=0, HENGTONG=0, STARK/GUVEN=0, DIAMO=0, COUGAR=0, SHOP=2, LORAIN=0, JOHN DEERE=0, HIGER=0, FARSPEED=0, SCRAMBLER=0, ZNEN=0, JCL=0, CHIEN YOU=0, BENZHOU=0, SSR=0, LIBRELATO=0, JTG=0, IRONTON=0, PEIRSPEED=0, EXCEL EZLOAD=0, ICE BEAR=0, VERMEER=0, TEMISKO=0, ARMOR=0, SOMERSET=0, NUVAN=0, KROHNERT=1, BINTELLI=0, HI BIRD=0, HOBART=1, CLEVELAND=0, PETTIBONE=1, FRELL=0, PRIBBS STEEL=0, MASCARELLO/VOLKSWAGEN=0, HOMESTEADER=0, MOND=0, ZHNG=0, IZUKA=0, <text:soft-page-break/>SKYTEAM=0, OT FABRICATING=0, ZL=0, HAMMS=0, MOVESA=0, MARCOPOLO/VOLKSWAGEN=0, VPG=0, VICTORY=0, BENELLI=0, DE LA GARZA=0, MARCOPOLO/MERCEDES BENZ=0, LACROSSE=1, PCC=0, TCF=0, WEIXIN=0, LEONARD=0, OMNI=0, CITY=0, NELSON=1, SHAOLIN=0, TRIAN=1, REID=0, STE=0, STEWART&amp;STEVENSON=0, SXR=0, XL=0, APE=0, CDW=0, MRT=0, CHART=0, WORKHORSE=0, STRONA=0, SHOP BUILT=1, COEN=0, STELS=0, SOONER=0, HMD=0, TIPIC=0, SHANDONG WINSENSE=0, URAL=0, JAYCO=0, CUSHMAN=1, COLLINS=0, LEMMAR=0, JORDAN=0, BUCYRUS=1, TRM=1, TRAILMAX=0, MAURER=0, MULTIMECANICA=0, INGUSA=0, DORS=0, JINLUN=0, JET=0, HORNE=1, SHARK=0}</text:p>
      <text:p text:style-name="Preformatted_20_Text">| <text:s text:c="2"/>| <text:s text:c="2"/>| <text:s text:c="2"/>| <text:s text:c="2"/>| <text:s text:c="2"/>ANIO_DE_FABRICACION ≤ 1963.500: CHEVROLET {NISSAN=11, TOYOTA=32, HYUNDAI=0, DATSUN=25, PEUGEOT=6, SUBARU=0, MAZDA=0, ISUZU=4, DAEWOO=0, PONY=0, VOLVO=0, DODGE=8, UNITED MOTORS=0, FORD=25, CHEVROLET=63, DAIHATSU=0, MITSUBISHI=0, FIAT=2, VOLKSWAGEN=46, KIA=0, PLYMOUTH=11, SUZUKI=1, GENESIS=0, SKODA=0, HONDA=2, CHRYSLER=0, SCION=0, BAJAJ=0, AUDI=0, RENAULT=1, LADA=0, SANLG=0, SEAT=0, GEO=0, ACURA=0, YAMAHA=1, OLDSMOBILE=3, MINI=0, DAYUN=0, INTERNATIONAL=12, HILLMAN=2, UTILITY=1, FREIGHTLINER=0, OPEL=7, YUMBO=0, MERCEDES BENZ=20, BLUE BIRD=1, FREEDOM=0, LAND ROVER=19, WUYANG=0, LONCIN=0, GMC=6, AUSTIN=7, CAIO=0, THOMAS=0, ROMAN=0, GILLIG=4, CROWN=14, ASIA HERO=0, ASIA=0, JEEP=1, PONTIAC=6, PENNINE=0, BMW=1, MASA=0, ASHOK LEYLAND=0, THAMES TRADER=7, THOROHED=0, HUMBER=0, MAN=5, MAHINDRA=0, MAUCO=0, FLXIBLE=5, SCANIA=0, FARGO=1, KAWASAKI=0, MCI=0, CARPENTER=0, JIALING=0, DINA=0, MADSEN=0, SKYGO=0, TRAILMOBILE=2, HOBBS=2, MACK=2, GREYHOUND=0, BEDFORD=8, SMITH=0, GM=0, WABASH=0, FLYSCOOTERS=0, IKARUS=0, HINO=0, HEIL=0, ASIA SMITH=0, TVS=0, FRUEHAUF=17, CFMOTO=0, WARD=0, TRANSCOACH=0, SMART=0, AUTOCAR=0, WHITE=0, FONTAINE=1, STERLING=0, TMC=0, SUPERIOR=0, CROSSFIRE=0, AM GENERAL=0, KATANA=0, AVA=0, GREAT DANE=0, MCCLAIN=0, SUKIDA=0, CHALLENGER=0, MAUCO/MERCEDES BENZ=0, BUICK=0, UD=0, NEW FLYER=0, KENWORTH=3, CAIO/MERCEDES BENZ=0, PINES=0, MERCURY=13, THEURER=0, SIN MARCA=4, CAN AM=0, MAGIRUZ DEUTZ=4, KAISER=0, IVECO=0, UD NISSAN=0, ROSMO=0, PETERBILT=0, LANCIA=0, CHANGAN=0, ERF=0, BARREIROS=0, JAC=0, DIAMOND T=0, STRICK=2, SERPENTO=0, WESTERN STAR=0, COMMER=0, HAFEI=0, GAZ=0, ORNOR=0, SUNBEAN=0, MONON=0, LEXUS=0, POLAR=0, METAGRO=0, STOUGHTON=0, VENTO=0, FUTIAN=0, DUCATI=0, DIAMOND REO=0, HUMMER=0, MASERATI=0, SYM=0, CMC=0, PORSCHE=1, ASTRA=0, KTM=0, AJAX=0, TRANSCRAFT=0, LFTEC=0, GIANT=0, VESPA=1, HARLEY DAVIDSON=0, HERO=0, R VISION=0, LINCOLN=0, SATURN=0, REO=0, TRIUMPH=0, ZNA=0, WHITE FREIGHTLINER=0, KAUFMAN=0, HENDRICKSON=1, BROCKWAY=0, KEEWAY=0, MECOX=0, LUFKIN=1, INFINITI=0, PIAGGIO=0, HYOSUNG=0, DORSEY=2, YIYING=0, STEYR=0, ZONDA=0, SUMOTO=0, PACE AMERICAN=0, INGERSOLL RAND=0, RAMI=0, GMC/CHEVY=0, SPEEDSTAR=0, SIMSOM=0, MILL=0, STAR=0, AMERICAN MOTORS=0, KW DART=0, CCC=0, LAFRANCE=0, KYMCO=0, FAMSA=0, YUGO=0, IFA=0, DAELIN=0, KUMOTO=0, CONTINENTAL=0, BSA=0, MZ=0, CZ=0, NABORS=1, M0RINI=0, TRAC=0, ALFA ROMEO=1, BURHLEHEM=0, HOREX=0, YESDI=0, MONTESA=0, SACHS=0, ADVANCE=0, SSANGYONG=0, HAUF=0, PGO=0, FOTON=0, ROWOR=0, AUTOBIANCHI=0, CARABELA=0, SAM YANG=0, WILLYS=38, BAM=0, BROWN=7, ISLO=0, ROYAL ENFIELD=0, OSHKOSH=0, SUNDIRO=0, DERBI=0, CONDOR=0, AZTECA=0, HODAKA=0, ENFIELD=0, VANCO=0, GENERAL=0, GUZZI=0, DAELIM=0, BOMBARDIER=0, GAS GAS=0, JAWA=0, CITROEN=0, RAMBLER=1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3, YUE LOONG=0, ED ETNYRE=0, ENCAVA=0, DONGFANG=0, QINGQI=0, WELLS CARGO=0, JAGUAR=1, AEON=0, HERCULES AJAX=0, GROVE=0, RUTER=0, KITOMI=0, BAJA=0, MILLER=0, HOMER=0, HANOMAG=0, BERING=0, WITZCO=0, UNICO=0, CHANGHE=0, BOYDSTUN=0, CHANA=0, IC=0, GURGEL=0, MORRIS=0, VAUXHALL VICTOR=1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<text:soft-page-break/>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1, WHIPPET FOUR=0, RAVENS=0, PACER=0, SPCNS=0, MASTER TOW=0, RAYBAR=0, GREAT WALL=0, AKT=0, HAULMARK=0, BASHAN=0, LBT=0, TWIN=0, HARRIS=0, STANDARD=1, RCMOTO=0, COTTRELL=0, MINI MARK=0, VOLARE=0, TRANS=0, AGUILA=0, CATERHAM=0, WAYNE=0, TIANJIN=0, EAST COAST=0, HONGTU=0, GEMINI=0, VALIANT=0, TRAILSTAR=0, TRAVIS=0, ASUNA=0, GMC/GEO=0, ROVER=0, SC COBRA (REPLICA)=0, YUE JIN=0, CARPENTER/FORD=0, TIMPTE=0, VANGUARD=0, PIKE=2, HIGHWAY=2, EVANS=0, GINDY=2, CLARK=0, PROGRESS=0, BUTLER=1, PERFORMANCE=0, ARROW=1, VESELEY=0, CANCAR=0, VULCAN=0, HERCULES=0, STUART=0, LONGCHIN=0, COLUMBIAN=0, MAG GRIMMA CAK=0, DAL WORTH=0, CUSTOM=0, TRAIL=0, DICOMASA=0, PAGE=0, ZIEMA=0, JERSEY=1, SIRIL=0, PRESSED STEEL=0, MONTONE=0, TRAILTRO=0, VIM=0, SOUTH=1, FLAT BED=0, BUDEL=0, WW=0, REMEQ=0, IMPASA=0, BILTWEL=0, TRENEE=0, COMSAT=0, ALLTRADE=0, ALABAMA=0, PORT=0, BLACK DIAMOND=1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1, RIVIERA=0, HW=0, ANDERSON=0, CREAT DANE=1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1, BEALL=1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2, DELAY LOAD=0, HYDE=0, MADDEN=0, TREECHAVE=1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1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1, WORLD 2000=0, S &amp; H=0, WITNESSKTH=0, HUAHONG=0, TRAN=0, HARTFORD=0, TRA=0, PACIFIC=0, WALLACE=0, WILBORT=0, GROWN=0, TAISHAN=0, KING=0, IGSA=0, NORTH=0, BLIMP=0, HUSKY=0, ALLEN=0, <text:soft-page-break/>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1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<text:soft-page-break/>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| <text:s text:c="2"/>ANIO_DE_FABRICACION ≤ 1962.500: WILLYS {NISSAN=21, TOYOTA=31, HYUNDAI=0, DATSUN=2, PEUGEOT=13, SUBARU=1, MAZDA=2, ISUZU=10, DAEWOO=0, PONY=0, VOLVO=1, DODGE=6, UNITED MOTORS=0, FORD=39, CHEVROLET=64, DAIHATSU=1, MITSUBISHI=1, FIAT=4, VOLKSWAGEN=75, KIA=0, PLYMOUTH=8, SUZUKI=1, GENESIS=0, SKODA=0, HONDA=2, CHRYSLER=0, SCION=0, BAJAJ=0, AUDI=0, RENAULT=1, LADA=0, SANLG=0, SEAT=0, GEO=0, ACURA=0, YAMAHA=1, OLDSMOBILE=3, MINI=0, DAYUN=0, INTERNATIONAL=20, HILLMAN=3, UTILITY=3, FREIGHTLINER=0, OPEL=6, YUMBO=0, MERCEDES BENZ=49, BLUE BIRD=4, FREEDOM=0, LAND ROVER=22, WUYANG=0, LONCIN=0, GMC=14, AUSTIN=4, CAIO=0, THOMAS=1, ROMAN=0, GILLIG=17, CROWN=21, ASIA HERO=0, ASIA=0, JEEP=1, PONTIAC=3, PENNINE=0, BMW=4, MASA=0, ASHOK LEYLAND=0, THAMES TRADER=9, THOROHED=0, HUMBER=1, MAN=4, MAHINDRA=0, MAUCO=0, FLXIBLE=0, SCANIA=0, FARGO=0, KAWASAKI=0, MCI=0, CARPENTER=0, JIALING=0, DINA=0, MADSEN=0, SKYGO=0, TRAILMOBILE=17, HOBBS=9, MACK=2, GREYHOUND=0, BEDFORD=10, SMITH=0, GM=1, WABASH=0, FLYSCOOTERS=0, IKARUS=0, HINO=0, HEIL=2, ASIA SMITH=0, TVS=0, FRUEHAUF=37, CFMOTO=0, WARD=0, TRANSCOACH=0, SMART=0, AUTOCAR=1, WHITE=4, FONTAINE=0, STERLING=0, TMC=0, SUPERIOR=1, CROSSFIRE=0, AM GENERAL=0, KATANA=0, AVA=0, GREAT DANE=3, MCCLAIN=0, SUKIDA=0, CHALLENGER=0, MAUCO/MERCEDES BENZ=0, BUICK=0, UD=0, NEW FLYER=0, KENWORTH=3, CAIO/MERCEDES BENZ=0, PINES=0, MERCURY=14, THEURER=0, SIN MARCA=9, CAN AM=0, MAGIRUZ DEUTZ=5, KAISER=5, IVECO=0, UD NISSAN=0, ROSMO=0, PETERBILT=1, LANCIA=1, CHANGAN=0, ERF=0, BARREIROS=0, JAC=0, DIAMOND T=0, STRICK=1, SERPENTO=0, WESTERN STAR=0, COMMER=0, HAFEI=0, GAZ=0, ORNOR=0, SUNBEAN=0, MONON=0, LEXUS=0, POLAR=0, METAGRO=0, STOUGHTON=0, VENTO=0, FUTIAN=0, DUCATI=0, DIAMOND REO=0, HUMMER=0, MASERATI=0, SYM=0, CMC=0, PORSCHE=2, ASTRA=0, KTM=0, AJAX=0, TRANSCRAFT=0, LFTEC=0, GIANT=0, VESPA=3, HARLEY DAVIDSON=1, HERO=0, R VISION=0, LINCOLN=1, SATURN=0, REO=1, TRIUMPH=3, ZNA=0, WHITE FREIGHTLINER=0, KAUFMAN=0, HENDRICKSON=0, BROCKWAY=0, KEEWAY=0, MECOX=0, LUFKIN=4, INFINITI=0, PIAGGIO=0, HYOSUNG=0, DORSEY=5, YIYING=0, STEYR=1, ZONDA=0, SUMOTO=0, PACE AMERICAN=0, INGERSOLL RAND=0, RAMI=0, GMC/CHEVY=0, SPEEDSTAR=0, SIMSOM=0, MILL=0, STAR=0, AMERICAN MOTORS=0, KW DART=0, CCC=0, LAFRANCE=0, KYMCO=0, FAMSA=0, YUGO=0, IFA=0, DAELIN=0, KUMOTO=0, CONTINENTAL=1, BSA=0, MZ=0, CZ=0, NABORS=1, M0RINI=0, TRAC=0, ALFA ROMEO=4, BURHLEHEM=0, HOREX=0, YESDI=0, MONTESA=0, SACHS=0, ADVANCE=0, SSANGYONG=0, HAUF=1, PGO=0, FOTON=0, ROWOR=0, AUTOBIANCHI=0, CARABELA=0, SAM YANG=0, WILLYS=108, BAM=0, BROWN=6, ISLO=0, ROYAL ENFIELD=0, OSHKOSH=0, SUNDIRO=0, DERBI=0, CONDOR=0, AZTECA=0, HODAKA=1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1, MOTOBECANE=0, TOMOS=0, ADLY=0, CHYSLER=0, ESCORTS=0, FENGTONG=0, TITAN=0, KIDRON=0, NSU=0, JIANSHE=0, PIAZZA=0, MINIBUSINE=0, <text:soft-page-break/>MARCOPOLO=0, BERTOLINI=0, PASEMAKER=0, BUSH HOG=0, BRHAM=0, MUDAN=0, ZX AUTO=0, CADILLAC=5, YUE LOONG=0, ED ETNYRE=0, ENCAVA=0, DONGFANG=0, QINGQI=0, WELLS CARGO=0, JAGUAR=2, AEON=0, HERCULES AJAX=0, GROVE=0, RUTER=0, KITOMI=0, BAJA=0, MILLER=0, HOMER=0, HANOMAG=0, BERING=0, WITZCO=0, UNICO=0, CHANGHE=0, BOYDSTUN=0, CHANA=0, IC=0, GURGEL=0, MORRIS=3, VAUXHALL VICTOR=1, MG=1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1, ZHEJIANG=0, WABA=0, CIMC=0, CHITO=1, DAIMLER=0, JAVELIN=0, SAAB=0, HYSTER=0, SHINERAY=0, CHEETAH=0, HISUN=0, ONMYWAY=0, WITZCO/CHALLENGER=0, MAQUIRENT=0, LVJV=0, GREMLIN=0, SIMCA=1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1, RCMOTO=0, COTTRELL=0, MINI MARK=0, VOLARE=0, TRANS=0, AGUILA=0, CATERHAM=0, WAYNE=0, TIANJIN=0, EAST COAST=0, HONGTU=0, GEMINI=0, VALIANT=0, TRAILSTAR=0, TRAVIS=0, ASUNA=0, GMC/GEO=0, ROVER=0, SC COBRA (REPLICA)=0, YUE JIN=0, CARPENTER/FORD=0, TIMPTE=0, VANGUARD=0, PIKE=1, HIGHWAY=2, EVANS=1, GINDY=1, CLARK=0, PROGRESS=0, BUTLER=2, PERFORMANCE=0, ARROW=0, VESELEY=0, CANCAR=0, VULCAN=1, HERCULES=0, STUART=0, LONGCHIN=0, COLUMBIAN=1, MAG GRIMMA CAK=0, DAL WORTH=0, CUSTOM=0, TRAIL=0, DICOMASA=0, PAGE=0, ZIEMA=0, JERSEY=0, SIRIL=0, PRESSED STEEL=0, MONTONE=0, TRAILTRO=0, VIM=0, SOUTH=0, FLAT BED=0, BUDEL=0, WW=0, REMEQ=0, IMPASA=0, BILTWEL=1, TRENEE=1, COMSAT=0, ALLTRADE=0, ALABAMA=0, PORT=0, BLACK DIAMOND=2, ROGERS=1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1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1, TRICO=0, HONCAMDE=0, HARDEE=0, TRAL=0, MO HAW=1, STR=0, EXTRANJERO=0, BEG702=0, SHELBY I=0, LOOKING=0, FRAELLANT=0, CIRC=0, CM=0, MOLLER-MITERLAT=0, C&amp;S=0, JETMATE=0, WAYMATIC=0, SUMBURTS=0, DOTAR LANCIAR=0, WHITEHEAD=0, TUVO=0, GG=0, JOHNSON=0, TRAIST=0, KENTUCKY=0, TTS=0, LUBBOCK=2, TRAIN=0, TMO=0, J&amp;J=0, TORINO=0, LUFLEIN=0, LOADCRAFT=0, RIVIERA=0, HW=0, ANDERSON=0, CREAT DANE=0, ECONOLINE=0, WK=0, GIBSON=0, AWARD=0, TM=0, STDSTEEL=0, TAINO=0, LITTLE JOHN=0, TRLC=0, DFSK=0, VANS=0, LOAD KING=0, KEEN=2, LOX=0, ESCOTT=0, BINKLEY=0, BODY=0, KOUNTRY=0, AMERICAN TRAILER=0, BEAU=0, BOSSIER CATY=0, CONE=0, DACO=0, CARMEX=0, STEPHENS=0, TONTANA=0, PAR=1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1, CLOUGH=0, ARQSAL=0, MABO=0, TRESAMET=0, JOB=0, LUCAS=1, BRANFORD=0, BARE MISSILE=0, SCOTTYS=0, IRWC=0, DUTCHMEN=0, BARTLEY=0, AUSTRA=0, BERTO=0, GORBETT=2, CLAXTON=0, HOPPER=0, ROAD=0, HOBBARDS=1, FERRE=0, CORN=0, MAGIC TILT=0, FIATRED=0, OLDS=0, NDDIN=0, FREE WAGON=0, FELBURN KINGHAM=0, AMS=0, BAKER=0, BRAE=0, PEABODY=0, TRICK=0, PEERLESS=0, GOUT RELEAST=1, MIDWAY=0, DELAY LOAD=1, HYDE=0, MADDEN=0, TREECHAVE=0, BUDC=0, PENNCO=0, FONT=0, MARSHALL=0, HOORS=0, HOLGR=0, MYDE=0, ROCAA=0, ALA=0, PHELMAN=0, FOUN=0, WILSON=0, CRAILCO=0, RELIABLE=0, MEUSBURGER=0, CHERO=0, COOK=0, MNN=0, <text:soft-page-break/>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2, TRAIL RITE=0, INDUSTRIAL=0, BRIGHT=0, DAF=0, ALLIED=0, VEKT=0, JOST INTERNATIONAL=0, LINHAI=0, BEAIRD=1, WORLD 2000=0, S &amp; H=0, WITNESSKTH=0, HUAHONG=0, TRAN=0, HARTFORD=0, TRA=0, PACIFIC=0, WALLACE=0, WILBORT=0, GROWN=0, TAISHAN=0, KING=0, IGSA=0, NORTH=1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1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<text:soft-page-break/>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1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ANIO_DE_FABRICACION ≤ 1959.500</text:p>
      <text:p text:style-name="Preformatted_20_Text">| <text:s text:c="2"/>| <text:s text:c="2"/>| <text:s text:c="2"/>ANIO_DE_FABRICACION &gt; 1955.500</text:p>
      <text:p text:style-name="Preformatted_20_Text">| <text:s text:c="2"/>| <text:s text:c="2"/>| <text:s text:c="2"/>| <text:s text:c="2"/>ANIO_DE_FABRICACION &gt; 1958.500: WILLYS {NISSAN=0, TOYOTA=6, HYUNDAI=0, DATSUN=1, PEUGEOT=2, SUBARU=0, MAZDA=0, ISUZU=0, DAEWOO=0, PONY=0, VOLVO=0, DODGE=1, UNITED MOTORS=0, FORD=13, CHEVROLET=25, DAIHATSU=0, MITSUBISHI=0, FIAT=0, VOLKSWAGEN=11, KIA=0, PLYMOUTH=0, SUZUKI=0, GENESIS=0, SKODA=0, HONDA=0, CHRYSLER=0, SCION=0, BAJAJ=0, AUDI=0, RENAULT=1, LADA=0, SANLG=0, SEAT=0, GEO=0, ACURA=0, YAMAHA=0, OLDSMOBILE=0, MINI=0, DAYUN=0, INTERNATIONAL=2, HILLMAN=3, UTILITY=2, FREIGHTLINER=0, OPEL=3, YUMBO=0, MERCEDES BENZ=5, BLUE BIRD=0, FREEDOM=0, LAND ROVER=2, WUYANG=0, LONCIN=0, GMC=9, AUSTIN=0, CAIO=0, THOMAS=0, ROMAN=0, GILLIG=1, CROWN=6, ASIA HERO=0, ASIA=0, JEEP=0, PONTIAC=1, PENNINE=0, BMW=1, MASA=0, ASHOK LEYLAND=0, THAMES TRADER=0, THOROHED=0, HUMBER=0, MAN=1, MAHINDRA=0, MAUCO=0, FLXIBLE=0, SCANIA=0, FARGO=0, KAWASAKI=0, MCI=0, CARPENTER=0, JIALING=0, DINA=0, MADSEN=0, SKYGO=0, TRAILMOBILE=3, HOBBS=0, MACK=1, GREYHOUND=0, BEDFORD=1, SMITH=0, GM=0, WABASH=0, FLYSCOOTERS=0, IKARUS=0, HINO=0, HEIL=1, ASIA SMITH=0, TVS=0, FRUEHAUF=5, CFMOTO=0, WARD=0, TRANSCOACH=0, SMART=0, AUTOCAR=0, WHITE=1, FONTAINE=0, STERLING=0, TMC=0, SUPERIOR=0, CROSSFIRE=0, AM GENERAL=0, KATANA=0, AVA=0, GREAT DANE=1, MCCLAIN=0, SUKIDA=0, CHALLENGER=0, MAUCO/MERCEDES BENZ=0, BUICK=0, UD=0, NEW FLYER=0, KENWORTH=0, CAIO/MERCEDES BENZ=0, PINES=0, MERCURY=2, THEURER=0, SIN MARCA=1, CAN AM=0, MAGIRUZ DEUTZ=0, KAISER=0, IVECO=0, UD NISSAN=0, ROSMO=0, PETERBILT=1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1, ASTRA=0, KTM=0, AJAX=0, TRANSCRAFT=0, LFTEC=0, GIANT=0, VESPA=0, HARLEY DAVIDSON=0, <text:soft-page-break/>HERO=0, R VISION=0, LINCOLN=0, SATURN=0, REO=0, TRIUMPH=0, ZNA=0, WHITE FREIGHTLINER=0, KAUFMAN=0, HENDRICKSON=0, BROCKWAY=0, KEEWAY=0, MECOX=0, LUFKIN=1, INFINITI=0, PIAGGIO=0, HYOSUNG=0, DORSEY=3, YIYING=0, STEYR=0, ZONDA=0, SUMOTO=0, PACE AMERICAN=0, INGERSOLL RAND=0, RAMI=0, GMC/CHEVY=0, SPEEDSTAR=0, SIMSOM=0, MILL=0, STAR=0, AMERICAN MOTORS=0, KW DART=0, CCC=0, LAFRANCE=0, KYMCO=0, FAMSA=0, YUGO=0, IFA=0, DAELIN=0, KUMOTO=0, CONTINENTAL=0, BSA=1, MZ=0, CZ=0, NABORS=0, M0RINI=0, TRAC=0, ALFA ROMEO=0, BURHLEHEM=0, HOREX=0, YESDI=0, MONTESA=0, SACHS=0, ADVANCE=0, SSANGYONG=0, HAUF=0, PGO=0, FOTON=0, ROWOR=0, AUTOBIANCHI=0, CARABELA=0, SAM YANG=0, WILLYS=32, BAM=0, BROWN=0, ISLO=0, ROYAL ENFIELD=0, OSHKOSH=0, SUNDIRO=0, DERBI=0, CONDOR=0, AZTECA=0, HODAKA=1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1, STUDEBAKER=0, UNISON=0, DE SOTO=0, OTTAWA=0, APRILIA=0, GENUINE=0, PHOENIX=0, DITCH WITCH=0, ZUKYAMA=0, IC/INTERNATIONAL=0, BAW=0, STANISS=0, YINXIANG=0, HILBILT=0, TAGA=0, WILKENS=0, LEIKE=0, BAODIAO=0, UAZ=0, HUDSON=0, CONSUL=0, AMERICAN=1, COTC=0, JDBE=0, SHENDA=0, CLASSIC=0, RQ=0, ARCTIC CAT=0, JINDO=0, BUDD=0, HEARTLAND=0, TRINITY=0, ZHEJIANG=0, WABA=0, CIMC=0, CHITO=0, DAIMLER=0, JAVELIN=1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1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1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1, TRAILCO=0, CORPORIN=0, HUSTLER=0, CINDY=0, DELTA=0, TRINO TAIMOBIL=0, BERI=0, ROCKET=0, SREVAS=0, WEEKS=0, BOTLER=0, RAYCO=0, ALCOHA=0, NUWAY=0, LAMBRETTA=0, CC=0, RAM=0, WEBER=0, FIVE STAR=0, WAVE ON=0, MAESTRE=0, DOWNINTONG=1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<text:soft-page-break/>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1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<text:soft-page-break/>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| <text:s text:c="2"/>ANIO_DE_FABRICACION ≤ 1958.500</text:p>
      <text:p text:style-name="Preformatted_20_Text">| <text:s text:c="2"/>| <text:s text:c="2"/>| <text:s text:c="2"/>| <text:s text:c="2"/>| <text:s text:c="2"/>ANIO_DE_FABRICACION &gt; 1957.500: WILLYS {NISSAN=0, TOYOTA=9, HYUNDAI=0, DATSUN=0, PEUGEOT=0, SUBARU=0, MAZDA=0, ISUZU=1, DAEWOO=0, PONY=0, VOLVO=0, DODGE=1, UNITED MOTORS=0, FORD=3, CHEVROLET=16, DAIHATSU=0, MITSUBISHI=0, FIAT=1, VOLKSWAGEN=11, KIA=0, PLYMOUTH=1, SUZUKI=0, GENESIS=0, SKODA=0, HONDA=0, CHRYSLER=0, SCION=0, BAJAJ=0, AUDI=0, RENAULT=1, LADA=0, SANLG=0, SEAT=0, GEO=0, ACURA=0, YAMAHA=0, OLDSMOBILE=0, MINI=0, DAYUN=0, INTERNATIONAL=2, HILLMAN=3, UTILITY=0, FREIGHTLINER=0, OPEL=0, YUMBO=0, MERCEDES BENZ=8, BLUE BIRD=0, FREEDOM=0, LAND ROVER=6, WUYANG=0, LONCIN=0, GMC=2, AUSTIN=2, CAIO=0, THOMAS=0, ROMAN=0, GILLIG=1, CROWN=6, ASIA HERO=0, ASIA=0, JEEP=0, PONTIAC=0, PENNINE=0, <text:soft-page-break/>BMW=0, MASA=0, ASHOK LEYLAND=0, THAMES TRADER=1, THOROHED=0, HUMBER=1, MAN=1, MAHINDRA=0, MAUCO=0, FLXIBLE=0, SCANIA=0, FARGO=0, KAWASAKI=0, MCI=0, CARPENTER=0, JIALING=0, DINA=0, MADSEN=0, SKYGO=0, TRAILMOBILE=3, HOBBS=2, MACK=0, GREYHOUND=0, BEDFORD=0, SMITH=0, GM=1, WABASH=0, FLYSCOOTERS=0, IKARUS=0, HINO=0, HEIL=0, ASIA SMITH=0, TVS=0, FRUEHAUF=6, CFMOTO=0, WARD=0, TRANSCOACH=0, SMART=0, AUTOCAR=0, WHITE=1, FONTAINE=0, STERLING=0, TMC=0, SUPERIOR=0, CROSSFIRE=0, AM GENERAL=0, KATANA=0, AVA=0, GREAT DANE=0, MCCLAIN=0, SUKIDA=0, CHALLENGER=0, MAUCO/MERCEDES BENZ=0, BUICK=0, UD=0, NEW FLYER=0, KENWORTH=0, CAIO/MERCEDES BENZ=0, PINES=0, MERCURY=4, THEURER=0, SIN MARCA=1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KAUFMAN=0, HENDRICKSON=0, BROCKWAY=0, KEEWAY=0, MECOX=0, LUFKIN=1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M0RINI=0, TRAC=0, ALFA ROMEO=0, BURHLEHEM=0, HOREX=0, YESDI=0, MONTESA=0, SACHS=0, ADVANCE=0, SSANGYONG=0, HAUF=0, PGO=0, FOTON=0, ROWOR=0, AUTOBIANCHI=0, CARABELA=0, SAM YANG=0, WILLYS=27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1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1, VAUXHALL VICTOR=0, MG=0, STUDEBAKER=0, UNISON=0, DE SOTO=2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<text:soft-page-break/>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1, TAINO=0, LITTLE JOHN=0, TRLC=0, DFSK=0, VANS=0, LOAD KING=0, KEEN=0, LOX=1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<text:soft-page-break/>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<text:soft-page-break/>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| <text:s text:c="2"/>| <text:s text:c="2"/>ANIO_DE_FABRICACION ≤ 1957.500</text:p>
      <text:p text:style-name="Preformatted_20_Text">| <text:s text:c="2"/>| <text:s text:c="2"/>| <text:s text:c="2"/>| <text:s text:c="2"/>| <text:s text:c="2"/>| <text:s text:c="2"/>ANIO_DE_FABRICACION &gt; 1956.500: CHEVROLET {NISSAN=0, TOYOTA=5, HYUNDAI=0, DATSUN=0, PEUGEOT=0, SUBARU=0, MAZDA=0, ISUZU=0, DAEWOO=0, PONY=0, VOLVO=0, DODGE=9, UNITED MOTORS=0, FORD=8, CHEVROLET=37, DAIHATSU=0, MITSUBISHI=0, FIAT=4, VOLKSWAGEN=6, KIA=0, PLYMOUTH=0, SUZUKI=0, GENESIS=0, SKODA=0, HONDA=0, CHRYSLER=0, SCION=0, BAJAJ=0, AUDI=0, RENAULT=0, LADA=0, SANLG=0, SEAT=0, GEO=0, ACURA=0, YAMAHA=0, OLDSMOBILE=1, MINI=0, DAYUN=0, INTERNATIONAL=3, HILLMAN=1, UTILITY=0, FREIGHTLINER=0, OPEL=2, YUMBO=0, MERCEDES BENZ=2, BLUE BIRD=0, FREEDOM=0, LAND ROVER=10, WUYANG=0, LONCIN=0, GMC=6, AUSTIN=3, CAIO=0, THOMAS=0, ROMAN=0, GILLIG=0, CROWN=9, ASIA HERO=0, ASIA=0, JEEP=0, PONTIAC=2, PENNINE=0, BMW=0, MASA=0, ASHOK LEYLAND=0, THAMES TRADER=0, THOROHED=0, HUMBER=0, MAN=0, MAHINDRA=0, MAUCO=0, FLXIBLE=0, SCANIA=0, FARGO=2, KAWASAKI=0, MCI=0, CARPENTER=0, JIALING=0, DINA=0, MADSEN=0, SKYGO=0, TRAILMOBILE=1, HOBBS=0, MACK=0, GREYHOUND=0, BEDFORD=0, SMITH=0, GM=0, WABASH=0, FLYSCOOTERS=0, IKARUS=0, HINO=0, HEIL=0, ASIA SMITH=0, TVS=0, FRUEHAUF=4, CFMOTO=0, WARD=0, TRANSCOACH=0, SMART=0, AUTOCAR=0, WHITE=0, FONTAINE=0, STERLING=0, TMC=0, SUPERIOR=0, CROSSFIRE=0, AM GENERAL=0, KATANA=0, AVA=0, GREAT DANE=0, MCCLAIN=0, SUKIDA=0, CHALLENGER=0, MAUCO/MERCEDES BENZ=0, BUICK=1, UD=0, NEW FLYER=0, KENWORTH=1, CAIO/MERCEDES BENZ=0, PINES=0, MERCURY=7, THEURER=0, SIN MARCA=8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1, HERO=0, R VISION=0, LINCOLN=0, SATURN=0, REO=0, TRIUMPH=1, ZNA=0, WHITE FREIGHTLINER=0, KAUFMAN=0, HENDRICKSON=0, BROCKWAY=0, KEEWAY=0, MECOX=0, LUFKIN=0, INFINITI=0, PIAGGIO=0, HYOSUNG=0, DORSEY=0, YIYING=0, STEYR=0, ZONDA=0, SUMOTO=0, PACE AMERICAN=0, INGERSOLL RAND=0, RAMI=0, GMC/CHEVY=0, SPEEDSTAR=0, SIMSOM=0, MILL=0, STAR=0, AMERICAN MOTORS=0, KW DART=0, CCC=0, LAFRANCE=1, KYMCO=0, FAMSA=0, YUGO=0, IFA=0, DAELIN=0, KUMOTO=0, CONTINENTAL=0, BSA=2, MZ=0, CZ=0, NABORS=0, M0RINI=0, TRAC=0, ALFA ROMEO=0, BURHLEHEM=0, HOREX=0, YESDI=0, MONTESA=0, SACHS=0, ADVANCE=0, SSANGYONG=0, HAUF=1, PGO=0, FOTON=0, ROWOR=0, AUTOBIANCHI=0, CARABELA=0, SAM YANG=0, WILLYS=24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1, MOTOBECANE=0, TOMOS=0, ADLY=0, CHYSLER=0, ESCORTS=0, FENGTONG=0, TITAN=0, KIDRON=0, NSU=0, JIANSHE=0, PIAZZA=0, MINIBUSINE=0, MARCOPOLO=0, BERTOLINI=0, PASEMAKER=0, BUSH HOG=0, BRHAM=0, MUDAN=0, ZX AUTO=0, CADILLAC=3, YUE LOONG=0, ED ETNYRE=0, ENCAVA=0, DONGFANG=0, QINGQI=0, WELLS CARGO=0, JAGUAR=0, AEON=0, HERCULES AJAX=0, GROVE=0, RUTER=0, KITOMI=0, BAJA=0, MILLER=1, HOMER=0, HANOMAG=0, BERING=0, WITZCO=0, UNICO=0, CHANGHE=0, BOYDSTUN=0, CHANA=0, IC=0, GURGEL=0, MORRIS=2, VAUXHALL VICTOR=0, MG=2, STUDEBAKER=0, UNISON=0, DE SOTO=1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1, FERRARI=0, JOHNNY PAG=0, PACKARD=0, GARDNER DENVER=0, LODE KING=0, QIANJIANG=0, TAIZHOU=0, ROSMO/VOLKSWAGEN=0, DUNE BUGGY=0, CPI=0, MGDT=0, TRAILMASTER=0, ROKETA=0, ALDA=0, <text:soft-page-break/>SPARTAN=0, MIKILON=0, ROLLS ROYCE=0, ITALIKA=0, IHE=0, WHIPPET FOUR=0, RAVENS=0, PACER=0, SPCNS=1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2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1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1, DAVI=0, MANUFACTURADO=0, HM=0, WHITE VOLVO=0, WHITE/GMC=0, ROAD RAILER=0, TOP LAND=0, HARL=0, DYNAWELD=0, MAST=0, RALE=0, SUICK=0, THRUMP=0, LACROSS=0, EAST=0, ACIER FABREX=0, ONNE=0, <text:soft-page-break/>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<text:soft-page-break/>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| <text:s text:c="2"/>| <text:s text:c="2"/>| <text:s text:c="2"/>ANIO_DE_FABRICACION ≤ 1956.500: WILLYS {NISSAN=0, TOYOTA=4, HYUNDAI=0, DATSUN=0, PEUGEOT=1, SUBARU=0, MAZDA=0, ISUZU=0, DAEWOO=0, PONY=0, VOLVO=0, DODGE=2, UNITED MOTORS=0, FORD=15, CHEVROLET=20, DAIHATSU=0, MITSUBISHI=0, FIAT=0, VOLKSWAGEN=8, KIA=0, PLYMOUTH=0, SUZUKI=0, GENESIS=0, SKODA=0, HONDA=0, CHRYSLER=0, SCION=0, BAJAJ=0, AUDI=0, RENAULT=0, LADA=0, SANLG=0, SEAT=0, GEO=0, ACURA=0, YAMAHA=0, OLDSMOBILE=1, MINI=0, DAYUN=0, INTERNATIONAL=4, HILLMAN=0, UTILITY=0, FREIGHTLINER=0, OPEL=1, YUMBO=0, MERCEDES BENZ=2, BLUE BIRD=0, FREEDOM=0, LAND ROVER=7, WUYANG=0, LONCIN=0, GMC=11, AUSTIN=0, CAIO=0, THOMAS=0, ROMAN=0, GILLIG=0, CROWN=2, ASIA HERO=0, ASIA=0, JEEP=0, PONTIAC=1, PENNINE=0, BMW=0, MASA=0, ASHOK LEYLAND=0, THAMES TRADER=0, THOROHED=0, HUMBER=0, MAN=0, MAHINDRA=0, MAUCO=0, FLXIBLE=0, SCANIA=0, FARGO=1, KAWASAKI=0, MCI=0, CARPENTER=0, JIALING=0, DINA=0, MADSEN=0, SKYGO=0, TRAILMOBILE=2, HOBBS=5, MACK=0, GREYHOUND=0, BEDFORD=0, SMITH=0, GM=0, WABASH=0, FLYSCOOTERS=0, IKARUS=0, HINO=0, HEIL=0, ASIA SMITH=0, TVS=0, FRUEHAUF=10, CFMOTO=0, WARD=0, TRANSCOACH=0, SMART=0, AUTOCAR=0, WHITE=0, FONTAINE=0, STERLING=0, TMC=0, SUPERIOR=0, CROSSFIRE=0, AM GENERAL=0, KATANA=0, AVA=0, GREAT DANE=0, MCCLAIN=0, SUKIDA=0, CHALLENGER=0, MAUCO/MERCEDES BENZ=0, BUICK=0, UD=0, NEW FLYER=0, KENWORTH=0, CAIO/MERCEDES BENZ=0, PINES=0, MERCURY=1, THEURER=0, SIN MARCA=2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1, ASTRA=0, KTM=0, AJAX=0, TRANSCRAFT=0, LFTEC=0, GIANT=0, VESPA=0, HARLEY DAVIDSON=0, HERO=0, R VISION=0, LINCOLN=0, SATURN=0, REO=0, TRIUMPH=1, ZNA=0, WHITE FREIGHTLINER=0, KAUFMAN=0, HENDRICKSON=0, BROCKWAY=0, KEEWAY=0, MECOX=0, LUFKIN=1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2, M0RINI=0, TRAC=0, ALFA ROMEO=0, BURHLEHEM=0, HOREX=0, YESDI=0, MONTESA=0, SACHS=0, ADVANCE=0, SSANGYONG=0, HAUF=0, PGO=0, FOTON=0, ROWOR=0, AUTOBIANCHI=0, CARABELA=0, SAM YANG=0, WILLYS=22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<text:soft-page-break/>MILLER=0, HOMER=0, HANOMAG=0, BERING=0, WITZCO=0, UNICO=0, CHANGHE=0, BOYDSTUN=0, CHANA=0, IC=0, GURGEL=0, MORRIS=5, VAUXHALL VICTOR=0, MG=3, STUDEBAKER=0, UNISON=0, DE SOTO=2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1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1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1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1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<text:soft-page-break/>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<text:soft-page-break/>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ANIO_DE_FABRICACION ≤ 1955.500: CHEVROLET {NISSAN=0, TOYOTA=3, HYUNDAI=0, DATSUN=0, PEUGEOT=0, SUBARU=0, MAZDA=0, ISUZU=0, DAEWOO=0, PONY=0, VOLVO=0, DODGE=4, UNITED MOTORS=0, FORD=6, CHEVROLET=21, DAIHATSU=0, MITSUBISHI=0, FIAT=1, VOLKSWAGEN=0, KIA=0, PLYMOUTH=0, SUZUKI=0, GENESIS=0, SKODA=0, HONDA=0, CHRYSLER=1, SCION=0, BAJAJ=0, AUDI=0, RENAULT=0, LADA=0, SANLG=0, SEAT=0, GEO=0, ACURA=0, YAMAHA=0, OLDSMOBILE=0, MINI=0, DAYUN=0, INTERNATIONAL=7, HILLMAN=0, UTILITY=0, FREIGHTLINER=0, OPEL=0, YUMBO=0, MERCEDES BENZ=0, BLUE BIRD=0, FREEDOM=0, LAND ROVER=0, WUYANG=0, LONCIN=0, GMC=9, AUSTIN=5, CAIO=0, THOMAS=0, ROMAN=0, GILLIG=0, CROWN=1, ASIA HERO=0, ASIA=0, JEEP=0, PONTIAC=2, PENNINE=0, BMW=1, MASA=0, ASHOK LEYLAND=0, THAMES TRADER=0, THOROHED=0, HUMBER=0, MAN=0, MAHINDRA=0, MAUCO=0, FLXIBLE=0, SCANIA=0, FARGO=1, KAWASAKI=0, MCI=0, CARPENTER=0, JIALING=0, DINA=0, MADSEN=0, SKYGO=0, TRAILMOBILE=1, HOBBS=1, MACK=0, GREYHOUND=0, BEDFORD=0, SMITH=0, GM=0, WABASH=0, FLYSCOOTERS=0, IKARUS=0, HINO=0, HEIL=0, ASIA SMITH=0, TVS=0, FRUEHAUF=4, CFMOTO=0, WARD=0, TRANSCOACH=0, SMART=0, AUTOCAR=0, WHITE=0, FONTAINE=0, STERLING=0, TMC=0, SUPERIOR=0, CROSSFIRE=0, AM GENERAL=0, KATANA=0, AVA=0, GREAT DANE=0, MCCLAIN=0, SUKIDA=0, CHALLENGER=0, MAUCO/MERCEDES BENZ=0, BUICK=0, UD=0, NEW FLYER=0, KENWORTH=0, CAIO/MERCEDES BENZ=0, PINES=0, MERCURY=3, THEURER=0, SIN MARCA=2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KAUFMAN=0, HENDRICKSON=0, BROCKWAY=0, KEEWAY=0, MECOX=0, LUFKIN=1, INFINITI=0, PIAGGIO=0, HYOSUNG=0, DORSEY=2, YIYING=0, STEYR=0, ZONDA=0, SUMOTO=0, PACE AMERICAN=0, INGERSOLL RAND=0, RAMI=0, GMC/CHEVY=0, SPEEDSTAR=0, SIMSOM=0, MILL=0, STAR=0, AMERICAN MOTORS=0, KW DART=0, CCC=0, LAFRANCE=0, KYMCO=0, FAMSA=0, <text:soft-page-break/>YUGO=0, IFA=0, DAELIN=0, KUMOTO=0, CONTINENTAL=0, BSA=0, MZ=0, CZ=0, NABORS=1, M0RINI=0, TRAC=0, ALFA ROMEO=0, BURHLEHEM=1, HOREX=1, YESDI=0, MONTESA=0, SACHS=0, ADVANCE=0, SSANGYONG=0, HAUF=0, PGO=0, FOTON=0, ROWOR=0, AUTOBIANCHI=0, CARABELA=0, SAM YANG=0, WILLYS=17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1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3, UNISON=0, DE SOTO=2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1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1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1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<text:soft-page-break/>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1, MADDEN=0, TREECHAVE=0, BUDC=0, PENNCO=0, FONT=0, MARSHALL=0, HOORS=0, HOLGR=0, MYDE=1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1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<text:soft-page-break/>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1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ANIO_DE_FABRICACION ≤ 1954.500</text:p>
      <text:p text:style-name="Preformatted_20_Text">| <text:s text:c="2"/>| <text:s text:c="2"/>ANIO_DE_FABRICACION &gt; 1929.500</text:p>
      <text:p text:style-name="Preformatted_20_Text">| <text:s text:c="2"/>| <text:s text:c="2"/>| <text:s text:c="2"/>ANIO_DE_FABRICACION &gt; 1941.500</text:p>
      <text:p text:style-name="Preformatted_20_Text">| <text:s text:c="2"/>| <text:s text:c="2"/>| <text:s text:c="2"/>| <text:s text:c="2"/>ANIO_DE_FABRICACION &gt; 1942.500: WILLYS {NISSAN=0, TOYOTA=3, HYUNDAI=0, DATSUN=1, PEUGEOT=0, SUBARU=0, MAZDA=0, ISUZU=0, DAEWOO=0, PONY=0, VOLVO=1, DODGE=13, UNITED MOTORS=0, FORD=21, CHEVROLET=35, DAIHATSU=0, MITSUBISHI=0, FIAT=0, VOLKSWAGEN=0, KIA=0, PLYMOUTH=6, SUZUKI=1, GENESIS=0, SKODA=0, HONDA=3, CHRYSLER=1, SCION=0, BAJAJ=0, AUDI=0, RENAULT=0, LADA=0, SANLG=0, SEAT=0, GEO=0, ACURA=0, YAMAHA=1, OLDSMOBILE=2, MINI=0, DAYUN=0, INTERNATIONAL=5, HILLMAN=1, UTILITY=6, FREIGHTLINER=0, OPEL=0, YUMBO=0, MERCEDES BENZ=4, BLUE BIRD=0, FREEDOM=0, LAND ROVER=7, WUYANG=0, LONCIN=0, GMC=13, AUSTIN=1, CAIO=0, THOMAS=0, ROMAN=0, GILLIG=0, CROWN=2, ASIA HERO=0, ASIA=0, JEEP=0, PONTIAC=2, PENNINE=0, BMW=2, MASA=0, ASHOK LEYLAND=0, THAMES TRADER=0, THOROHED=0, HUMBER=0, MAN=1, MAHINDRA=0, MAUCO=0, FLXIBLE=0, SCANIA=0, FARGO=1, KAWASAKI=0, MCI=0, CARPENTER=0, JIALING=0, DINA=0, MADSEN=0, SKYGO=0, TRAILMOBILE=7, HOBBS=4, MACK=0, <text:soft-page-break/>GREYHOUND=0, BEDFORD=0, SMITH=0, GM=0, WABASH=0, FLYSCOOTERS=0, IKARUS=0, HINO=0, HEIL=0, ASIA SMITH=0, TVS=0, FRUEHAUF=12, CFMOTO=0, WARD=0, TRANSCOACH=0, SMART=0, AUTOCAR=0, WHITE=1, FONTAINE=0, STERLING=0, TMC=0, SUPERIOR=0, CROSSFIRE=0, AM GENERAL=0, KATANA=0, AVA=0, GREAT DANE=0, MCCLAIN=0, SUKIDA=0, CHALLENGER=0, MAUCO/MERCEDES BENZ=0, BUICK=2, UD=0, NEW FLYER=0, KENWORTH=2, CAIO/MERCEDES BENZ=0, PINES=0, MERCURY=5, THEURER=0, SIN MARCA=2, CAN AM=0, MAGIRUZ DEUTZ=0, KAISER=1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1, HERO=0, R VISION=0, LINCOLN=0, SATURN=0, REO=0, TRIUMPH=0, ZNA=0, WHITE FREIGHTLINER=0, KAUFMAN=0, HENDRICKSON=0, BROCKWAY=0, KEEWAY=0, MECOX=0, LUFKIN=1, INFINITI=0, PIAGGIO=0, HYOSUNG=0, DORSEY=1, YIYING=0, STEYR=0, ZONDA=0, SUMOTO=0, PACE AMERICAN=0, INGERSOLL RAND=0, RAMI=0, GMC/CHEVY=0, SPEEDSTAR=0, SIMSOM=0, MILL=1, STAR=0, AMERICAN MOTORS=0, KW DART=0, CCC=0, LAFRANCE=0, KYMCO=0, FAMSA=0, YUGO=0, IFA=0, DAELIN=0, KUMOTO=0, CONTINENTAL=0, BSA=2, MZ=0, CZ=0, NABORS=0, M0RINI=0, TRAC=0, ALFA ROMEO=0, BURHLEHEM=0, HOREX=1, YESDI=0, MONTESA=0, SACHS=0, ADVANCE=0, SSANGYONG=0, HAUF=0, PGO=0, FOTON=0, ROWOR=0, AUTOBIANCHI=0, CARABELA=0, SAM YANG=0, WILLYS=155, BAM=0, BROWN=0, ISLO=0, ROYAL ENFIELD=1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1, JIANSHE=0, PIAZZA=0, MINIBUSINE=0, MARCOPOLO=0, BERTOLINI=0, PASEMAKER=0, BUSH HOG=0, BRHAM=0, MUDAN=0, ZX AUTO=0, CADILLAC=4, YUE LOONG=0, ED ETNYRE=0, ENCAVA=0, DONGFANG=0, QINGQI=0, WELLS CARGO=0, JAGUAR=1, AEON=0, HERCULES AJAX=0, GROVE=0, RUTER=0, KITOMI=0, BAJA=0, MILLER=0, HOMER=0, HANOMAG=0, BERING=0, WITZCO=0, UNICO=0, CHANGHE=0, BOYDSTUN=0, CHANA=0, IC=0, GURGEL=0, MORRIS=0, VAUXHALL VICTOR=0, MG=0, STUDEBAKER=1, UNISON=0, DE SOTO=4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2, GARDNER DENVER=0, LODE KING=0, QIANJIANG=0, TAIZHOU=0, ROSMO/VOLKSWAGEN=0, DUNE BUGGY=0, CPI=0, MGDT=1, TRAILMASTER=0, ROKETA=0, ALDA=0, SPARTAN=0, MIKILON=0, ROLLS ROYCE=0, ITALIKA=0, IHE=0, WHIPPET FOUR=0, RAVENS=0, PACER=0, SPCNS=0, MASTER TOW=0, RAYBAR=0, GREAT WALL=0, AKT=0, HAULMARK=0, BASHAN=0, LBT=0, TWIN=0, HARRIS=0, STANDARD=1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1, PERFORMANCE=0, ARROW=0, VESELEY=0, CANCAR=0, VULCAN=0, HERCULES=0, STUART=0, LONGCHIN=0, COLUMBIAN=0, MAG GRIMMA CAK=0, DAL WORTH=0, CUSTOM=0, TRAIL=0, DICOMASA=0, PAGE=0, ZIEMA=0, JERSEY=2, SIRIL=0, PRESSED STEEL=1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1, FLOAT ON=0, MOSS=0, BOAT MASTER=0, ASHDOWN=0, BLUMHARDT=0, COMET=0, <text:soft-page-break/>CHAMPION=0, JL=0, ETNYRE=0, SIMPEX=0, FOURWINNS=0, BRAN=0, BIRMINGHAN=0, MAFI=0, BERLIET=0, SCHEUERLE=0, ZIEMN=0, ORAC=0, OHIO=0, TRAILCO=0, CORPORIN=0, HUSTLER=0, CINDY=0, DELTA=0, TRINO TAIMOBIL=0, BERI=0, ROCKET=0, SREVAS=0, WEEKS=0, BOTLER=0, RAYCO=1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1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1, THRUWAY=0, EMASAL=0, SPORTSMEN=0, PANTHER=1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1, MNN=0, DIN=0, TMB=0, DELAVAN=0, PRATT=0, PTR=0, AZREC=0, MANAC=0, OWB=0, ESTELLAR=0, TRI PAK=0, INTERSTATE=0, FLORIG=0, WESCO=0, ED=0, RELIA=0, STRACK=0, WHIT=0, RAV=0, HAWKE=0, FLAP=0, ALTEC=0, CONESTOGA=1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1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<text:soft-page-break/>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2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1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<text:soft-page-break/>BUCYRUS=0, TRM=0, TRAILMAX=0, MAURER=0, MULTIMECANICA=0, INGUSA=0, DORS=0, JINLUN=0, JET=0, HORNE=0, SHARK=0}</text:p>
      <text:p text:style-name="Preformatted_20_Text">| <text:s text:c="2"/>| <text:s text:c="2"/>| <text:s text:c="2"/>| <text:s text:c="2"/>ANIO_DE_FABRICACION ≤ 1942.500: FORD {NISSAN=0, TOYOTA=0, HYUNDAI=0, DATSUN=0, PEUGEOT=0, SUBARU=0, MAZDA=0, ISUZU=0, DAEWOO=0, PONY=0, VOLVO=0, DODGE=0, UNITED MOTORS=0, FORD=1, CHEVROLET=0, DAIHATSU=0, MITSUBISHI=0, FIAT=0, VOLKSWAGEN=0, KIA=0, PLYMOUTH=0, SUZUKI=0, GENESIS=0, SKODA=0, HONDA=0, CHRYSLER=0, SCION=0, BAJAJ=0, AUDI=0, RENAULT=0, LADA=0, SANLG=0, SEAT=0, GEO=0, ACURA=0, YAMAHA=0, OLDSMOBILE=0, MINI=0, DAYUN=0, INTERNATIONAL=0, HILLMAN=0, UTILITY=0, FREIGHTLINER=0, OPEL=0, YUMBO=0, MERCEDES BENZ=0, BLUE BIRD=0, FREEDOM=0, LAND ROVER=0, WUYANG=0, LONCIN=0, GMC=0, AUSTIN=0, CAIO=0, THOMAS=0, ROMAN=0, GILLIG=0, CROWN=0, ASIA HERO=0, ASIA=0, JEEP=1, PONTIAC=0, PENNINE=0, BMW=0, MASA=0, ASHOK LEYLAND=0, THAMES TRADER=0, THOROHED=0, HUMBER=0, MAN=0, MAHINDRA=0, MAUCO=0, FLXIBLE=0, SCANIA=0, FARGO=0, KAWASAKI=0, MCI=0, CARPENTER=0, JIALING=0, DINA=0, MADSEN=0, SKYGO=0, TRAILMOBILE=0, HOBBS=0, MACK=0, GREYHOUND=0, BEDFORD=0, SMITH=0, GM=0, WABASH=0, FLYSCOOTERS=0, IKARUS=0, HINO=0, HEIL=0, ASIA SMITH=0, TVS=0, FRUEHAUF=0, CFMOTO=0, WARD=0, TRANSCOACH=0, SMART=0, AUTOCAR=0, WHITE=0, FONTAINE=0, STERLING=0, TMC=0, SUPERIOR=0, CROSSFIRE=0, AM GENERAL=0, KATANA=0, AVA=0, GREAT DANE=0, MCCLAIN=0, SUKIDA=0, CHALLENGER=0, MAUCO/MERCEDES BENZ=0, BUICK=0, UD=0, NEW FLYER=0, KENWORTH=0, CAIO/MERCEDES BENZ=0, PINES=0, MERCURY=0, THEURER=0, SIN MARCA=0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KAUFMAN=0, HENDRICKSON=0, BROCKWAY=0, KEEWAY=0, MECOX=0, LUFKIN=0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M0RINI=0, TRAC=0, ALFA ROMEO=0, BURHLEHEM=0, HOREX=0, YESDI=0, MONTESA=0, SACHS=0, ADVANCE=0, SSANGYONG=0, HAUF=0, PGO=0, FOTON=0, ROWOR=0, AUTOBIANCHI=0, CARABELA=0, SAM YANG=0, WILLYS=1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<text:soft-page-break/>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<text:soft-page-break/>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<text:soft-page-break/>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ANIO_DE_FABRICACION ≤ 1941.500</text:p>
      <text:p text:style-name="Preformatted_20_Text">| <text:s text:c="2"/>| <text:s text:c="2"/>| <text:s text:c="2"/>| <text:s text:c="2"/>ANIO_DE_FABRICACION &gt; 1939.500</text:p>
      <text:p text:style-name="Preformatted_20_Text">| <text:s text:c="2"/>| <text:s text:c="2"/>| <text:s text:c="2"/>| <text:s text:c="2"/>| <text:s text:c="2"/>ANIO_DE_FABRICACION &gt; 1940.500: NISSAN {NISSAN=1, TOYOTA=1, HYUNDAI=0, DATSUN=0, PEUGEOT=0, SUBARU=0, MAZDA=0, ISUZU=0, DAEWOO=0, PONY=0, VOLVO=0, DODGE=0, UNITED MOTORS=0, FORD=0, CHEVROLET=0, DAIHATSU=0, MITSUBISHI=0, FIAT=0, VOLKSWAGEN=0, KIA=0, PLYMOUTH=0, SUZUKI=0, GENESIS=0, SKODA=0, HONDA=0, CHRYSLER=0, SCION=0, BAJAJ=0, AUDI=0, RENAULT=0, LADA=0, SANLG=0, SEAT=0, GEO=0, ACURA=0, YAMAHA=0, OLDSMOBILE=0, MINI=0, DAYUN=0, INTERNATIONAL=0, HILLMAN=0, UTILITY=0, FREIGHTLINER=0, OPEL=0, YUMBO=0, MERCEDES BENZ=0, BLUE BIRD=0, FREEDOM=0, LAND ROVER=0, WUYANG=0, LONCIN=0, GMC=0, AUSTIN=0, CAIO=0, THOMAS=0, ROMAN=0, GILLIG=0, CROWN=0, ASIA HERO=0, ASIA=0, JEEP=0, PONTIAC=0, PENNINE=0, BMW=0, MASA=0, ASHOK LEYLAND=0, THAMES TRADER=0, THOROHED=0, HUMBER=0, MAN=0, MAHINDRA=0, MAUCO=0, FLXIBLE=0, SCANIA=0, FARGO=0, KAWASAKI=0, MCI=0, CARPENTER=0, JIALING=0, DINA=0, MADSEN=0, SKYGO=0, TRAILMOBILE=0, HOBBS=0, MACK=0, GREYHOUND=0, BEDFORD=0, SMITH=0, GM=0, WABASH=0, FLYSCOOTERS=0, IKARUS=0, HINO=0, HEIL=0, ASIA SMITH=0, TVS=0, FRUEHAUF=0, CFMOTO=0, WARD=0, TRANSCOACH=0, SMART=0, AUTOCAR=0, WHITE=0, FONTAINE=0, STERLING=0, TMC=0, SUPERIOR=0, CROSSFIRE=0, AM GENERAL=0, KATANA=0, AVA=0, GREAT DANE=0, MCCLAIN=0, SUKIDA=0, CHALLENGER=0, MAUCO/MERCEDES BENZ=0, BUICK=0, UD=0, NEW FLYER=0, KENWORTH=0, CAIO/MERCEDES BENZ=0, PINES=0, MERCURY=0, THEURER=0, SIN MARCA=0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KAUFMAN=0, HENDRICKSON=0, BROCKWAY=0, KEEWAY=0, MECOX=0, LUFKIN=0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M0RINI=0, TRAC=0, ALFA ROMEO=0, BURHLEHEM=0, HOREX=0, YESDI=0, MONTESA=0, SACHS=0, ADVANCE=0, SSANGYONG=0, HAUF=0, PGO=0, FOTON=0, ROWOR=0, AUTOBIANCHI=0, CARABELA=0, SAM YANG=0, WILLYS=0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<text:soft-page-break/>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<text:soft-page-break/>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<text:soft-page-break/>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| <text:s text:c="2"/>| <text:s text:c="2"/>ANIO_DE_FABRICACION ≤ 1940.500: TOYOTA {NISSAN=0, TOYOTA=1, HYUNDAI=0, DATSUN=0, PEUGEOT=0, SUBARU=0, MAZDA=0, ISUZU=0, DAEWOO=0, PONY=0, VOLVO=0, DODGE=0, UNITED MOTORS=0, FORD=0, CHEVROLET=0, DAIHATSU=0, MITSUBISHI=0, FIAT=0, VOLKSWAGEN=0, KIA=0, PLYMOUTH=0, SUZUKI=0, GENESIS=0, SKODA=0, HONDA=0, CHRYSLER=0, SCION=0, BAJAJ=0, AUDI=0, RENAULT=0, LADA=0, SANLG=0, SEAT=0, GEO=0, ACURA=0, YAMAHA=0, OLDSMOBILE=0, MINI=0, DAYUN=0, INTERNATIONAL=0, HILLMAN=0, UTILITY=0, FREIGHTLINER=0, OPEL=0, YUMBO=0, MERCEDES BENZ=0, BLUE BIRD=0, FREEDOM=0, LAND ROVER=0, WUYANG=0, LONCIN=0, GMC=0, AUSTIN=0, CAIO=0, THOMAS=0, ROMAN=0, GILLIG=0, CROWN=0, ASIA HERO=0, ASIA=0, JEEP=0, PONTIAC=0, PENNINE=0, BMW=0, MASA=0, ASHOK LEYLAND=0, THAMES TRADER=0, THOROHED=0, HUMBER=0, MAN=0, MAHINDRA=0, MAUCO=0, FLXIBLE=0, SCANIA=0, FARGO=0, KAWASAKI=0, MCI=0, CARPENTER=0, JIALING=0, DINA=0, MADSEN=0, SKYGO=0, TRAILMOBILE=0, HOBBS=0, MACK=0, GREYHOUND=0, BEDFORD=0, SMITH=0, GM=0, WABASH=0, FLYSCOOTERS=0, IKARUS=0, HINO=0, HEIL=0, ASIA SMITH=0, TVS=0, FRUEHAUF=1, CFMOTO=0, WARD=0, TRANSCOACH=0, SMART=0, AUTOCAR=0, WHITE=0, FONTAINE=0, STERLING=0, TMC=0, SUPERIOR=0, CROSSFIRE=0, AM GENERAL=0, KATANA=0, AVA=0, GREAT DANE=1, MCCLAIN=0, SUKIDA=0, CHALLENGER=0, MAUCO/MERCEDES BENZ=0, BUICK=0, UD=0, NEW FLYER=0, KENWORTH=0, CAIO/MERCEDES BENZ=0, PINES=0, MERCURY=0, THEURER=0, SIN MARCA=0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KAUFMAN=0, HENDRICKSON=0, BROCKWAY=0, KEEWAY=0, MECOX=0, LUFKIN=0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<text:soft-page-break/>M0RINI=0, TRAC=0, ALFA ROMEO=0, BURHLEHEM=0, HOREX=0, YESDI=0, MONTESA=0, SACHS=0, ADVANCE=0, SSANGYONG=0, HAUF=0, PGO=0, FOTON=0, ROWOR=0, AUTOBIANCHI=0, CARABELA=0, SAM YANG=0, WILLYS=0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<text:soft-page-break/>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<text:soft-page-break/>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| <text:s text:c="2"/>ANIO_DE_FABRICACION ≤ 1939.500</text:p>
      <text:p text:style-name="Preformatted_20_Text">| <text:s text:c="2"/>| <text:s text:c="2"/>| <text:s text:c="2"/>| <text:s text:c="2"/>| <text:s text:c="2"/>ANIO_DE_FABRICACION &gt; 1933: CHEVROLET {NISSAN=0, TOYOTA=0, HYUNDAI=0, DATSUN=0, PEUGEOT=0, SUBARU=0, MAZDA=0, ISUZU=0, DAEWOO=0, PONY=0, VOLVO=0, DODGE=0, UNITED MOTORS=0, FORD=1, CHEVROLET=2, DAIHATSU=0, MITSUBISHI=0, FIAT=0, VOLKSWAGEN=0, KIA=0, PLYMOUTH=0, SUZUKI=0, GENESIS=0, SKODA=0, HONDA=0, CHRYSLER=1, SCION=0, BAJAJ=0, AUDI=0, RENAULT=0, LADA=0, SANLG=0, SEAT=0, GEO=0, ACURA=0, YAMAHA=0, OLDSMOBILE=0, MINI=0, DAYUN=0, INTERNATIONAL=1, HILLMAN=0, UTILITY=0, FREIGHTLINER=0, OPEL=0, YUMBO=0, MERCEDES BENZ=0, BLUE BIRD=0, FREEDOM=0, LAND ROVER=0, WUYANG=0, LONCIN=0, GMC=0, AUSTIN=0, CAIO=0, THOMAS=0, ROMAN=0, GILLIG=0, CROWN=0, ASIA HERO=0, ASIA=0, JEEP=0, PONTIAC=1, PENNINE=0, BMW=0, MASA=0, ASHOK LEYLAND=0, THAMES TRADER=0, THOROHED=0, HUMBER=0, MAN=0, MAHINDRA=0, MAUCO=0, FLXIBLE=0, SCANIA=0, FARGO=0, KAWASAKI=0, MCI=0, CARPENTER=0, JIALING=0, DINA=0, MADSEN=0, SKYGO=0, TRAILMOBILE=0, HOBBS=0, MACK=0, GREYHOUND=0, BEDFORD=0, SMITH=0, GM=0, WABASH=0, FLYSCOOTERS=0, IKARUS=0, HINO=0, HEIL=0, ASIA SMITH=0, TVS=0, FRUEHAUF=0, CFMOTO=0, WARD=0, TRANSCOACH=0, SMART=0, AUTOCAR=0, WHITE=0, FONTAINE=0, STERLING=0, TMC=0, SUPERIOR=0, CROSSFIRE=0, AM GENERAL=0, <text:soft-page-break/>KATANA=0, AVA=0, GREAT DANE=0, MCCLAIN=0, SUKIDA=0, CHALLENGER=0, MAUCO/MERCEDES BENZ=0, BUICK=1, UD=0, NEW FLYER=0, KENWORTH=0, CAIO/MERCEDES BENZ=0, PINES=0, MERCURY=0, THEURER=0, SIN MARCA=0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KAUFMAN=0, HENDRICKSON=0, BROCKWAY=0, KEEWAY=0, MECOX=0, LUFKIN=0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M0RINI=0, TRAC=0, ALFA ROMEO=0, BURHLEHEM=0, HOREX=0, YESDI=0, MONTESA=0, SACHS=0, ADVANCE=0, SSANGYONG=0, HAUF=0, PGO=0, FOTON=0, ROWOR=0, AUTOBIANCHI=0, CARABELA=0, SAM YANG=0, WILLYS=0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<text:soft-page-break/>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<text:soft-page-break/>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| <text:s text:c="2"/>| <text:s text:c="2"/>ANIO_DE_FABRICACION ≤ 1933: FORD {NISSAN=0, TOYOTA=0, HYUNDAI=0, DATSUN=0, PEUGEOT=0, SUBARU=0, MAZDA=0, ISUZU=0, DAEWOO=0, PONY=0, <text:soft-page-break/>VOLVO=0, DODGE=1, UNITED MOTORS=0, FORD=8, CHEVROLET=2, DAIHATSU=0, MITSUBISHI=0, FIAT=0, VOLKSWAGEN=0, KIA=0, PLYMOUTH=0, SUZUKI=0, GENESIS=0, SKODA=0, HONDA=0, CHRYSLER=0, SCION=0, BAJAJ=0, AUDI=0, RENAULT=0, LADA=0, SANLG=0, SEAT=0, GEO=0, ACURA=0, YAMAHA=0, OLDSMOBILE=0, MINI=0, DAYUN=0, INTERNATIONAL=0, HILLMAN=0, UTILITY=0, FREIGHTLINER=0, OPEL=0, YUMBO=0, MERCEDES BENZ=0, BLUE BIRD=0, FREEDOM=0, LAND ROVER=0, WUYANG=0, LONCIN=0, GMC=0, AUSTIN=0, CAIO=0, THOMAS=0, ROMAN=0, GILLIG=0, CROWN=0, ASIA HERO=0, ASIA=0, JEEP=0, PONTIAC=0, PENNINE=0, BMW=0, MASA=0, ASHOK LEYLAND=0, THAMES TRADER=0, THOROHED=0, HUMBER=0, MAN=0, MAHINDRA=0, MAUCO=0, FLXIBLE=0, SCANIA=0, FARGO=0, KAWASAKI=0, MCI=0, CARPENTER=0, JIALING=0, DINA=0, MADSEN=0, SKYGO=0, TRAILMOBILE=0, HOBBS=0, MACK=0, GREYHOUND=0, BEDFORD=0, SMITH=0, GM=0, WABASH=0, FLYSCOOTERS=0, IKARUS=0, HINO=0, HEIL=0, ASIA SMITH=0, TVS=0, FRUEHAUF=0, CFMOTO=0, WARD=0, TRANSCOACH=0, SMART=0, AUTOCAR=0, WHITE=0, FONTAINE=0, STERLING=0, TMC=0, SUPERIOR=0, CROSSFIRE=0, AM GENERAL=0, KATANA=0, AVA=0, GREAT DANE=0, MCCLAIN=0, SUKIDA=0, CHALLENGER=0, MAUCO/MERCEDES BENZ=0, BUICK=0, UD=0, NEW FLYER=0, KENWORTH=0, CAIO/MERCEDES BENZ=0, PINES=0, MERCURY=0, THEURER=0, SIN MARCA=0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KAUFMAN=0, HENDRICKSON=0, BROCKWAY=0, KEEWAY=0, MECOX=0, LUFKIN=0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M0RINI=0, TRAC=0, ALFA ROMEO=0, BURHLEHEM=0, HOREX=0, YESDI=0, MONTESA=0, SACHS=0, ADVANCE=0, SSANGYONG=0, HAUF=0, PGO=0, FOTON=0, ROWOR=0, AUTOBIANCHI=0, CARABELA=0, SAM YANG=0, WILLYS=0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<text:soft-page-break/>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<text:soft-page-break/>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<text:soft-page-break/>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ANIO_DE_FABRICACION ≤ 1929.500</text:p>
      <text:p text:style-name="Preformatted_20_Text">| <text:s text:c="2"/>| <text:s text:c="2"/>| <text:s text:c="2"/>ANIO_DE_FABRICACION &gt; 1928.500: NISSAN {NISSAN=1, TOYOTA=0, HYUNDAI=0, DATSUN=0, PEUGEOT=0, SUBARU=0, MAZDA=0, ISUZU=0, DAEWOO=0, PONY=0, VOLVO=0, DODGE=0, UNITED MOTORS=0, FORD=0, CHEVROLET=0, DAIHATSU=0, MITSUBISHI=0, FIAT=0, VOLKSWAGEN=0, KIA=1, PLYMOUTH=0, SUZUKI=0, GENESIS=0, SKODA=0, HONDA=0, CHRYSLER=0, SCION=0, BAJAJ=0, AUDI=0, RENAULT=0, LADA=0, SANLG=0, SEAT=0, GEO=0, ACURA=0, YAMAHA=0, OLDSMOBILE=0, MINI=0, DAYUN=0, INTERNATIONAL=0, HILLMAN=0, UTILITY=0, FREIGHTLINER=0, OPEL=0, YUMBO=0, MERCEDES BENZ=0, BLUE BIRD=0, FREEDOM=0, LAND ROVER=0, WUYANG=0, LONCIN=0, GMC=0, AUSTIN=0, CAIO=0, THOMAS=0, ROMAN=0, GILLIG=0, CROWN=0, ASIA HERO=0, ASIA=0, JEEP=0, PONTIAC=0, PENNINE=0, BMW=0, MASA=0, ASHOK LEYLAND=0, THAMES TRADER=0, THOROHED=0, HUMBER=0, MAN=0, MAHINDRA=0, MAUCO=0, FLXIBLE=0, SCANIA=0, FARGO=0, KAWASAKI=0, MCI=0, CARPENTER=0, JIALING=0, DINA=0, MADSEN=0, SKYGO=0, TRAILMOBILE=0, HOBBS=0, MACK=0, GREYHOUND=0, BEDFORD=0, SMITH=0, GM=0, WABASH=0, FLYSCOOTERS=0, IKARUS=0, HINO=0, HEIL=0, ASIA SMITH=0, TVS=0, FRUEHAUF=0, CFMOTO=0, WARD=0, TRANSCOACH=0, SMART=0, AUTOCAR=0, WHITE=0, FONTAINE=0, STERLING=0, TMC=0, SUPERIOR=0, CROSSFIRE=0, AM GENERAL=0, KATANA=0, AVA=0, GREAT DANE=0, MCCLAIN=0, SUKIDA=0, CHALLENGER=0, MAUCO/MERCEDES BENZ=0, BUICK=0, UD=0, NEW FLYER=0, KENWORTH=0, CAIO/MERCEDES BENZ=0, PINES=0, MERCURY=0, THEURER=0, SIN MARCA=0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KAUFMAN=0, HENDRICKSON=0, BROCKWAY=0, KEEWAY=0, MECOX=0, LUFKIN=0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M0RINI=0, TRAC=0, ALFA ROMEO=0, BURHLEHEM=0, HOREX=0, YESDI=0, MONTESA=0, SACHS=0, ADVANCE=0, SSANGYONG=0, HAUF=0, PGO=0, FOTON=0, ROWOR=0, AUTOBIANCHI=0, CARABELA=0, SAM YANG=0, WILLYS=0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<text:soft-page-break/>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<text:soft-page-break/>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<text:soft-page-break/>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ANIO_DE_FABRICACION ≤ 1928.500</text:p>
      <text:p text:style-name="Preformatted_20_Text">| <text:s text:c="2"/>| <text:s text:c="2"/>| <text:s text:c="2"/>| <text:s text:c="2"/>ANIO_DE_FABRICACION &gt; 1926.500: FORD {NISSAN=0, TOYOTA=1, HYUNDAI=0, DATSUN=0, PEUGEOT=0, SUBARU=0, MAZDA=0, ISUZU=0, DAEWOO=0, PONY=0, VOLVO=0, DODGE=0, UNITED MOTORS=0, FORD=2, CHEVROLET=0, DAIHATSU=0, MITSUBISHI=0, FIAT=0, VOLKSWAGEN=0, KIA=0, PLYMOUTH=0, SUZUKI=0, GENESIS=0, SKODA=0, HONDA=0, CHRYSLER=0, SCION=0, BAJAJ=0, AUDI=0, RENAULT=0, LADA=0, SANLG=0, SEAT=0, GEO=0, ACURA=0, YAMAHA=0, OLDSMOBILE=0, MINI=0, DAYUN=0, INTERNATIONAL=0, HILLMAN=0, UTILITY=0, FREIGHTLINER=0, OPEL=0, YUMBO=0, MERCEDES BENZ=0, BLUE BIRD=0, FREEDOM=0, LAND ROVER=0, WUYANG=0, LONCIN=0, GMC=0, AUSTIN=0, CAIO=0, THOMAS=0, ROMAN=0, GILLIG=0, CROWN=0, ASIA HERO=0, ASIA=0, JEEP=0, PONTIAC=0, PENNINE=0, BMW=0, MASA=0, ASHOK LEYLAND=0, THAMES TRADER=0, THOROHED=0, HUMBER=0, MAN=0, MAHINDRA=0, MAUCO=0, FLXIBLE=0, SCANIA=0, FARGO=0, KAWASAKI=0, MCI=0, CARPENTER=0, JIALING=0, DINA=0, MADSEN=0, SKYGO=0, TRAILMOBILE=0, HOBBS=0, MACK=0, GREYHOUND=0, BEDFORD=0, SMITH=0, GM=0, WABASH=0, FLYSCOOTERS=0, IKARUS=0, HINO=0, HEIL=0, ASIA SMITH=0, TVS=0, FRUEHAUF=0, CFMOTO=0, WARD=0, TRANSCOACH=0, SMART=0, AUTOCAR=0, WHITE=0, FONTAINE=0, STERLING=0, TMC=0, SUPERIOR=0, CROSSFIRE=0, AM GENERAL=0, KATANA=0, AVA=0, GREAT DANE=0, MCCLAIN=0, SUKIDA=0, CHALLENGER=0, MAUCO/MERCEDES BENZ=0, BUICK=0, UD=0, NEW FLYER=0, KENWORTH=0, CAIO/MERCEDES BENZ=0, PINES=0, MERCURY=0, THEURER=0, SIN MARCA=0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KAUFMAN=0, HENDRICKSON=0, BROCKWAY=0, KEEWAY=0, MECOX=0, LUFKIN=0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M0RINI=0, TRAC=0, ALFA ROMEO=0, BURHLEHEM=0, HOREX=0, YESDI=0, MONTESA=0, SACHS=0, ADVANCE=0, SSANGYONG=0, HAUF=0, PGO=0, FOTON=0, ROWOR=0, AUTOBIANCHI=0, CARABELA=0, SAM YANG=0, WILLYS=0, BAM=0, BROWN=0, ISLO=0, ROYAL ENFIELD=0, OSHKOSH=0, SUNDIRO=0, DERBI=0, CONDOR=0, AZTECA=0, HODAKA=0, ENFIELD=0, VANCO=0, GENERAL=0, <text:soft-page-break/>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1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<text:soft-page-break/>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<text:soft-page-break/>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| <text:s text:c="2"/>ANIO_DE_FABRICACION ≤ 1926.500</text:p>
      <text:p text:style-name="Preformatted_20_Text">| <text:s text:c="2"/>| <text:s text:c="2"/>| <text:s text:c="2"/>| <text:s text:c="2"/>| <text:s text:c="2"/>ANIO_DE_FABRICACION &gt; 1923.500: DODGE {NISSAN=0, TOYOTA=0, HYUNDAI=0, DATSUN=0, PEUGEOT=0, SUBARU=0, MAZDA=0, ISUZU=0, DAEWOO=0, PONY=0, VOLVO=0, DODGE=2, UNITED MOTORS=0, FORD=0, CHEVROLET=0, DAIHATSU=0, MITSUBISHI=0, FIAT=0, VOLKSWAGEN=0, KIA=0, PLYMOUTH=0, SUZUKI=0, GENESIS=0, SKODA=0, HONDA=0, CHRYSLER=0, SCION=0, BAJAJ=0, AUDI=0, RENAULT=0, LADA=0, SANLG=0, SEAT=0, GEO=0, ACURA=0, YAMAHA=0, OLDSMOBILE=0, MINI=0, DAYUN=0, INTERNATIONAL=0, HILLMAN=0, UTILITY=0, FREIGHTLINER=0, OPEL=0, YUMBO=0, MERCEDES BENZ=0, BLUE BIRD=0, FREEDOM=0, LAND ROVER=0, WUYANG=0, LONCIN=0, GMC=0, AUSTIN=0, CAIO=0, THOMAS=0, ROMAN=0, GILLIG=0, CROWN=0, ASIA HERO=0, ASIA=0, JEEP=0, PONTIAC=0, PENNINE=0, BMW=0, MASA=0, ASHOK LEYLAND=0, THAMES TRADER=0, THOROHED=0, HUMBER=0, MAN=0, MAHINDRA=0, MAUCO=0, FLXIBLE=0, SCANIA=0, FARGO=0, KAWASAKI=0, MCI=0, CARPENTER=0, JIALING=0, DINA=0, MADSEN=0, SKYGO=0, TRAILMOBILE=0, HOBBS=0, MACK=1, GREYHOUND=0, BEDFORD=0, SMITH=0, GM=0, WABASH=0, FLYSCOOTERS=0, IKARUS=0, HINO=0, HEIL=0, ASIA SMITH=0, TVS=0, FRUEHAUF=0, CFMOTO=0, WARD=0, TRANSCOACH=0, SMART=0, AUTOCAR=0, WHITE=0, FONTAINE=0, STERLING=0, TMC=0, SUPERIOR=0, CROSSFIRE=0, AM GENERAL=0, KATANA=0, AVA=0, GREAT DANE=0, MCCLAIN=0, SUKIDA=0, CHALLENGER=0, MAUCO/MERCEDES BENZ=0, BUICK=0, UD=0, NEW FLYER=0, KENWORTH=0, CAIO/MERCEDES BENZ=0, PINES=0, MERCURY=0, THEURER=0, SIN MARCA=0, CAN AM=0, MAGIRUZ DEUTZ=0, KAISER=0, IVECO=0, UD NISSAN=0, ROSMO=0, PETERBILT=0, LANCIA=0, CHANGAN=0, ERF=0, BARREIROS=0, JAC=0, <text:soft-page-break/>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KAUFMAN=0, HENDRICKSON=0, BROCKWAY=0, KEEWAY=0, MECOX=0, LUFKIN=0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M0RINI=0, TRAC=0, ALFA ROMEO=0, BURHLEHEM=0, HOREX=0, YESDI=0, MONTESA=0, SACHS=0, ADVANCE=0, SSANGYONG=0, HAUF=0, PGO=0, FOTON=0, ROWOR=0, AUTOBIANCHI=0, CARABELA=0, SAM YANG=0, WILLYS=0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<text:soft-page-break/>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<text:soft-page-break/>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| <text:s text:c="2"/>| <text:s text:c="2"/>| <text:s text:c="2"/>| <text:s text:c="2"/>ANIO_DE_FABRICACION ≤ 1923.500: FORD {NISSAN=0, TOYOTA=0, HYUNDAI=0, DATSUN=0, PEUGEOT=0, SUBARU=0, MAZDA=0, ISUZU=0, DAEWOO=0, PONY=0, VOLVO=0, DODGE=0, UNITED MOTORS=0, FORD=2, CHEVROLET=0, DAIHATSU=0, MITSUBISHI=0, FIAT=0, VOLKSWAGEN=0, KIA=0, PLYMOUTH=0, SUZUKI=0, GENESIS=0, SKODA=0, HONDA=0, CHRYSLER=0, SCION=0, BAJAJ=0, AUDI=0, RENAULT=0, LADA=0, SANLG=0, SEAT=0, GEO=0, ACURA=0, YAMAHA=0, OLDSMOBILE=0, MINI=0, DAYUN=0, INTERNATIONAL=0, HILLMAN=0, <text:soft-page-break/>UTILITY=0, FREIGHTLINER=0, OPEL=0, YUMBO=0, MERCEDES BENZ=0, BLUE BIRD=0, FREEDOM=0, LAND ROVER=0, WUYANG=0, LONCIN=0, GMC=0, AUSTIN=0, CAIO=0, THOMAS=0, ROMAN=0, GILLIG=0, CROWN=0, ASIA HERO=0, ASIA=0, JEEP=0, PONTIAC=0, PENNINE=0, BMW=0, MASA=0, ASHOK LEYLAND=0, THAMES TRADER=0, THOROHED=0, HUMBER=0, MAN=0, MAHINDRA=0, MAUCO=0, FLXIBLE=0, SCANIA=0, FARGO=0, KAWASAKI=0, MCI=0, CARPENTER=0, JIALING=0, DINA=0, MADSEN=0, SKYGO=0, TRAILMOBILE=0, HOBBS=0, MACK=0, GREYHOUND=0, BEDFORD=0, SMITH=0, GM=0, WABASH=0, FLYSCOOTERS=0, IKARUS=0, HINO=0, HEIL=0, ASIA SMITH=0, TVS=0, FRUEHAUF=0, CFMOTO=0, WARD=0, TRANSCOACH=0, SMART=0, AUTOCAR=0, WHITE=0, FONTAINE=0, STERLING=0, TMC=0, SUPERIOR=0, CROSSFIRE=0, AM GENERAL=0, KATANA=0, AVA=0, GREAT DANE=0, MCCLAIN=0, SUKIDA=0, CHALLENGER=0, MAUCO/MERCEDES BENZ=0, BUICK=0, UD=0, NEW FLYER=0, KENWORTH=0, CAIO/MERCEDES BENZ=0, PINES=0, MERCURY=0, THEURER=0, SIN MARCA=0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KAUFMAN=0, HENDRICKSON=0, BROCKWAY=0, KEEWAY=0, MECOX=0, LUFKIN=0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M0RINI=0, TRAC=0, ALFA ROMEO=0, BURHLEHEM=0, HOREX=0, YESDI=0, MONTESA=0, SACHS=0, ADVANCE=0, SSANGYONG=0, HAUF=0, PGO=0, FOTON=0, ROWOR=0, AUTOBIANCHI=0, CARABELA=0, SAM YANG=0, WILLYS=0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<text:soft-page-break/>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<text:soft-page-break/>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<text:soft-page-break/>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ANIO_DE_FABRICACION ≤ 1908</text:p>
      <text:p text:style-name="Preformatted_20_Text">| <text:s text:c="2"/>ANIO_DE_FABRICACION &gt; 997: SIN MARCA {NISSAN=2, TOYOTA=12, HYUNDAI=1, DATSUN=1, PEUGEOT=1, SUBARU=0, MAZDA=0, ISUZU=2, DAEWOO=0, PONY=0, VOLVO=0, DODGE=1, UNITED MOTORS=0, FORD=3, CHEVROLET=3, DAIHATSU=3, MITSUBISHI=0, FIAT=0, VOLKSWAGEN=2, KIA=0, PLYMOUTH=0, SUZUKI=0, GENESIS=0, SKODA=0, HONDA=0, CHRYSLER=0, SCION=0, BAJAJ=0, AUDI=0, RENAULT=0, LADA=0, SANLG=0, SEAT=1, GEO=0, ACURA=0, YAMAHA=0, OLDSMOBILE=0, MINI=0, DAYUN=0, INTERNATIONAL=2, HILLMAN=0, UTILITY=0, FREIGHTLINER=0, OPEL=1, YUMBO=0, MERCEDES BENZ=0, BLUE BIRD=0, FREEDOM=0, LAND ROVER=2, WUYANG=0, LONCIN=0, GMC=0, AUSTIN=0, CAIO=0, THOMAS=0, ROMAN=0, GILLIG=0, CROWN=0, ASIA HERO=0, ASIA=0, JEEP=0, PONTIAC=0, PENNINE=0, BMW=0, MASA=0, ASHOK LEYLAND=0, THAMES TRADER=0, THOROHED=0, HUMBER=0, MAN=1, MAHINDRA=0, MAUCO=0, FLXIBLE=0, SCANIA=0, FARGO=0, KAWASAKI=0, MCI=0, CARPENTER=0, JIALING=0, DINA=0, MADSEN=0, SKYGO=0, TRAILMOBILE=0, HOBBS=1, MACK=0, GREYHOUND=0, BEDFORD=0, SMITH=0, GM=0, WABASH=0, FLYSCOOTERS=0, IKARUS=0, HINO=0, HEIL=1, ASIA SMITH=0, TVS=0, FRUEHAUF=2, CFMOTO=0, WARD=0, TRANSCOACH=0, SMART=0, AUTOCAR=0, WHITE=0, FONTAINE=1, STERLING=0, TMC=0, SUPERIOR=0, CROSSFIRE=0, AM GENERAL=0, KATANA=0, AVA=0, GREAT DANE=0, MCCLAIN=0, SUKIDA=0, CHALLENGER=0, MAUCO/MERCEDES BENZ=0, BUICK=0, UD=0, NEW FLYER=0, KENWORTH=0, CAIO/MERCEDES BENZ=0, PINES=0, MERCURY=0, THEURER=0, SIN MARCA=184, CAN AM=0, MAGIRUZ DEUTZ=0, KAISER=2, IVECO=0, UD NISSAN=0, ROSMO=0, PETERBILT=0, LANCIA=0, CHANGAN=0, ERF=0, BARREIROS=0, JAC=0, DIAMOND T=0, STRICK=1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KAUFMAN=0, HENDRICKSON=0, BROCKWAY=0, KEEWAY=0, MECOX=0, LUFKIN=0, INFINITI=0, PIAGGIO=0, HYOSUNG=0, DORSEY=1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M0RINI=0, TRAC=0, ALFA ROMEO=0, BURHLEHEM=0, HOREX=0, YESDI=0, MONTESA=0, SACHS=0, ADVANCE=1, SSANGYONG=0, HAUF=0, PGO=0, FOTON=0, ROWOR=0, AUTOBIANCHI=0, CARABELA=0, SAM YANG=0, WILLYS=2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<text:soft-page-break/>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1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2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1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<text:soft-page-break/>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<text:soft-page-break/>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reformatted_20_Text">| <text:s text:c="2"/>ANIO_DE_FABRICACION ≤ 997</text:p>
      <text:p text:style-name="Preformatted_20_Text">| <text:s text:c="2"/>| <text:s text:c="2"/>ANIO_DE_FABRICACION &gt; 84.500: SUBARU {NISSAN=0, TOYOTA=0, HYUNDAI=0, DATSUN=0, PEUGEOT=0, SUBARU=1, MAZDA=0, ISUZU=0, DAEWOO=0, PONY=0, VOLVO=0, DODGE=0, UNITED MOTORS=0, FORD=0, CHEVROLET=0, DAIHATSU=0, MITSUBISHI=0, FIAT=0, VOLKSWAGEN=0, KIA=0, PLYMOUTH=0, SUZUKI=0, GENESIS=0, SKODA=0, HONDA=0, CHRYSLER=0, SCION=0, BAJAJ=0, AUDI=0, RENAULT=0, LADA=0, SANLG=0, SEAT=0, GEO=0, ACURA=0, YAMAHA=0, OLDSMOBILE=0, MINI=0, DAYUN=0, INTERNATIONAL=0, HILLMAN=0, UTILITY=0, FREIGHTLINER=0, OPEL=0, YUMBO=0, MERCEDES BENZ=0, BLUE BIRD=0, FREEDOM=0, LAND ROVER=0, WUYANG=0, LONCIN=0, GMC=0, AUSTIN=0, CAIO=0, THOMAS=0, ROMAN=0, GILLIG=0, CROWN=0, ASIA HERO=0, ASIA=0, JEEP=1, PONTIAC=0, PENNINE=0, BMW=0, MASA=0, ASHOK LEYLAND=0, THAMES TRADER=0, THOROHED=0, HUMBER=0, MAN=0, MAHINDRA=0, MAUCO=0, FLXIBLE=0, SCANIA=0, FARGO=0, KAWASAKI=0, MCI=0, CARPENTER=0, JIALING=0, DINA=0, MADSEN=0, SKYGO=0, TRAILMOBILE=0, HOBBS=0, MACK=0, GREYHOUND=0, BEDFORD=0, SMITH=0, GM=0, WABASH=0, FLYSCOOTERS=0, IKARUS=0, HINO=0, HEIL=0, ASIA SMITH=0, TVS=0, FRUEHAUF=0, CFMOTO=0, WARD=0, TRANSCOACH=0, SMART=0, AUTOCAR=0, WHITE=0, FONTAINE=0, STERLING=0, TMC=0, SUPERIOR=0, CROSSFIRE=0, AM GENERAL=0, KATANA=0, AVA=0, GREAT DANE=0, MCCLAIN=0, SUKIDA=0, CHALLENGER=0, MAUCO/MERCEDES BENZ=0, BUICK=0, UD=0, NEW FLYER=0, KENWORTH=0, CAIO/MERCEDES BENZ=0, PINES=0, MERCURY=0, THEURER=0, SIN MARCA=0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KAUFMAN=0, HENDRICKSON=0, BROCKWAY=0, KEEWAY=0, MECOX=0, LUFKIN=0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M0RINI=0, TRAC=0, ALFA ROMEO=0, BURHLEHEM=0, HOREX=0, YESDI=0, MONTESA=0, SACHS=0, ADVANCE=0, SSANGYONG=0, HAUF=0, PGO=0, FOTON=0, ROWOR=0, AUTOBIANCHI=0, CARABELA=0, SAM YANG=0, WILLYS=0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<text:soft-page-break/>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0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<text:soft-page-break/>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<text:soft-page-break/>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P2">| <text:s text:c="2"/>| <text:s text:c="2"/>ANIO_DE_FABRICACION ≤ 84.500: SIN MARCA {NISSAN=0, TOYOTA=0, HYUNDAI=0, DATSUN=0, PEUGEOT=0, SUBARU=0, MAZDA=0, ISUZU=0, DAEWOO=0, PONY=0, VOLVO=0, DODGE=0, UNITED MOTORS=0, FORD=0, CHEVROLET=0, DAIHATSU=0, MITSUBISHI=0, FIAT=0, VOLKSWAGEN=0, KIA=0, PLYMOUTH=0, SUZUKI=0, GENESIS=0, SKODA=0, HONDA=1, CHRYSLER=0, SCION=0, BAJAJ=0, AUDI=0, RENAULT=0, LADA=0, SANLG=0, SEAT=0, GEO=0, ACURA=0, YAMAHA=2, OLDSMOBILE=0, MINI=0, DAYUN=0, INTERNATIONAL=0, HILLMAN=0, UTILITY=0, FREIGHTLINER=0, OPEL=0, YUMBO=0, MERCEDES BENZ=0, BLUE BIRD=0, FREEDOM=0, LAND ROVER=0, WUYANG=0, LONCIN=0, GMC=0, AUSTIN=0, CAIO=0, THOMAS=0, ROMAN=0, GILLIG=0, CROWN=0, ASIA HERO=0, ASIA=0, JEEP=0, PONTIAC=0, PENNINE=0, BMW=0, MASA=0, ASHOK LEYLAND=0, THAMES TRADER=0, THOROHED=0, HUMBER=0, MAN=0, MAHINDRA=0, MAUCO=0, FLXIBLE=0, SCANIA=0, FARGO=0, KAWASAKI=0, MCI=0, CARPENTER=0, JIALING=0, DINA=0, MADSEN=0, SKYGO=0, TRAILMOBILE=0, HOBBS=0, MACK=0, GREYHOUND=0, BEDFORD=0, SMITH=0, GM=0, WABASH=0, FLYSCOOTERS=0, IKARUS=0, HINO=0, HEIL=0, ASIA SMITH=0, TVS=0, FRUEHAUF=1, CFMOTO=0, WARD=0, TRANSCOACH=0, SMART=0, AUTOCAR=0, WHITE=0, FONTAINE=0, STERLING=0, TMC=0, SUPERIOR=0, CROSSFIRE=0, AM GENERAL=0, KATANA=0, AVA=0, GREAT DANE=0, MCCLAIN=0, SUKIDA=0, CHALLENGER=0, MAUCO/MERCEDES BENZ=0, BUICK=0, UD=0, NEW FLYER=0, KENWORTH=0, CAIO/MERCEDES BENZ=0, PINES=0, MERCURY=0, THEURER=0, SIN MARCA=3, CAN AM=0, MAGIRUZ DEUTZ=0, KAISER=0, IVECO=0, UD NISSAN=0, ROSMO=0, PETERBILT=0, LANCIA=0, CHANGAN=0, ERF=0, BARREIROS=0, JAC=0, DIAMOND T=0, STRICK=0, SERPENTO=0, WESTERN STAR=0, COMMER=0, HAFEI=0, GAZ=0, ORNOR=0, SUNBEAN=0, MONON=0, LEXUS=0, POLAR=0, METAGRO=0, STOUGHTON=0, VENTO=0, FUTIAN=0, DUCATI=0, DIAMOND REO=0, HUMMER=0, MASERATI=0, SYM=0, CMC=0, PORSCHE=0, ASTRA=0, KTM=0, AJAX=0, TRANSCRAFT=0, LFTEC=0, GIANT=0, VESPA=0, HARLEY DAVIDSON=0, HERO=0, R VISION=0, LINCOLN=0, SATURN=0, REO=0, TRIUMPH=0, ZNA=0, WHITE FREIGHTLINER=0, <text:soft-page-break/>KAUFMAN=0, HENDRICKSON=0, BROCKWAY=0, KEEWAY=0, MECOX=0, LUFKIN=0, INFINITI=0, PIAGGIO=0, HYOSUNG=0, DORSEY=0, YIYING=0, STEYR=0, ZONDA=0, SUMOTO=0, PACE AMERICAN=0, INGERSOLL RAND=0, RAMI=0, GMC/CHEVY=0, SPEEDSTAR=0, SIMSOM=0, MILL=0, STAR=0, AMERICAN MOTORS=0, KW DART=0, CCC=0, LAFRANCE=0, KYMCO=0, FAMSA=0, YUGO=0, IFA=0, DAELIN=0, KUMOTO=0, CONTINENTAL=0, BSA=0, MZ=0, CZ=0, NABORS=0, M0RINI=0, TRAC=0, ALFA ROMEO=0, BURHLEHEM=0, HOREX=0, YESDI=0, MONTESA=0, SACHS=0, ADVANCE=0, SSANGYONG=0, HAUF=0, PGO=0, FOTON=0, ROWOR=0, AUTOBIANCHI=0, CARABELA=0, SAM YANG=0, WILLYS=0, BAM=0, BROWN=0, ISLO=0, ROYAL ENFIELD=0, OSHKOSH=0, SUNDIRO=0, DERBI=0, CONDOR=0, AZTECA=0, HODAKA=0, ENFIELD=0, VANCO=0, GENERAL=0, GUZZI=0, DAELIM=0, BOMBARDIER=0, GAS GAS=0, JAWA=0, CITROEN=0, RAMBLER=0, BTV=0, GILERA=0, LIFAN=0, EAGLE=0, MOTAC=0, AZTEC=0, BETA=0, ROSTABOU=0, TAILUNG=0, CNJ=0, HUSQVARNA=0, PUCH=0, ZANELLA=0, POLARIS=0, MCGREGOR 26=0, XING FU=0, AGRALE=0, HSFT=0, DUNHAM=0, DKW=0, MOTOBECANE=0, TOMOS=0, ADLY=0, CHYSLER=0, ESCORTS=0, FENGTONG=0, TITAN=0, KIDRON=0, NSU=0, JIANSHE=0, PIAZZA=0, MINIBUSINE=0, MARCOPOLO=0, BERTOLINI=0, PASEMAKER=0, BUSH HOG=0, BRHAM=0, MUDAN=0, ZX AUTO=0, CADILLAC=0, YUE LOONG=0, ED ETNYRE=0, ENCAVA=0, DONGFANG=0, QINGQI=0, WELLS CARGO=0, JAGUAR=0, AEON=0, HERCULES AJAX=0, GROVE=0, RUTER=0, KITOMI=0, BAJA=0, MILLER=0, HOMER=0, HANOMAG=0, BERING=0, WITZCO=0, UNICO=0, CHANGHE=0, BOYDSTUN=0, CHANA=0, IC=0, GURGEL=0, MORRIS=0, VAUXHALL VICTOR=0, MG=0, STUDEBAKER=0, UNISON=0, DE SOTO=0, OTTAWA=0, APRILIA=0, GENUINE=0, PHOENIX=0, DITCH WITCH=0, ZUKYAMA=0, IC/INTERNATIONAL=0, BAW=0, STANISS=0, YINXIANG=0, HILBILT=0, TAGA=0, WILKENS=0, LEIKE=0, BAODIAO=0, UAZ=0, HUDSON=0, CONSUL=0, AMERICAN=0, COTC=0, JDBE=0, SHENDA=0, CLASSIC=0, RQ=0, ARCTIC CAT=0, JINDO=0, BUDD=0, HEARTLAND=0, TRINITY=0, ZHEJIANG=0, WABA=0, CIMC=0, CHITO=0, DAIMLER=0, JAVELIN=0, SAAB=0, HYSTER=0, SHINERAY=0, CHEETAH=0, HISUN=0, ONMYWAY=0, WITZCO/CHALLENGER=0, MAQUIRENT=0, LVJV=0, GREMLIN=0, SIMCA=0, INNOCENTI=0, KALYN=0, HUSABERG=0, TAOTAO=0, ALL AMERICAN=0, ARO=0, ALLOY=0, JONWAY=0, BIG TEX=0, GRANE CARR=0, MASCARELLO/SCANIA=0, TRANSGLOBAL=0, LOADORAFT=0, DACIA=0, HOLLAND=0, FERRARI=0, JOHNNY PAG=0, PACKARD=0, GARDNER DENVER=0, LODE KING=0, QIANJIANG=0, TAIZHOU=0, ROSMO/VOLKSWAGEN=0, DUNE BUGGY=0, CPI=0, MGDT=0, TRAILMASTER=0, ROKETA=0, ALDA=0, SPARTAN=0, MIKILON=0, ROLLS ROYCE=0, ITALIKA=0, IHE=0, WHIPPET FOUR=0, RAVENS=0, PACER=0, SPCNS=0, MASTER TOW=0, RAYBAR=0, GREAT WALL=0, AKT=0, HAULMARK=0, BASHAN=0, LBT=0, TWIN=0, HARRIS=0, STANDARD=0, RCMOTO=0, COTTRELL=0, MINI MARK=0, VOLARE=0, TRANS=0, AGUILA=0, CATERHAM=0, WAYNE=0, TIANJIN=0, EAST COAST=0, HONGTU=0, GEMINI=0, VALIANT=0, TRAILSTAR=0, TRAVIS=0, ASUNA=0, GMC/GEO=0, ROVER=0, SC COBRA (REPLICA)=0, YUE JIN=0, CARPENTER/FORD=0, TIMPTE=0, VANGUARD=1, PIKE=0, HIGHWAY=0, EVANS=0, GINDY=0, CLARK=0, PROGRESS=0, BUTLER=0, PERFORMANCE=0, ARROW=0, VESELEY=0, CANCAR=0, VULCAN=0, HERCULES=0, STUART=0, LONGCHIN=0, COLUMBIAN=0, MAG GRIMMA CAK=0, DAL WORTH=0, CUSTOM=0, TRAIL=0, DICOMASA=0, PAGE=0, ZIEMA=0, JERSEY=0, SIRIL=0, PRESSED STEEL=0, MONTONE=0, TRAILTRO=0, VIM=0, SOUTH=0, FLAT BED=0, BUDEL=0, WW=0, REMEQ=0, IMPASA=0, BILTWEL=0, TRENEE=0, COMSAT=0, ALLTRADE=0, ALABAMA=0, PORT=0, BLACK DIAMOND=0, ROGERS=0, LEDWELL=0, EAGER BEAVER=0, GLOBESTAR=0, PLOOT=0, VEENEMA WIEGERS=0, FABCO=0, FONA=0, TALBERT=0, NORWIN=0, BARTON=0, J&amp;L=0, KINGSTON=0, GIL FLEX=0, CHAMBERLAIN=0, ERA=0, TATSA=0, SHORELAND'R=0, TOPDOG=0, PHELAN=0, EZ LOADER=0, MOODY=0, JORGCANTER=0, MILEY=0, SEADOO=0, BANKHEAD=0, HOUSE=0, JR=0, ONAN=0, COPCO=0, BERM=0, BLAC=0, BRO=0, GRATA=0, FLOAT ON=0, MOSS=0, BOAT MASTER=0, ASHDOWN=0, BLUMHARDT=0, COMET=0, CHAMPION=0, JL=0, ETNYRE=0, SIMPEX=0, FOURWINNS=0, BRAN=0, BIRMINGHAN=0, MAFI=0, BERLIET=0, SCHEUERLE=0, ZIEMN=0, ORAC=0, OHIO=0, TRAILCO=0, CORPORIN=0, HUSTLER=0, CINDY=0, DELTA=0, TRINO TAIMOBIL=0, BERI=0, ROCKET=0, SREVAS=0, WEEKS=0, BOTLER=0, RAYCO=0, ALCOHA=0, NUWAY=0, LAMBRETTA=0, CC=0, RAM=0, WEBER=0, FIVE STAR=0, WAVE ON=0, MAESTRE=0, DOWNINTONG=0, SOU=0, BTC=0, ASPT=0, HOBBER=0, TRICO=0, HONCAMDE=0, HARDEE=0, TRAL=0, MO HAW=0, STR=0, EXTRANJERO=0, BEG702=0, SHELBY I=0, LOOKING=0, FRAELLANT=0, CIRC=0, CM=0, MOLLER-MITERLAT=0, C&amp;S=0, JETMATE=0, WAYMATIC=0, SUMBURTS=0, DOTAR LANCIAR=0, WHITEHEAD=0, TUVO=0, GG=0, JOHNSON=0, TRAIST=0, KENTUCKY=0, TTS=0, LUBBOCK=0, TRAIN=0, TMO=0, J&amp;J=0, TORINO=0, LUFLEIN=0, LOADCRAFT=0, RIVIERA=0, HW=0, ANDERSON=0, CREAT DANE=0, ECONOLINE=0, WK=0, GIBSON=0, AWARD=0, TM=0, STDSTEEL=0, TAINO=0, LITTLE JOHN=0, TRLC=0, DFSK=0, VANS=0, LOAD KING=0, KEEN=0, LOX=0, ESCOTT=0, BINKLEY=0, BODY=0, KOUNTRY=0, <text:soft-page-break/>AMERICAN TRAILER=0, BEAU=0, BOSSIER CATY=0, CONE=0, DACO=0, CARMEX=0, STEPHENS=0, TONTANA=0, PAR=0, STRM=0, RCC=0, CITATION=0, BRENNER=0, LAFKIN=0, GRAMIN=0, ELDE=0, TRAI=0, ROAD WARRIOR=0, CLTRL=0, CHANCEY=0, VALUE=0, PULLMAN=0, HERITAGE=0, PEACE SPORTS=0, PENNSILVAN=0, BEALL=0, GREP=0, LOAD MASTER=0, DOWNS CLARK=0, AMC=0, MAKO=0, GUSHION RIDE FOSTER=0, GENE=0, WHEELER=0, DOWN=0, WATERBOR=0, TRILICO=0, DOUGLAS=0, TOCAN=0, TLC=0, THANS=0, NUITALI=0, DUROB=0, CHMB=0, GERBERT BROS=0, THRUWAY=0, EMASAL=0, SPORTSMEN=0, PANTHER=0, BRN=0, CLOUGH=0, ARQSAL=0, MABO=0, TRESAMET=0, JOB=0, LUCAS=0, BRANFORD=0, BARE MISSILE=0, SCOTTYS=0, IRWC=0, DUTCHMEN=0, BARTLEY=0, AUSTRA=0, BERTO=0, GORBETT=0, CLAXTON=0, HOPPER=0, ROAD=0, HOBBARDS=0, FERRE=0, CORN=0, MAGIC TILT=0, FIATRED=0, OLDS=0, NDDIN=0, FREE WAGON=0, FELBURN KINGHAM=0, AMS=0, BAKER=0, BRAE=0, PEABODY=0, TRICK=0, PEERLESS=0, GOUT RELEAST=0, MIDWAY=0, DELAY LOAD=0, HYDE=0, MADDEN=0, TREECHAVE=0, BUDC=0, PENNCO=0, FONT=0, MARSHALL=0, HOORS=0, HOLGR=0, MYDE=0, ROCAA=0, ALA=0, PHELMAN=0, FOUN=0, WILSON=0, CRAILCO=0, RELIABLE=0, MEUSBURGER=0, CHERO=0, COOK=0, MNN=0, DIN=0, TMB=0, DELAVAN=0, PRATT=0, PTR=0, AZREC=0, MANAC=0, OWB=0, ESTELLAR=0, TRI PAK=0, INTERSTATE=0, FLORIG=0, WESCO=0, ED=0, RELIA=0, STRACK=0, WHIT=0, RAV=0, HAWKE=0, FLAP=0, ALTEC=0, CONESTOGA=0, CENTERLINE=0, DOWLIN GIND=0, MATLOOCK=0, LOAD=0, MERC=0, BROUGHAM=0, MARCOPOLO/SCANIA=0, WHITE GMC=0, BENSON=0, STECO=0, MH=0, ASIA TROPIC=0, BOSCOMAR=0, ROSMO MERCEDES BENZ=0, SONTZ=0, TIRM=0, GENSTAR=0, NABI=0, KAYAK=0, KANDI=0, CATOSA/MERCEDES BENZ=0, GM SUPERIOR=0, JMSTAR=0, BUDDY=0, BRAEK HEAD=0, CHANCE=0, BUGATTI=0, NATIONAL=0, WGM=0, CAVALLO=0, AMTRAN=0, YIBEN=0, YAMAMOTO=0, IBER=0, JINCHENG=0, PALMER=0, TANK=0, ALLET=0, BOAZ=0, FRANKS=0, VOLVO GMC=0, ALLC=0, GUSHMAN=0, THAYCO=0, ESCO=0, TRAILWAY=0, TRABL=0, DIAMOND=0, BILLS=0, GAYMOR=0, BETLE=0, EZYA=0, UND=0, TRAIL RITE=0, INDUSTRIAL=0, BRIGHT=0, DAF=0, ALLIED=0, VEKT=0, JOST INTERNATIONAL=0, LINHAI=0, BEAIRD=0, WORLD 2000=0, S &amp; H=0, WITNESSKTH=0, HUAHONG=0, TRAN=0, HARTFORD=0, TRA=0, PACIFIC=0, WALLACE=0, WILBORT=0, GROWN=0, TAISHAN=0, KING=0, IGSA=0, NORTH=0, BLIMP=0, HUSKY=0, ALLEN=0, EMS=0, TAKE 3=0, FRANSECRAFT=0, ACCU=0, AUSTIN HEALEY=0, DAVI=0, MANUFACTURADO=0, HM=0, WHITE VOLVO=0, WHITE/GMC=0, ROAD RAILER=0, TOP LAND=0, HARL=0, DYNAWELD=0, MAST=0, RALE=0, SUICK=0, THRUMP=0, LACROSS=0, EAST=0, ACIER FABREX=0, ONNE=0, CIRCLEJ=0, TREKKER=0, PERKINS=0, CCO=0, THROW=0, TOWDOLLEY=0, LIFKIN=0, WMARW=0, LM RIDER=0, WALKER=0, KINETIC=0, ROUSSY=0, FLOTA=0, MOBILE=0, SCHWARTZ=0, MEGRANDHIPO=0, MAGNUM=0, SUKKIT=0, LNGCH=0, TRAILKING=0, SAMI=0, LUNKING=0, FLOW BOY=0, WELD IT=0, GUDD=0, DANE=0, ACE=0, BARTOLET=0, CLEMENT=0, FHWA=0, SHRL=0, EAM=0, FRHT=0, PEGASO=0, WISCONSIN=0, ZONGSHEN=0, TLR=0, AARONS=0, CONSTRUCTION SPECIALISTS=0, VOLVO WHITE=0, VIKING/GMC=0, IMPERIAL=0, THA=0, ADMIRAL=0, VIKING=0, HITEN=0, NEOBUS/MERCEDES BENZ=0, SPRINGDALE=0, SMP=0, GROSHEN=0, MERCEDES BENZ TORINO GV=0, MILWAUKEE=0, RALEIGH=0, ZIEMAN=0, STP=0, LODC=0, MICKEY=0, ROADMASTER=0, GENERAL TRL=0, HUTCH=0, AMERICAN TRANS=0, PREMIER=0, BOSTON WHALER=0, CALK=0, CRANE=0, THEINER=0, FUREH=0, WILL=0, BUSH=0, CS=0, COMIL=0, TSI=0, COMIL/MERCEDES BENZ=0, REITNOUER=0, BUSSCAR/VOLVO=0, DOONAN=0, KANN=0, CIXI=0, REINKE=0, NUSUN=0, FOSTI FUXIANDA=0, GOLDEN LION=0, UFK=0, CAIO/VOLKSWAGEN=0, TEAL=0, VELO CROSS=0, MONELCA=0, SUZIKA=0, XTEN=0, TRAIL EZE=0, WHEELER TR=0, MATE=0, JIEDA=0, FLEXI VAN=0, DOULEY=0, CARIBBEAN=0, NEAL=0, DMHC=0, MIDA=0, LOTUS=0, BOAXIN=0, MAKB=0, COMIL/VOLKSWAGEN=0, JINSAL=0, STCUFFER=0, SHULER=0, DONGFENG=0, EVT=0, MOTORWAY=0, CATERPILLAR=0, SUNRAY=0, P&amp;H=0, COLLINS/FORD=0, MERRITT=0, BUDDS=0, BEKU=0, YOUYI=0, EUROCAR/MERCEDES BENZ=0, EL DORADO=0, OTM=0, MTILT=0, WIKO=0, LEGA=0, TAKASAKI=0, GARP HARDE=0, PIONEER=0, REPSA=0, DOMES=0, KAMA=0, FFB (FELDBINDER)=0, WULING=0, LML=0, IRONWORKS=0, RECOND=0, GEN=0, MOTGOMERY=0, CAGIVA=0, MAXIBUS=0, PIN=0, CAR MATE=0, HRI=0, AUPA=0, HCT=0, V PRINCE=0, GEELY=0, SPECTEC=0, SPARTA=0, HORIZON=0, PENSKE=0, MASHIDA=0, RIVAS=0, NP=0, LAG=0, SAN=0, AYCO/INTERNATIONAL=0, HENSIM=0, MBK=0, BELSHE=0, GD=0, LINMAX=0, ROKWELL=0, CHIEF=0, GENESE=0, SPI=0, GOOSE=0, YAMAMOTO HENSIM=0, INOXCVA=0, PARK=0, XINGANG=0, ENTYRE=0, ETON=0, PACAM=0, FEIYING=0, WSL=0, LOAD RITE=0, WSN=0, MERCEDES BENZ/MARCOPOLO=0, NAVISTAR=0, DRILTECH=0, CORNHUSKER=0, QLINK=0, KINROAD=0, BUSSCAR=0, KARAVAN=0, BULK INTERNATIONAL=0, SYCSA=0, RETESA=0, FXBG=0, MIDWEST=0, A.A=0, MAX=0, JMC=0, OSTD=0, MAYAR=0, MOTOMAX=0, THOMPSON=0, PARKER=0, CHONG QING=0, TOUGH=0, RANDON=0, MARTIN=0, EXISS=0, PIKIN=0, QUICKLOAD=0, TEM-TRAIL=0, ALJO=0, YUTONG=0, CHERY=0, TOW GO=0, FTF=0, BOOMERANG=0, TRAIL BOSS=0, <text:soft-page-break/>TAG ALONG=0, KARA KAR=0, FURIOS=0, ADAM=0, REMOR=0, CMCI=0, MORGAN=0, C&amp;M=0, HILINER=0, NEOBUS=0, LONGT=0, CARSON=0, CALUMET=0, BADD=0, FREE WAYS=0, KARI KOOL=0, BARBEL=0, BUDD HARRISON=0, ROAD KING=0, TRANS GAUS=0, HTSI=0, AMERILITE=0, FORCE=0, LINK BELT=0, CHART INC=0, ASM=0, TRITON=0, ITASCA=0, FTOUGHPON=0, DRAGO=0, FOREST RIVER=0, AVANTI=0, WARNE=0, RAMIREZ=0, TABSA=0, CARRY-ON=0, ARTESANAL=0, VERUCCI=0, DCT=0, KAZUN=0, KAZUKI=0, LODE=0, RED FOX=0, TRGL=0, LARK=0, TERMINATOR=0, HITCH=0, BUELL=0, GULF STREAM=0, BRONKO=0, WUXI=0, CRONKHITE=0, SUDISA MERITOR=0, TN=0, NASH=0, PIERCE=0, BYD=0, ZHONGYU=0, DOLLY=0, RODAKI=0, COMM=0, MEILUN=0, XTREME=0, WILDERNESS=0, PONDEROSA=0, DADO GS=0, CHOICE=0, KC=0, BRIMAR=0, ARVALSA=0, GOLDEN HORSE=0, SUMMIT=0, BETTER BUILT=0, BLAZER=0, XTRA=0, LAMBERGE=0, TECNIPESADOS=0, YAMASAKI=0, SEAGRAVE=0, PETER PIRSCH=0, PROFILE=0, NEWST=0, FAIR WEST=0, JINBEI=0, NEOPLAN=0, DOOLITTLE=0, SUNL=0, ZOTYE=0, AQUAMARINE=0, DINLI=0, SANYA=0, ROLLS RITE=0, ROTAX=0, GALESI GRUP=0, DAYANG=0, INVINY=0, SHUANGHUAN=0, PJ=0, COYOTE=0, FAW=0, SYND=0, TRBI=0, VELI=0, WILLIAMS=0, POWERMAX=0, XINGYUE=0, SEA RAY=0, ION V=0, MASCARELLO=0, CARTER=0, LAMAR=0, BLANDOME=0, HAOJIN=0, DECO=0, BMS=0, RS=0, CAN=0, SHANGZHOU=0, ALUMINATOR=0, WARREN=0, SEM=0, WALL STRONG=0, TRAILERMAN=0, LANDOLL=0, ALAM=0, NEVO=0, CHMO=0, SOUTHWEST=0, CK=0, TURNBOW=0, EMERSON=0, COOL=0, PEKI=0, AMERICAN IRONHORSE=0, BUSSCAR/SCANIA=0, TIBROOK=0, EQUIPMENT PRO=0, LONGBO=0, FUSHIN=0, NANXIASHU=0, BAME=0, PROHAULER=0, ASSM=0, THIBAULT=0, HARDY=0, MASCARELLO/MERCEDES BENZ=0, NOR-CAL=0, NORTON=0, KASEA=0, LANL=0, AMBEW=0, STRADA=0, BURKETT=0, BACCIO=0, A&amp;F=0, EGW=0, YAMO=0, ALVA=0, BELLON=0, FLEETWOOD=0, TREASURE SHIP=0, BARON=0, STRICKLAND=0, TIB=0, CHONG=0, CENTEX=0, CURR=0, BIGCHIEF=0, OTHER=0, TRAILS WEST=0, LOGAN COACH=0, CAKY=0, FRATEM=0, MARMON=0, CYTSA=0, MART=0, SHENKE=0, FEATHERLITE=0, FREEMYER=0, CHUNG=0, SHOL=0, AZTEX=0, ROLAND=0, GLASTRON=0, HYTR=0, FREIGHTLINER/THOMAS=0, MAKE=0, STEHL TOW=0, KONCED=0, VENTURE=0, LICHENG=0, BILT RITE=0, QIAN=0, GALLEGOS=0, CONQUEST=0, WILDFIRE=0, LEON KING=0, RELIANCE=0, VIP=0, CENTERVILLE=0, MODSPACE=0, WORLD TRUCK=0, CONCORDE=0, ENNI=0, EAGBE=0, KINGSTAR=0, BRIDGEVILLE=0, DAZON=0, BAYLINER=0, DINA/ROSMO=0, NOOTEBOOM=0, APOLLO=0, XINLING=0, BAYLY=0, DAKOTA=0, BKM=0, VANTAGE=0, BANN=0, YAMATI=0, JET MOTO=0, CYCAM=0, ITALICA=0, GUNP=0, ITA=0, BIG D=0, CROSS COUNTRY=0, COMIL/AGRALE=0, LONG RUN=0, DUKAR=0, CALLAHAN=0, CRIMINALISTICS=0, KRUPP=0, R.M.=0, HITONG=0, TRIDENT=0, TOWMASTER=0, JC=0, RINGO=0, JACKEL=0, NST=0, LANCE=0, QUALITY=0, APPLESTONE=0, GSCR=0, CHIEN HUEY=0, BIG BUBBAS=0, SHOALS=0, MEIDUO=0, E ONE=0, KRAFTSMAN=0, TROY=0, MARCOPOLO/VOLVO=0, TERREL=0, GAMI=0, HENGTONG=0, STARK/GUVEN=0, DIAMO=0, COUGAR=0, SHOP=0, LORAIN=0, JOHN DEERE=0, HIGER=0, FARSPEED=0, SCRAMBLER=0, ZNEN=0, JCL=0, CHIEN YOU=0, BENZHOU=0, SSR=0, LIBRELATO=0, JTG=0, IRONTON=0, PEIRSPEED=0, EXCEL EZLOAD=0, ICE BEAR=0, VERMEER=0, TEMISKO=0, ARMOR=0, SOMERSET=0, NUVAN=0, KROHNERT=0, BINTELLI=0, HI BIRD=0, HOBART=0, CLEVELAND=0, PETTIBONE=0, FRELL=0, PRIBBS STEEL=0, MASCARELLO/VOLKSWAGEN=0, HOMESTEADER=0, MOND=0, ZHNG=0, IZUKA=0, SKYTEAM=0, OT FABRICATING=0, ZL=0, HAMMS=0, MOVESA=0, MARCOPOLO/VOLKSWAGEN=0, VPG=0, VICTORY=0, BENELLI=0, DE LA GARZA=0, MARCOPOLO/MERCEDES BENZ=0, LACROSSE=0, PCC=0, TCF=0, WEIXIN=0, LEONARD=0, OMNI=0, CITY=0, NELSON=0, SHAOLIN=0, TRIAN=0, REID=0, STE=0, STEWART&amp;STEVENSON=0, SXR=0, XL=0, APE=0, CDW=0, MRT=0, CHART=0, WORKHORSE=0, STRONA=0, SHOP BUILT=0, COEN=0, STELS=0, SOONER=0, HMD=0, TIPIC=0, SHANDONG WINSENSE=0, URAL=0, JAYCO=0, CUSHMAN=0, COLLINS=0, LEMMAR=0, JORDAN=0, BUCYRUS=0, TRM=0, TRAILMAX=0, MAURER=0, MULTIMECANICA=0, INGUSA=0, DORS=0, JINLUN=0, JET=0, HORNE=0, SHARK=0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9T22:12:53.067000000</meta:creation-date>
    <dc:date>2021-11-19T23:54:54.535000000</dc:date>
    <meta:editing-duration>PT1H11M31S</meta:editing-duration>
    <meta:editing-cycles>1</meta:editing-cycles>
    <meta:document-statistic meta:table-count="0" meta:image-count="0" meta:object-count="0" meta:page-count="109" meta:paragraph-count="211" meta:word-count="53097" meta:character-count="498232" meta:non-whitespace-character-count="443394"/>
    <meta:generator>LibreOffice/7.1.6.2$Windows_X86_64 LibreOffice_project/0e133318fcee89abacd6a7d077e292f1145735c3</meta:generator>
  </office:meta>
</office:document-meta>
</file>